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2000002D13904B9750FEE4175.png" manifest:media-type="image/png"/>
  <manifest:file-entry manifest:full-path="Pictures/100002010000015F0000014AC24E86EFBB4B17C5.png" manifest:media-type="image/png"/>
  <manifest:file-entry manifest:full-path="Pictures/100000000000054F000001B925B5F4C103727E67.png" manifest:media-type="image/png"/>
  <manifest:file-entry manifest:full-path="Pictures/100002010000007900000141C4B88D3ED5F0141E.png" manifest:media-type="image/png"/>
  <manifest:file-entry manifest:full-path="Pictures/10000201000003100000016415AEBCE4146685E8.png" manifest:media-type="image/png"/>
  <manifest:file-entry manifest:full-path="Pictures/1000020100000544000002D9CDEAB7FAC0238A6D.png" manifest:media-type="image/png"/>
  <manifest:file-entry manifest:full-path="Pictures/10000201000001E1000000C604FCAB8B8C750A0B.png" manifest:media-type="image/png"/>
  <manifest:file-entry manifest:full-path="Pictures/100002010000014A000000CB04A31A5E5223B930.png" manifest:media-type="image/png"/>
  <manifest:file-entry manifest:full-path="Pictures/10000201000001B500000073888061021EF6C6F7.png" manifest:media-type="image/png"/>
  <manifest:file-entry manifest:full-path="Pictures/100002010000031F000000A543CA2FAB035AE7D7.png" manifest:media-type="image/png"/>
  <manifest:file-entry manifest:full-path="Pictures/10000201000000F4000000D662DDA106D708B6DF.png" manifest:media-type="image/png"/>
  <manifest:file-entry manifest:full-path="Pictures/100002010000010F000000BABA9D7EC13DB4C0F9.png" manifest:media-type="image/png"/>
  <manifest:file-entry manifest:full-path="Pictures/100002010000037500000231B3B73E1C2A548B63.png" manifest:media-type="image/png"/>
  <manifest:file-entry manifest:full-path="Pictures/10000201000002290000013BFD7F38793614D779.png" manifest:media-type="image/png"/>
  <manifest:file-entry manifest:full-path="Pictures/10000201000001580000016E5040F611D0E797FD.png" manifest:media-type="image/png"/>
  <manifest:file-entry manifest:full-path="Pictures/100002010000012D0000015EE58E239ED53372BD.png" manifest:media-type="image/png"/>
  <manifest:file-entry manifest:full-path="Pictures/100002010000043C000000E4EF35731F49D80457.png" manifest:media-type="image/png"/>
  <manifest:file-entry manifest:full-path="Pictures/100002010000056D000002EEBEE16105AA549AF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draw:fill="none" fo:min-height="11.95cm"/>
    </style:style>
    <style:style style:name="gr35" style:family="graphic" style:parent-style-name="standard">
      <style:graphic-properties draw:stroke="none" draw:fill="none" fo:min-height="11.7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7" style:family="graphic" style:parent-style-name="standard">
      <style:graphic-properties draw:stroke="none" draw:fill="none" fo:min-height="15.35cm"/>
    </style:style>
    <style:style style:name="gr38" style:family="graphic" style:parent-style-name="standard">
      <style:graphic-properties draw:stroke="none" draw:fill="none" fo:min-height="14.95cm"/>
    </style:style>
    <style:style style:name="gr39" style:family="graphic" style:parent-style-name="standard">
      <style:graphic-properties draw:stroke="none" draw:fill="none" fo:min-height="11.512cm"/>
    </style:style>
    <style:style style:name="gr40" style:family="graphic" style:parent-style-name="standard">
      <style:graphic-properties draw:stroke="none" draw:fill="none" fo:min-height="18.401cm"/>
    </style:style>
    <style:style style:name="gr41" style:family="graphic" style:parent-style-name="standard">
      <style:graphic-properties draw:stroke="none" draw:fill="none" fo:min-height="15.577cm"/>
    </style:style>
    <style:style style:name="gr4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2.107cm" fo:min-width="13.8cm" fo:padding-top="0.175cm" fo:padding-bottom="0.175cm" fo:padding-left="0.3cm" fo:padding-right="0.3cm"/>
    </style:style>
    <style:style style:name="gr43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4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5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6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7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48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49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50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2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4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5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58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1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2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3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4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5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6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7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68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69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1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auto-grow-height="true" draw:fit-to-size="false" fo:min-height="7.597cm"/>
    </style:style>
    <style:style style:name="pr17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3" fo:font-size="40pt" style:font-size-asian="40pt" style:font-size-complex="40pt"/>
    </style:style>
    <style:style style:name="P2" style:family="paragraph">
      <loext:graphic-properties draw:fill-color="#ffffff"/>
      <style:text-properties style:font-name="Arial3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3"/>
    </style:style>
    <style:style style:name="P6" style:family="paragraph">
      <style:paragraph-properties fo:text-align="justify"/>
    </style:style>
    <style:style style:name="P7" style:family="paragraph">
      <style:text-properties style:font-name="Arial3" fo:font-size="28pt" style:font-size-asian="28pt" style:font-size-complex="28pt"/>
    </style:style>
    <style:style style:name="P8" style:family="paragraph">
      <style:text-properties style:font-name="Arial3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3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3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3" fo:font-weight="bold" style:font-weight-asian="bold" style:font-weight-complex="bold"/>
    </style:style>
    <style:style style:name="P13" style:family="paragraph">
      <style:text-properties fo:color="#ff0000" style:font-name="Arial3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3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3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1" fo:font-size="18pt" style:font-name-asian="Monospace1" style:font-size-asian="18pt" style:font-name-complex="Monospace1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1" fo:font-size="24pt" style:font-name-asian="Monospace1" style:font-size-asian="24pt" style:font-name-complex="Monospace1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1" fo:font-size="20pt" style:font-name-asian="Monospace1" style:font-size-asian="20pt" style:font-name-complex="Monospace1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1" fo:font-size="22pt" style:font-name-asian="Monospace1" style:font-size-asian="22pt" style:font-name-complex="Monospace1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fo:margin-top="0.2cm" fo:margin-bottom="0cm" fo:text-align="justify"/>
    </style:style>
    <style:style style:name="P38" style:family="paragraph">
      <style:paragraph-properties fo:text-align="justify" style:writing-mode="lr-tb"/>
    </style:style>
    <style:style style:name="P39" style:family="paragraph">
      <style:paragraph-properties fo:margin-top="0.2cm" fo:margin-bottom="0cm" fo:text-align="justify" style:writing-mode="lr-tb"/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40" style:family="paragraph">
      <style:paragraph-properties fo:text-align="justify" style:text-autospace="none"/>
    </style:style>
    <style:style style:name="P41" style:family="paragraph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P42" style:family="paragraph">
      <style:text-properties style:font-name="Arial3"/>
    </style:style>
    <style:style style:name="P43" style:family="paragraph">
      <style:text-properties fo:font-size="18pt" style:font-size-asian="18pt" style:font-size-complex="18pt"/>
    </style:style>
    <style:style style:name="P44" style:family="paragraph">
      <style:text-properties fo:font-size="20pt" style:font-size-asian="20pt" style:font-size-complex="20pt"/>
    </style:style>
    <style:style style:name="P45" style:family="paragraph">
      <style:paragraph-properties fo:margin-left="0cm" fo:margin-right="0cm" fo:margin-top="0.311cm" fo:margin-bottom="0cm" fo:text-align="justify" fo:text-indent="0cm"/>
    </style:style>
    <style:style style:name="P46" style:family="paragraph">
      <style:paragraph-properties fo:text-align="justify"/>
      <style:text-properties fo:font-size="32pt" style:font-size-asian="32pt" style:font-size-complex="32pt"/>
    </style:style>
    <style:style style:name="P47" style:family="paragraph">
      <style:text-properties fo:color="#ff0000" style:font-name="Arial3" fo:font-size="32pt" style:font-size-asian="32pt" style:font-size-complex="32pt"/>
    </style:style>
    <style:style style:name="P48" style:family="paragraph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P49" style:family="paragraph">
      <style:paragraph-properties fo:text-align="center"/>
      <style:text-properties style:font-name="Arial3" fo:font-size="18pt"/>
    </style:style>
    <style:style style:name="P50" style:family="paragraph">
      <style:text-properties fo:color="#000099" style:font-name="Arial3" fo:font-size="20pt" fo:font-weight="normal" style:font-size-asian="20pt" style:font-weight-asian="normal" style:font-size-complex="20pt" style:font-weight-complex="normal"/>
    </style:style>
    <style:style style:name="P51" style:family="paragraph">
      <loext:graphic-properties draw:fill-color="#ff3333"/>
      <style:paragraph-properties fo:text-align="center"/>
    </style:style>
    <style:style style:name="P52" style:family="paragraph">
      <loext:graphic-properties draw:fill-color="#6699cc"/>
      <style:paragraph-properties fo:text-align="center"/>
      <style:text-properties style:font-name="Arial3" fo:font-size="18pt"/>
    </style:style>
    <style:style style:name="P53" style:family="paragraph">
      <loext:graphic-properties draw:fill="none" draw:fill-color="#ffffff"/>
      <style:text-properties style:font-name="Arial3" fo:font-size="18pt"/>
    </style:style>
    <style:style style:name="P54" style:family="paragraph">
      <loext:graphic-properties draw:fill-color="#009900"/>
      <style:paragraph-properties fo:text-align="center"/>
      <style:text-properties fo:font-size="18pt"/>
    </style:style>
    <style:style style:name="P55" style:family="paragraph">
      <style:paragraph-properties fo:margin-top="0cm" fo:margin-bottom="0.3cm" fo:text-align="start" style:writing-mode="lr-tb"/>
    </style:style>
    <style:style style:name="P56" style:family="paragraph">
      <loext:graphic-properties draw:fill-color="#ffff99"/>
      <style:paragraph-properties fo:margin-top="0cm" fo:margin-bottom="0.3cm" fo:text-align="start" style:writing-mode="lr-tb"/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P57" style:family="paragraph">
      <loext:graphic-properties draw:fill-color="#00cccc"/>
      <style:paragraph-properties fo:text-align="center"/>
    </style:style>
    <style:style style:name="P58" style:family="paragraph">
      <loext:graphic-properties draw:fill-color="#0000cc"/>
      <style:paragraph-properties fo:text-align="center"/>
      <style:text-properties fo:color="#ffffff" style:font-name="Arial3" fo:font-size="18pt"/>
    </style:style>
    <style:style style:name="P59" style:family="paragraph">
      <style:paragraph-properties fo:text-align="center"/>
      <style:text-properties style:font-name="Arial3" fo:font-size="14pt" style:font-size-asian="14pt" style:font-size-complex="14pt"/>
    </style:style>
    <style:style style:name="P60" style:family="paragraph">
      <loext:graphic-properties draw:fill-color="#ffffff"/>
      <style:paragraph-properties fo:text-align="center"/>
    </style:style>
    <style:style style:name="P61" style:family="paragraph">
      <style:paragraph-properties fo:margin-top="0.31cm" fo:margin-bottom="0.6cm" style:writing-mode="lr-tb"/>
    </style:style>
    <style:style style:name="P62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63" style:family="paragraph">
      <style:text-properties fo:color="#000099" style:font-name="Arial3" fo:font-size="22pt" fo:font-weight="normal" style:font-size-asian="22pt" style:font-weight-asian="normal" style:font-size-complex="22pt" style:font-weight-complex="normal"/>
    </style:style>
    <style:style style:name="P64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5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1" fo:font-size="40pt" fo:font-weight="bold" style:font-size-asian="40pt" style:font-weight-asian="bold" style:font-size-complex="40pt" style:font-weight-complex="bold"/>
    </style:style>
    <style:style style:name="P66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P67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68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69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70" style:family="paragraph">
      <style:paragraph-properties fo:margin-top="0cm" fo:margin-bottom="0cm" style:writing-mode="lr-tb">
        <style:tab-stops/>
      </style:paragraph-properties>
      <style:text-properties fo:color="#6600cc" style:font-name="Nimbus Mono L2" fo:font-size="20pt" fo:font-weight="bold" style:font-size-asian="20pt" style:font-weight-asian="bold" style:font-size-complex="20pt" style:font-weight-complex="bold"/>
    </style:style>
    <style:style style:name="P71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2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73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2" fo:font-size="36pt" fo:font-weight="bold" style:font-size-asian="36pt" style:font-weight-asian="bold" style:font-size-complex="36pt" style:font-weight-complex="bold"/>
    </style:style>
    <style:style style:name="P74" style:family="paragraph">
      <style:paragraph-properties fo:text-align="justify"/>
      <style:text-properties fo:font-weight="bold" style:font-weight-asian="bold" style:font-weight-complex="bold"/>
    </style:style>
    <style:style style:name="P75" style:family="paragraph">
      <loext:graphic-properties draw:fill="none"/>
      <style:paragraph-properties style:text-autospace="none"/>
      <style:text-properties style:font-name="Monospace1" fo:font-size="16pt" style:font-name-asian="Monospace1" style:font-size-asian="16pt" style:font-name-complex="Monospace1" style:font-size-complex="16pt"/>
    </style:style>
    <style:style style:name="P76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20pt" fo:font-weight="bold" style:font-size-asian="20pt" style:font-weight-asian="bold" style:font-size-complex="20pt" style:font-weight-complex="bold"/>
    </style:style>
    <style:style style:name="P77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P7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P8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P8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6pt" fo:font-weight="bold" style:font-size-asian="26pt" style:font-weight-asian="bold" style:font-size-complex="26pt" style:font-weight-complex="bold"/>
    </style:style>
    <style:style style:name="P82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8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36pt" fo:font-weight="bold" style:font-size-asian="36pt" style:font-weight-asian="bold" style:font-size-complex="36pt" style:font-weight-complex="bold"/>
    </style:style>
    <style:style style:name="P8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8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P8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P8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P8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89" style:family="paragraph">
      <style:paragraph-properties fo:margin-left="0cm" fo:margin-right="0cm" fo:text-indent="0cm"/>
    </style:style>
    <style:style style:name="P90" style:family="paragraph">
      <style:text-properties fo:font-size="24pt" style:font-size-asian="24pt" style:font-size-complex="24pt"/>
    </style:style>
    <style:style style:name="P9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P92" style:family="paragraph">
      <style:paragraph-properties fo:text-align="center"/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3" fo:font-size="40pt" style:font-size-asian="40pt" style:font-size-complex="40pt"/>
    </style:style>
    <style:style style:name="T2" style:family="text">
      <style:text-properties style:font-name="Arial3" fo:font-size="24pt" style:font-size-asian="24pt" style:font-size-complex="24pt"/>
    </style:style>
    <style:style style:name="T3" style:family="text">
      <style:text-properties fo:color="#ff0000" style:font-name="Arial3"/>
    </style:style>
    <style:style style:name="T4" style:family="text">
      <style:text-properties style:font-name="Arial3" fo:font-size="28pt" style:font-size-asian="28pt" style:font-size-complex="28pt"/>
    </style:style>
    <style:style style:name="T5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3" fo:font-weight="bold" style:font-weight-asian="bold" style:font-weight-complex="bold"/>
    </style:style>
    <style:style style:name="T8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3" fo:font-style="normal" style:font-style-asian="normal" style:font-style-complex="normal"/>
    </style:style>
    <style:style style:name="T12" style:family="text">
      <style:text-properties style:font-name="Arial3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3" fo:font-size="18pt"/>
    </style:style>
    <style:style style:name="T15" style:family="text">
      <style:text-properties fo:color="#0000ff" style:font-name="Arial3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4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25" style:family="text">
      <style:text-properties style:font-name="Monospace1" fo:font-size="18pt" style:font-name-asian="Monospace1" style:font-size-asian="18pt" style:font-name-complex="Monospace1" style:font-size-complex="18pt"/>
    </style:style>
    <style:style style:name="T26" style:family="text">
      <style:text-properties fo:color="#3f55bf" style:font-name="Monospace1" fo:font-size="18pt" style:font-name-asian="Monospace1" style:font-size-asian="18pt" style:font-name-complex="Monospace1" style:font-size-complex="18pt"/>
    </style:style>
    <style:style style:name="T27" style:family="text">
      <style:text-properties fo:color="#7f9fb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8" style:family="text">
      <style:text-properties fo:color="#0000c0" style:font-name="Monospace1" fo:font-size="18pt" style:font-name-asian="Monospace1" style:font-size-asian="18pt" style:font-name-complex="Monospace1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1" fo:font-size="24pt" fo:font-weight="bold" style:font-name-asian="Monospace1" style:font-size-asian="24pt" style:font-weight-asian="bold" style:font-name-complex="Monospace1" style:font-size-complex="24pt" style:font-weight-complex="bold"/>
    </style:style>
    <style:style style:name="T31" style:family="text">
      <style:text-properties fo:color="#000000" style:font-name="Monospace1" fo:font-size="24pt" style:font-name-asian="Monospace1" style:font-size-asian="24pt" style:font-name-complex="Monospace1" style:font-size-complex="24pt"/>
    </style:style>
    <style:style style:name="T32" style:family="text">
      <style:text-properties fo:color="#3f55bf" style:font-name="Monospace1" fo:font-size="24pt" style:font-name-asian="Monospace1" style:font-size-asian="24pt" style:font-name-complex="Monospace1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T35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6" style:family="text">
      <style:text-properties fo:color="#3c3c3c" style:font-name="Monospace1" fo:font-size="18pt" style:text-underline-style="solid" style:text-underline-width="auto" style:text-underline-color="font-color" style:font-name-asian="Monospace1" style:font-size-asian="18pt" style:font-name-complex="Monospace1" style:font-size-complex="18pt"/>
    </style:style>
    <style:style style:name="T37" style:family="text">
      <style:text-properties fo:color="#7f0055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T41" style:family="text">
      <style:text-properties style:font-name="Monospace1" fo:font-size="22pt" style:font-name-asian="Monospace1" style:font-size-asian="22pt" style:font-name-complex="Monospace1" style:font-size-complex="22pt"/>
    </style:style>
    <style:style style:name="T42" style:family="text">
      <style:text-properties fo:color="#7f0055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43" style:family="text">
      <style:text-properties fo:color="#000000" style:font-name="Monospace1" fo:font-size="22pt" style:font-name-asian="Monospace1" style:font-size-asian="22pt" style:font-name-complex="Monospace1" style:font-size-complex="22pt"/>
    </style:style>
    <style:style style:name="T44" style:family="text">
      <style:text-properties fo:color="#7f0055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45" style:family="text">
      <style:text-properties fo:color="#000000" style:font-name="Monospace1" fo:font-size="20pt" fo:font-weight="normal" style:font-name-asian="Monospace1" style:font-size-asian="20pt" style:font-weight-asian="normal" style:font-name-complex="Monospace1" style:font-size-complex="20pt" style:font-weight-complex="normal"/>
    </style:style>
    <style:style style:name="T46" style:family="text">
      <style:text-properties fo:color="#000000" style:font-name="Monospace1" fo:font-size="20pt" style:font-name-asian="Monospace1" style:font-size-asian="20pt" style:font-name-complex="Monospace1" style:font-size-complex="20pt"/>
    </style:style>
    <style:style style:name="T47" style:family="text">
      <style:text-properties fo:color="#0000c0" style:font-name="Monospace1" fo:font-size="20pt" style:font-name-asian="Monospace1" style:font-size-asian="20pt" style:font-name-complex="Monospace1" style:font-size-complex="20pt"/>
    </style:style>
    <style:style style:name="T48" style:family="text">
      <style:text-properties fo:color="#3f55bf" style:font-name="Monospace1" fo:font-size="20pt" style:font-name-asian="Monospace1" style:font-size-asian="20pt" style:font-name-complex="Monospace1" style:font-size-complex="20pt"/>
    </style:style>
    <style:style style:name="T49" style:family="text">
      <style:text-properties fo:color="#7f9fbf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50" style:family="text"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T51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52" style:family="text">
      <style:text-properties fo:color="#3c3c3c" style:font-name="Monospace1" fo:font-size="20pt" style:text-underline-style="solid" style:text-underline-width="auto" style:text-underline-color="font-color" style:font-name-asian="Monospace1" style:font-size-asian="20pt" style:font-name-complex="Monospace1" style:font-size-complex="20pt"/>
    </style:style>
    <style:style style:name="T53" style:family="text"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3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3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3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1" fo:font-size="22pt" style:font-name-asian="Monospace1" style:font-size-asian="22pt" style:font-name-complex="Monospace1" style:font-size-complex="22pt"/>
    </style:style>
    <style:style style:name="T60" style:family="text">
      <style:text-properties fo:color="#0000c0" style:font-name="Monospace1" fo:font-size="22pt" style:font-name-asian="Monospace1" style:font-size-asian="22pt" style:font-name-complex="Monospace1" style:font-size-complex="22pt"/>
    </style:style>
    <style:style style:name="T61" style:family="text">
      <style:text-properties fo:color="#007826" style:font-name="Arial3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3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1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3f7f7f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67" style:family="text">
      <style:text-properties fo:color="#cc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68" style:family="text">
      <style:text-properties fo:color="#3c3c3c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69" style:family="text">
      <style:text-properties fo:color="#7f00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0" style:family="text">
      <style:text-properties fo:color="#2a00e1" style:font-name="Monospace1" fo:font-size="18pt" fo:font-style="italic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style:style style:name="T71" style:family="text">
      <style:text-properties fo:color="#0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2" style:family="text">
      <style:text-properties fo:color="#000099" style:font-name="Arial3" fo:font-weight="bold" style:font-size-asian="20pt" style:font-weight-asian="bold" style:font-size-complex="20pt" style:font-weight-complex="bold"/>
    </style:style>
    <style:style style:name="T73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990000" style:font-name="Courier New1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99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6" style:family="text">
      <style:text-properties fo:color="#3f7f7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77" style:family="text">
      <style:text-properties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8" style:family="text">
      <style:text-properties fo:color="#3c3c3c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79" style:family="text">
      <style:text-properties fo:color="#800000" style:font-name="Courier New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0" style:family="text">
      <style:text-properties fo:color="#000000" style:font-name="Arial3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81" style:family="text">
      <style:text-properties style:font-name="Arial3"/>
    </style:style>
    <style:style style:name="T82" style:family="text">
      <style:text-properties fo:color="#008080" style:font-name="Monospace1" fo:font-size="18pt" style:font-name-asian="Monospace1" style:font-size-asian="18pt" style:font-name-complex="Monospace1" style:font-size-complex="18pt"/>
    </style:style>
    <style:style style:name="T83" style:family="text">
      <style:text-properties fo:color="#3f7f7f" style:font-name="Monospace1" fo:font-size="18pt" style:font-name-asian="Monospace1" style:font-size-asian="18pt" style:font-name-complex="Monospace1" style:font-size-complex="18pt"/>
    </style:style>
    <style:style style:name="T84" style:family="text">
      <style:text-properties fo:color="#7f007f" style:font-name="Monospace1" fo:font-size="18pt" style:font-name-asian="Monospace1" style:font-size-asian="18pt" style:font-name-complex="Monospace1" style:font-size-complex="18pt"/>
    </style:style>
    <style:style style:name="T85" style:family="text">
      <style:text-properties fo:color="#3c3c3c" style:font-name="Monospace1" fo:font-size="18pt" style:font-name-asian="Monospace1" style:font-size-asian="18pt" style:font-name-complex="Monospace1" style:font-size-complex="18pt"/>
    </style:style>
    <style:style style:name="T86" style:family="text">
      <style:text-properties fo:color="#2a00ff" style:font-name="Monospace1" fo:font-size="18pt" fo:font-style="italic" style:font-name-asian="Monospace1" style:font-size-asian="18pt" style:font-style-asian="italic" style:font-name-complex="Monospace1" style:font-size-complex="18pt" style:font-style-complex="italic"/>
    </style:style>
    <style:style style:name="T87" style:family="text">
      <style:text-properties fo:color="#3f5fbf" style:font-name="Monospace1" fo:font-size="18pt" style:font-name-asian="Monospace1" style:font-size-asian="18pt" style:font-name-complex="Monospace1" style:font-size-complex="18pt"/>
    </style:style>
    <style:style style:name="T88" style:family="text">
      <style:text-properties fo:color="#3c3c3c" style:font-name="Monospace1" fo:font-size="20pt" style:font-name-asian="Monospace1" style:font-size-asian="20pt" style:font-name-complex="Monospace1" style:font-size-complex="20pt"/>
    </style:style>
    <style:style style:name="T89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90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91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92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3" style:family="text">
      <style:text-properties fo:color="#2a00ff" style:font-name="Monospace1" fo:font-size="20pt" style:font-name-asian="Monospace1" style:font-size-asian="20pt" style:font-name-complex="Monospace1" style:font-size-complex="20pt"/>
    </style:style>
    <style:style style:name="T94" style:family="text">
      <style:text-properties fo:color="#000000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95" style:family="text">
      <style:text-properties fo:color="#008080" style:font-name="Monospace1" fo:font-size="22pt" style:font-name-asian="Monospace1" style:font-size-asian="22pt" style:font-name-complex="Monospace1" style:font-size-complex="22pt"/>
    </style:style>
    <style:style style:name="T96" style:family="text">
      <style:text-properties fo:color="#3f7f7f" style:font-name="Monospace1" fo:font-size="22pt" style:font-name-asian="Monospace1" style:font-size-asian="22pt" style:font-name-complex="Monospace1" style:font-size-complex="22pt"/>
    </style:style>
    <style:style style:name="T97" style:family="text">
      <style:text-properties fo:color="#7f007f" style:font-name="Monospace1" fo:font-size="22pt" style:font-name-asian="Monospace1" style:font-size-asian="22pt" style:font-name-complex="Monospace1" style:font-size-complex="22pt"/>
    </style:style>
    <style:style style:name="T98" style:family="text">
      <style:text-properties fo:color="#3c3c3c" style:font-name="Monospace1" fo:font-size="22pt" style:font-name-asian="Monospace1" style:font-size-asian="22pt" style:font-name-complex="Monospace1" style:font-size-complex="22pt"/>
    </style:style>
    <style:style style:name="T99" style:family="text">
      <style:text-properties fo:color="#2a00ff" style:font-name="Monospace1" fo:font-size="22pt" fo:font-style="italic" style:font-name-asian="Monospace1" style:font-size-asian="22pt" style:font-style-asian="italic" style:font-name-complex="Monospace1" style:font-size-complex="22pt" style:font-style-complex="italic"/>
    </style:style>
    <style:style style:name="T100" style:family="text">
      <style:text-properties fo:color="#2a00ff" style:font-name="Monospace1" fo:font-size="22pt" style:font-name-asian="Monospace1" style:font-size-asian="22pt" style:font-name-complex="Monospace1" style:font-size-complex="22pt"/>
    </style:style>
    <style:style style:name="T101" style:family="text">
      <style:text-properties fo:font-size="22pt" style:font-size-asian="22pt" style:font-size-complex="22pt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808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3f7f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f00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3c3c3c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2a00ff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20pt" style:font-style-asian="italic" style:font-weight-asian="normal" style:font-name-complex="Monospace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808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7f00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3c3c3c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ff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c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3f7f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font-name="Arial2" fo:font-size="32pt" style:letter-kerning="true" style:font-name-asian="Noto Sans CJK SC Regular" style:font-size-asian="32pt" style:font-name-complex="FreeSans" style:font-size-complex="32pt"/>
    </style:style>
    <style:style style:name="T117" style:family="text">
      <style:text-properties fo:color="#ff0000" style:font-name="Arial3" fo:font-size="32pt" style:font-size-asian="32pt" style:font-size-complex="32pt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color="#800000" fo:font-weight="bold" style:font-weight-asian="bold" style:font-weight-complex="bold"/>
    </style:style>
    <style:style style:name="T120" style:family="text">
      <style:text-properties fo:font-size="20pt" fo:font-weight="normal" style:font-size-asian="20pt" style:font-weight-asian="normal" style:font-size-complex="20pt" style:font-weight-complex="normal"/>
    </style:style>
    <style:style style:name="T121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122" style:family="text">
      <style:text-properties fo:color="#000099" fo:font-weight="bold" style:font-weight-asian="bold" style:font-weight-complex="bold"/>
    </style:style>
    <style:style style:name="T123" style:family="text"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T124" style:family="text">
      <style:text-properties fo:color="#ffffff" style:font-name="Arial3" fo:font-size="18pt"/>
    </style:style>
    <style:style style:name="T125" style:family="text">
      <style:text-properties style:font-name="Arial3" fo:font-size="14pt" style:font-size-asian="14pt" style:font-size-complex="14pt"/>
    </style:style>
    <style:style style:name="T126" style:family="text">
      <style:text-properties style:font-name="Arial3" fo:font-size="14pt" style:text-underline-style="solid" style:text-underline-width="auto" style:text-underline-color="font-color" style:font-size-asian="14pt" style:font-size-complex="14pt"/>
    </style:style>
    <style:style style:name="T127" style:family="text">
      <style:text-properties fo:color="#ff0000" fo:font-weight="bold" style:font-weight-asian="bold" style:font-weight-complex="bold"/>
    </style:style>
    <style:style style:name="T128" style:family="text">
      <style:text-properties fo:font-size="22pt" fo:font-weight="normal" style:font-size-asian="22pt" style:font-weight-asian="normal" style:font-size-complex="22pt" style:font-weight-complex="normal"/>
    </style:style>
    <style:style style:name="T129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30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31" style:family="text">
      <style:text-properties fo:color="#009900" style:font-name="Courier New1" fo:font-size="18pt" fo:font-weight="bold" style:font-size-asian="18pt" style:font-weight-asian="bold" style:font-size-complex="18pt" style:font-weight-complex="bold"/>
    </style:style>
    <style:style style:name="T132" style:family="text">
      <style:text-properties fo:color="#990099" style:font-name="Courier New1" fo:font-size="18pt" fo:font-weight="bold" style:font-size-asian="18pt" style:font-weight-asian="bold" style:font-size-complex="18pt" style:font-weight-complex="bold"/>
    </style:style>
    <style:style style:name="T133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34" style:family="text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T135" style:family="text">
      <style:text-properties fo:color="#808080" style:font-name="Courier New1" fo:font-size="18pt" fo:font-weight="bold" style:font-size-asian="18pt" style:font-weight-asian="bold" style:font-size-complex="18pt" style:font-weight-complex="bold"/>
    </style:style>
    <style:style style:name="T136" style:family="text">
      <style:text-properties fo:color="#0000cc" style:font-name="Courier New1" fo:font-size="18pt" fo:font-weight="bold" style:font-size-asian="18pt" style:font-weight-asian="bold" style:font-size-complex="18pt" style:font-weight-complex="bold"/>
    </style:style>
    <style:style style:name="T137" style:family="text">
      <style:text-properties fo:color="#999999" style:font-name="Courier New1" fo:font-size="18pt" fo:font-weight="bold" style:font-size-asian="18pt" style:font-weight-asian="bold" style:font-size-complex="18pt" style:font-weight-complex="bold"/>
    </style:style>
    <style:style style:name="T138" style:family="text"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T139" style:family="text">
      <style:text-properties fo:color="#990099" style:font-name="Courier New1" fo:font-size="20pt" fo:font-weight="bold" style:font-size-asian="20pt" style:font-weight-asian="bold" style:font-size-complex="20pt" style:font-weight-complex="bold"/>
    </style:style>
    <style:style style:name="T140" style:family="text">
      <style:text-properties fo:color="#808080" style:font-name="Courier New1" fo:font-size="20pt" fo:font-weight="bold" style:font-size-asian="20pt" style:font-weight-asian="bold" style:font-size-complex="20pt" style:font-weight-complex="bold"/>
    </style:style>
    <style:style style:name="T141" style:family="text">
      <style:text-properties fo:color="#6600cc" style:font-name="Courier New1" fo:font-size="48pt" fo:font-weight="bold" style:font-size-asian="48pt" style:font-weight-asian="bold" style:font-size-complex="48pt" style:font-weight-complex="bold"/>
    </style:style>
    <style:style style:name="T142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143" style:family="text">
      <style:text-properties fo:color="#808080" style:font-name="Courier New1" fo:font-size="48pt" fo:font-weight="bold" style:font-size-asian="48pt" style:font-weight-asian="bold" style:font-size-complex="48pt" style:font-weight-complex="bold"/>
    </style:style>
    <style:style style:name="T144" style:family="text">
      <style:text-properties fo:color="#999999" style:font-name="Courier New1" fo:font-size="48pt" fo:font-weight="bold" style:font-size-asian="48pt" style:font-weight-asian="bold" style:font-size-complex="48pt" style:font-weight-complex="bold"/>
    </style:style>
    <style:style style:name="T145" style:family="text">
      <style:text-properties fo:color="#000000" style:font-name="Courier New1" fo:font-size="48pt" fo:font-weight="bold" style:font-size-asian="48pt" style:font-weight-asian="bold" style:font-size-complex="48pt" style:font-weight-complex="bold"/>
    </style:style>
    <style:style style:name="T146" style:family="text"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T147" style:family="text">
      <style:text-properties fo:color="#000000" style:font-name="Courier New1" fo:font-size="44pt" fo:font-weight="bold" style:font-size-asian="44pt" style:font-weight-asian="bold" style:font-size-complex="44pt" style:font-weight-complex="bold"/>
    </style:style>
    <style:style style:name="T148" style:family="text">
      <style:text-properties fo:color="#999999" style:font-name="Courier New1" fo:font-size="44pt" fo:font-weight="bold" style:font-size-asian="44pt" style:font-weight-asian="bold" style:font-size-complex="44pt" style:font-weight-complex="bold"/>
    </style:style>
    <style:style style:name="T149" style:family="text">
      <style:text-properties style:font-name="Courier New1" fo:font-size="44pt" fo:font-weight="bold" style:font-size-asian="44pt" style:font-weight-asian="bold" style:font-size-complex="44pt" style:font-weight-complex="bold"/>
    </style:style>
    <style:style style:name="T150" style:family="text">
      <style:text-properties fo:color="#0000cc" style:font-name="Arial3" fo:font-size="20pt" fo:font-weight="bold" style:font-size-asian="20pt" style:font-weight-asian="bold" style:font-size-complex="20pt" style:font-weight-complex="bold"/>
    </style:style>
    <style:style style:name="T151" style:family="text">
      <style:text-properties fo:font-variant="normal" fo:text-transform="none" fo:color="#00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ff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8" style:family="text">
      <style:text-properties fo:color="#00808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59" style:family="text">
      <style:text-properties fo:color="#3f7f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0" style:family="text">
      <style:text-properties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1" style:family="text">
      <style:text-properties fo:color="#7f007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2" style:family="text">
      <style:text-properties fo:color="#3c3c3c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3" style:family="text">
      <style:text-properties fo:color="#2a00ff" style:font-name="Monospace1" fo:font-size="22pt" fo:font-style="italic" fo:font-weight="bold" style:font-name-asian="Monospace1" style:font-size-asian="22pt" style:font-style-asian="italic" style:font-weight-asian="bold" style:font-name-complex="Monospace1" style:font-size-complex="22pt" style:font-style-complex="italic" style:font-weight-complex="bold"/>
    </style:style>
    <style:style style:name="T164" style:family="text">
      <style:text-properties fo:color="#ff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5" style:family="text">
      <style:text-properties fo:color="#00000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6" style:family="text">
      <style:text-properties fo:color="#0000c0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7" style:family="text">
      <style:text-properties fo:color="#2a00ff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8" style:family="text">
      <style:text-properties fo:color="#009933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169" style:family="text">
      <style:text-properties fo:color="#000000" style:font-name="Monospace1" fo:font-size="16pt" style:font-name-asian="Monospace1" style:font-size-asian="16pt" style:font-name-complex="Monospace1" style:font-size-complex="16pt"/>
    </style:style>
    <style:style style:name="T170" style:family="text">
      <style:text-properties fo:color="#0000c0" style:font-name="Monospace1" fo:font-size="16pt" style:font-name-asian="Monospace1" style:font-size-asian="16pt" style:font-name-complex="Monospace1" style:font-size-complex="16pt"/>
    </style:style>
    <style:style style:name="T171" style:family="text">
      <style:text-properties fo:color="#005032" style:font-name="Monospace1" fo:font-size="16pt" style:font-name-asian="Monospace1" style:font-size-asian="16pt" style:font-name-complex="Monospace1" style:font-size-complex="16pt"/>
    </style:style>
    <style:style style:name="T172" style:family="text">
      <style:text-properties fo:color="#7f0055" style:font-name="Monospace1" fo:font-size="16pt" fo:font-weight="bold" style:font-name-asian="Monospace1" style:font-size-asian="16pt" style:font-weight-asian="bold" style:font-name-complex="Monospace1" style:font-size-complex="16pt" style:font-weight-complex="bold"/>
    </style:style>
    <style:style style:name="T173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000099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9900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66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99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cc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9999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00ff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0000" style:text-outline="false" style:text-line-through-style="none" style:text-line-through-type="none" style:font-name="Courier 10 Pitch2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cc0066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99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cc00cc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999999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00ff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ff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96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197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198" style:family="text">
      <style:text-properties fo:color="#00cc33" style:font-name="Courier New1" fo:font-size="22pt" fo:font-weight="bold" style:font-size-asian="22pt" style:font-weight-asian="bold" style:font-size-complex="22pt" style:font-weight-complex="bold"/>
    </style:style>
    <style:style style:name="T199" style:family="text">
      <style:text-properties fo:color="#6600cc" style:font-name="Courier New1" fo:font-size="22pt" fo:font-weight="bold" style:font-size-asian="22pt" style:font-weight-asian="bold" style:font-size-complex="22pt" style:font-weight-complex="bold"/>
    </style:style>
    <style:style style:name="T200" style:family="text"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T201" style:family="text">
      <style:text-properties fo:color="#cc0066" style:font-name="Courier New1" fo:font-size="22pt" fo:font-weight="bold" style:font-size-asian="22pt" style:font-weight-asian="bold" style:font-size-complex="22pt" style:font-weight-complex="bold"/>
    </style:style>
    <style:style style:name="T202" style:family="text">
      <style:text-properties fo:color="#999999" style:font-name="Courier New1" fo:font-size="22pt" fo:font-weight="bold" style:font-size-asian="22pt" style:font-weight-asian="bold" style:font-size-complex="22pt" style:font-weight-complex="bold"/>
    </style:style>
    <style:style style:name="T203" style:family="text">
      <style:text-properties fo:color="#0000ff" style:font-name="Courier New1" fo:font-size="22pt" fo:font-weight="bold" style:font-size-asian="22pt" style:font-weight-asian="bold" style:font-size-complex="22pt" style:font-weight-complex="bold"/>
    </style:style>
    <style:style style:name="T204" style:family="text">
      <style:text-properties style:font-name="Arial3" fo:font-size="22pt" fo:font-weight="bold" style:font-size-asian="22pt" style:font-weight-asian="bold" style:font-size-complex="22pt" style:font-weight-complex="bold"/>
    </style:style>
    <style:style style:name="T205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206" style:family="text">
      <style:text-properties style:font-name="Courier New1" fo:font-size="36pt" fo:font-weight="bold" style:font-size-asian="36pt" style:font-weight-asian="bold" style:font-size-complex="36pt" style:font-weight-complex="bold"/>
    </style:style>
    <style:style style:name="T207" style:family="text">
      <style:text-properties fo:color="#009900" style:font-name="Courier New1" fo:font-size="22pt" fo:font-weight="bold" style:font-size-asian="22pt" style:font-weight-asian="bold" style:font-size-complex="22pt" style:font-weight-complex="bold"/>
    </style:style>
    <style:style style:name="T208" style:family="text">
      <style:text-properties fo:color="#cc00cc" style:font-name="Courier New1" fo:font-size="22pt" fo:font-weight="bold" style:font-size-asian="22pt" style:font-weight-asian="bold" style:font-size-complex="22pt" style:font-weight-complex="bold"/>
    </style:style>
    <style:style style:name="T209" style:family="text">
      <style:text-properties fo:color="#0000ff" style:font-name="Arial3" fo:font-size="22pt" fo:font-weight="bold" style:font-size-asian="22pt" style:font-weight-asian="bold" style:font-size-complex="22pt" style:font-weight-complex="bold"/>
    </style:style>
    <style:style style:name="T210" style:family="text">
      <style:text-properties style:font-name="Arial3" fo:font-size="44pt" fo:font-weight="bold" style:font-size-asian="44pt" style:font-weight-asian="bold" style:font-size-complex="44pt" style:font-weight-complex="bold"/>
    </style:style>
    <style:style style:name="T211" style:family="text">
      <style:text-properties fo:color="#0000ff" style:font-name="Arial3" fo:font-size="44pt" fo:font-weight="bold" style:font-size-asian="44pt" style:font-weight-asian="bold" style:font-size-complex="44pt" style:font-weight-complex="bold"/>
    </style:style>
    <style:style style:name="T212" style:family="text">
      <style:text-properties style:font-name="Arial3" fo:font-size="36pt" fo:font-weight="bold" style:font-size-asian="36pt" style:font-weight-asian="bold" style:font-size-complex="36pt" style:font-weight-complex="bold"/>
    </style:style>
    <style:style style:name="T213" style:family="text">
      <style:text-properties fo:color="#009900" style:font-name="Courier New1" fo:font-size="44pt" fo:font-weight="bold" style:font-size-asian="44pt" style:font-weight-asian="bold" style:font-size-complex="44pt" style:font-weight-complex="bold"/>
    </style:style>
    <style:style style:name="T214" style:family="text">
      <style:text-properties fo:color="#cc00cc" style:font-name="Courier New1" fo:font-size="44pt" fo:font-weight="bold" style:font-size-asian="44pt" style:font-weight-asian="bold" style:font-size-complex="44pt" style:font-weight-complex="bold"/>
    </style:style>
    <style:style style:name="T215" style:family="text">
      <style:text-properties fo:font-variant="normal" fo:text-transform="none" fo:color="#000000" style:text-outline="false" style:text-line-through-style="none" style:text-line-through-type="none" style:font-name="Courier New1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16" style:family="text">
      <style:text-properties fo:color="#0000ff" style:font-name="Courier New1" fo:font-size="44pt" fo:font-weight="bold" style:font-size-asian="44pt" style:font-weight-asian="bold" style:font-size-complex="44pt" style:font-weight-complex="bold"/>
    </style:style>
    <style:style style:name="T217" style:family="text">
      <style:text-properties fo:color="#999999" style:font-name="Courier New1" fo:font-size="36pt" fo:font-weight="bold" style:font-size-asian="36pt" style:font-weight-asian="bold" style:font-size-complex="36pt" style:font-weight-complex="bold"/>
    </style:style>
    <style:style style:name="T218" style:family="text">
      <style:text-properties fo:color="#990099" style:font-name="Courier New1" fo:font-size="22pt" fo:font-weight="bold" style:font-size-asian="22pt" style:font-weight-asian="bold" style:font-size-complex="22pt" style:font-weight-complex="bold"/>
    </style:style>
    <style:style style:name="T219" style:family="text">
      <style:text-properties fo:color="#0000cc" style:font-name="Courier New1" fo:font-size="22pt" fo:font-weight="bold" style:font-size-asian="22pt" style:font-weight-asian="bold" style:font-size-complex="22pt" style:font-weight-complex="bold"/>
    </style:style>
    <style:style style:name="T220" style:family="text"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221" style:family="text">
      <style:text-properties fo:color="#ff0000" style:font-name="Arial3" fo:font-size="22pt" fo:font-weight="bold" style:font-size-asian="22pt" style:font-weight-asian="bold" style:font-size-complex="22pt" style:font-weight-complex="bold"/>
    </style:style>
    <style:style style:name="T222" style:family="text">
      <style:text-properties fo:color="#000000" style:font-name="Arial3" fo:font-size="28pt" fo:font-weight="bold" style:font-size-asian="28pt" style:font-weight-asian="bold" style:font-size-complex="28pt" style:font-weight-complex="bold"/>
    </style:style>
    <style:style style:name="T223" style:family="text">
      <style:text-properties fo:color="#000000" style:font-name="Courier New1" fo:font-size="18pt" fo:font-weight="bold" style:font-size-asian="28pt" style:font-weight-asian="bold" style:font-size-complex="28pt" style:font-weight-complex="bold"/>
    </style:style>
    <style:style style:name="T224" style:family="text"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T225" style:family="text">
      <style:text-properties fo:color="#006600" style:font-name="Courier New1" fo:font-size="22pt" fo:font-weight="bold" style:font-size-asian="22pt" style:font-weight-asian="bold" style:font-size-complex="22pt" style:font-weight-complex="bold"/>
    </style:style>
    <style:style style:name="T226" style:family="text"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T227" style:family="text">
      <style:text-properties fo:color="#006600" style:font-name="Courier New1" fo:font-size="18pt" fo:font-weight="bold" style:font-size-asian="18pt" style:font-weight-asian="bold" style:font-size-complex="18pt" style:font-weight-complex="bold"/>
    </style:style>
    <style:style style:name="T228" style:family="text">
      <style:text-properties fo:color="#0000ff" style:font-name="Courier New1" fo:font-size="18pt" fo:font-weight="bold" style:font-size-asian="18pt" style:font-weight-asian="bold" style:font-size-complex="18pt" style:font-weight-complex="bold"/>
    </style:style>
    <style:style style:name="T229" style:family="text">
      <style:text-properties fo:color="#007826" style:font-name="Courier New1" fo:font-size="18pt" fo:font-weight="bold" style:font-size-asian="18pt" style:font-weight-asian="bold" style:font-size-complex="18pt" style:font-weight-complex="bold"/>
    </style:style>
    <style:style style:name="T230" style:family="text">
      <style:text-properties fo:color="#b2b2b2" style:font-name="Courier New1" fo:font-size="18pt" fo:font-weight="bold" style:font-size-asian="18pt" style:font-weight-asian="bold" style:font-size-complex="18pt" style:font-weight-complex="bold"/>
    </style:style>
    <style:style style:name="T231" style:family="text">
      <style:text-properties fo:color="#666666" style:font-name="Courier New1" fo:font-size="18pt" fo:font-weight="bold" style:font-size-asian="18pt" style:font-weight-asian="bold" style:font-size-complex="18pt" style:font-weight-complex="bold"/>
    </style:style>
    <style:style style:name="T232" style:family="text">
      <style:text-properties fo:color="#007826" style:font-name="Arial3" fo:font-size="22pt" fo:font-weight="bold" style:font-size-asian="22pt" style:font-weight-asian="bold" style:font-size-complex="22pt" style:font-weight-complex="bold"/>
    </style:style>
    <style:style style:name="T233" style:family="text">
      <style:text-properties fo:color="#009900" style:font-name="Arial3" fo:font-size="22pt" fo:font-weight="bold" style:font-size-asian="22pt" style:font-weight-asian="bold" style:font-size-complex="22pt" style:font-weight-complex="bold"/>
    </style:style>
    <style:style style:name="T234" style:family="text">
      <style:text-properties fo:color="#007826" style:font-name="Arial3" fo:font-size="28pt" fo:font-weight="bold" style:font-size-asian="28pt" style:font-weight-asian="bold" style:font-size-complex="28pt" style:font-weight-complex="bold"/>
    </style:style>
    <style:style style:name="T235" style:family="text">
      <style:text-properties fo:color="#0000ff" style:font-name="Arial3" fo:font-size="28pt" fo:font-weight="bold" style:font-size-asian="28pt" style:font-weight-asian="bold" style:font-size-complex="28pt" style:font-weight-complex="bold"/>
    </style:style>
    <style:style style:name="T236" style:family="text">
      <style:text-properties fo:color="#007826" style:font-name="Courier New1" fo:font-size="28pt" fo:font-weight="bold" style:font-size-asian="28pt" style:font-weight-asian="bold" style:font-size-complex="28pt" style:font-weight-complex="bold"/>
    </style:style>
    <style:style style:name="T237" style:family="text">
      <style:text-properties fo:color="#990099" style:font-name="Courier New1" fo:font-size="28pt" fo:font-weight="bold" fo:background-color="transparent" style:font-size-asian="28pt" style:font-weight-asian="bold" style:font-size-complex="28pt" style:font-weight-complex="bold"/>
    </style:style>
    <style:style style:name="T238" style:family="text">
      <style:text-properties fo:color="#808080" style:font-name="Courier New1" fo:font-size="28pt" fo:font-weight="bold" style:font-size-asian="28pt" style:font-weight-asian="bold" style:font-size-complex="28pt" style:font-weight-complex="bold"/>
    </style:style>
    <style:style style:name="T239" style:family="text">
      <style:text-properties fo:font-variant="normal" fo:text-transform="none" fo:color="#000000" style:text-outline="false" style:text-line-through-style="none" style:text-line-through-type="none" style:font-name="Courier New1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fo:color="#0000ff" style:font-name="Courier New1" fo:font-size="28pt" fo:font-weight="bold" style:font-size-asian="28pt" style:font-weight-asian="bold" style:font-size-complex="28pt" style:font-weight-complex="bold"/>
    </style:style>
    <style:style style:name="T241" style:family="text">
      <style:text-properties fo:color="#990099" style:font-name="Courier New1" fo:font-size="28pt" fo:font-weight="bold" style:font-size-asian="28pt" style:font-weight-asian="bold" style:font-size-complex="28pt" style:font-weight-complex="bold"/>
    </style:style>
    <style:style style:name="T242" style:family="text">
      <style:text-properties fo:color="#0000cc" style:font-name="Courier New1" fo:font-size="28pt" fo:font-weight="bold" style:font-size-asian="28pt" style:font-weight-asian="bold" style:font-size-complex="28pt" style:font-weight-complex="bold"/>
    </style:style>
    <style:style style:name="T243" style:family="text">
      <style:text-properties fo:color="#333333" style:font-name="Courier New1" fo:font-size="28pt" fo:font-weight="bold" style:font-size-asian="28pt" style:font-weight-asian="bold" style:font-size-complex="28pt" style:font-weight-complex="bold"/>
    </style:style>
    <style:style style:name="T244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245" style:family="text">
      <style:text-properties fo:color="#000066" style:font-name="Courier New1" fo:font-size="20pt" fo:font-weight="bold" style:font-size-asian="20pt" style:font-weight-asian="bold" style:font-size-complex="20pt" style:font-weight-complex="bold"/>
    </style:style>
    <style:style style:name="T246" style:family="text">
      <style:text-properties fo:color="#0000ff" style:font-name="Courier New1" fo:font-size="20pt" fo:font-weight="bold" style:font-size-asian="20pt" style:font-weight-asian="bold" style:font-size-complex="20pt" style:font-weight-complex="bold"/>
    </style:style>
    <style:style style:name="T247" style:family="text">
      <style:text-properties fo:color="#808080" style:font-name="Courier New1" fo:font-size="22pt" fo:font-weight="bold" style:font-size-asian="22pt" style:font-weight-asian="bold" style:font-size-complex="22pt" style:font-weight-complex="bold"/>
    </style:style>
    <style:style style:name="T248" style:family="text">
      <style:text-properties fo:color="#007826" style:font-name="Courier New1" fo:font-size="22pt" fo:font-weight="bold" style:font-size-asian="22pt" style:font-weight-asian="bold" style:font-size-complex="22pt" style:font-weight-complex="bold"/>
    </style:style>
    <style:style style:name="T249" style:family="text">
      <style:text-properties fo:color="#000000" style:font-name="Arial3" fo:font-size="22pt" fo:font-weight="normal" style:font-size-asian="22pt" style:font-weight-asian="normal" style:font-size-complex="22pt" style:font-weight-complex="normal"/>
    </style:style>
    <style:style style:name="T250" style:family="text">
      <style:text-properties fo:color="#990099" style:font-name="Courier New1" fo:font-size="24pt" fo:font-weight="bold" style:font-size-asian="24pt" style:font-weight-asian="bold" style:font-size-complex="24pt" style:font-weight-complex="bold"/>
    </style:style>
    <style:style style:name="T251" style:family="text"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T252" style:family="text">
      <style:text-properties fo:color="#999999" style:font-name="Courier New1" fo:font-size="24pt" fo:font-weight="bold" style:font-size-asian="24pt" style:font-weight-asian="bold" style:font-size-complex="24pt" style:font-weight-complex="bold"/>
    </style:style>
    <style:style style:name="T253" style:family="text">
      <style:text-properties fo:color="#0000ff" style:font-name="Arial3" fo:font-size="18pt" fo:font-weight="bold" style:font-size-asian="18pt" style:font-weight-asian="bold" style:font-size-complex="18pt" style:font-weight-complex="bold"/>
    </style:style>
    <style:style style:name="T254" style:family="text">
      <style:text-properties fo:color="#999999" style:font-name="Courier New1" fo:font-size="20pt" fo:font-weight="bold" style:font-size-asian="20pt" style:font-weight-asian="bold" style:font-size-complex="20pt" style:font-weight-complex="bold"/>
    </style:style>
    <style:style style:name="T255" style:family="text">
      <style:text-properties fo:color="#009900" style:font-name="Courier New1" fo:font-size="20pt" fo:font-weight="bold" style:font-size-asian="20pt" style:font-weight-asian="bold" style:font-size-complex="20pt" style:font-weight-complex="bold"/>
    </style:style>
    <style:style style:name="T256" style:family="text">
      <style:text-properties fo:color="#000000" style:font-name="Arial3" fo:font-size="54pt" fo:font-weight="bold" style:font-size-asian="54pt" style:font-weight-asian="bold" style:font-size-complex="54pt" style:font-weight-complex="bold"/>
    </style:style>
    <style:style style:name="T257" style:family="text">
      <style:text-properties fo:color="#0000ff" style:font-name="Arial3" fo:font-size="54pt" fo:font-weight="bold" style:font-size-asian="54pt" style:font-weight-asian="bold" style:font-size-complex="54pt" style:font-weight-complex="bold"/>
    </style:style>
    <style:style style:name="T258" style:family="text">
      <style:text-properties fo:font-size="54pt" style:font-size-asian="54pt" style:font-size-complex="54pt"/>
    </style:style>
    <style:style style:name="T259" style:family="text"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T260" style:family="text">
      <style:text-properties fo:color="#000000" style:font-name="Courier New1" fo:font-size="80pt" fo:font-weight="bold" style:font-size-asian="80pt" style:font-weight-asian="bold" style:font-size-complex="80pt" style:font-weight-complex="bold"/>
    </style:style>
    <style:style style:name="T261" style:family="text">
      <style:text-properties fo:font-size="18pt" style:font-size-asian="18pt" style:font-size-complex="18pt"/>
    </style:style>
    <style:style style:name="T262" style:family="text">
      <style:text-properties fo:color="#000099" style:font-name="Courier New1" fo:font-size="22pt" fo:font-weight="bold" style:font-size-asian="22pt" style:font-weight-asian="bold" style:font-size-complex="22pt" style:font-weight-complex="bold"/>
    </style:style>
    <style:style style:name="T263" style:family="text">
      <style:text-properties fo:color="#111111" style:font-name="Courier New1" fo:font-size="22pt" fo:font-weight="bold" style:font-size-asian="22pt" style:font-weight-asian="bold" style:font-size-complex="22pt" style:font-weight-complex="bold"/>
    </style:style>
    <style:style style:name="T264" style:family="text">
      <style:text-properties fo:color="#006600" style:font-name="Courier New1" fo:font-size="20pt" fo:font-weight="bold" style:font-size-asian="20pt" style:font-weight-asian="bold" style:font-size-complex="20pt" style:font-weight-complex="bold"/>
    </style:style>
    <style:style style:name="T265" style:family="text">
      <style:text-properties fo:color="#666666" style:font-name="Courier New1" fo:font-size="22pt" fo:font-weight="bold" style:font-size-asian="22pt" style:font-weight-asian="bold" style:font-size-complex="22pt" style:font-weight-complex="bold"/>
    </style:style>
    <style:style style:name="T266" style:family="text"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T267" style:family="text">
      <style:text-properties fo:color="#006600" style:font-name="Courier New1" fo:font-size="24pt" fo:font-weight="bold" style:font-size-asian="24pt" style:font-weight-asian="bold" style:font-size-complex="24pt" style:font-weight-complex="bold"/>
    </style:style>
    <style:style style:name="T268" style:family="text">
      <style:text-properties fo:color="#009900" style:font-name="Courier New1" fo:font-size="24pt" fo:font-weight="bold" style:font-size-asian="24pt" style:font-weight-asian="bold" style:font-size-complex="24pt" style:font-weight-complex="bold"/>
    </style:style>
    <style:style style:name="T269" style:family="text">
      <style:text-properties fo:color="#0000ff" style:font-name="Arial3" fo:font-size="24pt" fo:font-weight="bold" style:font-size-asian="24pt" style:font-weight-asian="bold" style:font-size-complex="24pt" style:font-weight-complex="bold"/>
    </style:style>
    <style:style style:name="T270" style:family="text">
      <style:text-properties fo:color="#007826" style:font-name="Courier New1" fo:font-size="24pt" fo:font-weight="bold" style:font-size-asian="24pt" style:font-weight-asian="bold" style:font-size-complex="24pt" style:font-weight-complex="bold"/>
    </style:style>
    <style:style style:name="T271" style:family="text">
      <style:text-properties fo:color="#0000ff" style:font-name="Courier New1" fo:font-size="24pt" fo:font-weight="bold" style:font-size-asian="24pt" style:font-weight-asian="bold" style:font-size-complex="24pt" style:font-weight-complex="bold"/>
    </style:style>
    <style:style style:name="T272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273" style:family="text">
      <style:text-properties style:font-name="Arial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BA9D7EC13DB4C0F9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888061021EF6C6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04A31A5E5223B9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04FCAB8B8C750A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FD7F38793614D7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BEE16105AA549A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n\Mod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Item $item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3">public function </text:span><text:span text:style-name="T24">update(Item $item, $where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24">getOne($codigo) {</text:span></text:p>
            <text:p text:style-name="P23"><text:span text:style-name="T24">$where = [</text:span></text:p>
            <text:p text:style-name="P23"><text:span text:style-name="T28">'codigo' </text:span><text:span text:style-name="T24">=&gt; $codigo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Usuario $usuario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function </text:span><text:span text:style-name="T35">update(Usuario $usuario, $where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36">getOne</text:span><text:span text:style-name="T24">($codigo) {</text:span></text:p>
            <text:p text:style-name="P23"><text:span text:style-name="T24">$where = [ </text:span></text:p>
            <text:p text:style-name="P23"><text:span text:style-name="T28">'codigo' </text:span><text:span text:style-name="T24">=&gt; $codigo 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Pedido $pedido) {</text:span></text:p>
            <text:p text:style-name="P23"><text:span text:style-name="T24">$set = $pedid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function </text:span><text:span text:style-name="T45">update(Pedido $pedido, $where) {</text:span></text:p>
            <text:p text:style-name="P23"><text:span text:style-name="T46">$set = $pedid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44">public function </text:span><text:span text:style-name="T46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2">return new </text:span><text:span text:style-name="T43">Pedido ();</text:span></text:p>
            <text:p text:style-name="P23"><text:span text:style-name="T43">}</text:span></text:p>
            <text:p text:style-name="P23"><text:span text:style-name="T42">return </text:span><text:span text:style-name="T43">$rowSet-&gt;current 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function </text:span><text:span text:style-name="T52">exchangeArray</text:span><text:span text:style-name="T46">(</text:span><text:span text:style-name="T44">array </text:span><text:span text:style-name="T46">$data){</text:span></text:p>
            <text:p text:style-name="P23"><text:span text:style-name="T46"><text:tab/></text:span><text:span text:style-name="T46"><text:tab/></text:span><text:span text:style-name="T46">$this-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? $data[</text:span><text:span text:style-name="T47">'id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nome</text:span><text:span text:style-name="T46"> = </text:span><text:span text:style-name="T44">isset</text:span><text:span text:style-name="T46">($data[</text:span><text:span text:style-name="T47">'nome'</text:span><text:span text:style-name="T46">]) ? $data[</text:span><text:span text:style-name="T47">'nome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valor</text:span><text:span text:style-name="T46"> = </text:span><text:span text:style-name="T44">isset</text:span><text:span text:style-name="T46">($data[</text:span><text:span text:style-name="T47">'valor'</text:span><text:span text:style-name="T46">]) ? $data[</text:span><text:span text:style-name="T47">'valor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quantidade</text:span><text:span text:style-name="T46"> = </text:span><text:span text:style-name="T44">isset</text:span><text:span text:style-name="T46">($data[</text:span><text:span text:style-name="T47">'quantidade'</text:span><text:span text:style-name="T46">]) ? $data[</text:span><text:span text:style-name="T47">'quant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vars($this)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use </text:span><text:span text:style-name="T46">Zend\Db\TableGateway\TableGatewayInterface;</text:span></text:p>
            <text:p text:style-name="P23"><text:span text:style-name="T51"/></text:p>
            <text:p text:style-name="P23"><text:span text:style-name="T44">class </text:span><text:span text:style-name="T46">ProdutoTable 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TableGatewayInterf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y</text:span><text:span text:style-name="T46">;</text:span></text:p>
            <text:p text:style-name="P23"><text:span text:style-name="T44">public function </text:span><text:span text:style-name="T46">__construct(TableGatewayInterface $tableGateway) {</text:span></text:p>
            <text:p text:style-name="P23"><text:span text:style-name="T46">$this-&gt;</text:span><text:span text:style-name="T47">tableGateway</text:span><text:span text:style-name="T46"> = $tableGatewa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function </text:span><text:span text:style-name="T46">insert(Produto $produto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insert ( $set );</text:span></text:p>
            <text:p text:style-name="P23"><text:span text:style-name="T46">}</text:span></text:p>
            <text:p text:style-name="P23"><text:span text:style-name="T44">public function </text:span><text:span text:style-name="T46">update(Produto $produto, $where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function </text:span><text:span text:style-name="T45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4">return new </text:span><text:span text:style-name="T46">Produto ();</text:span></text:p>
            <text:p text:style-name="P23"><text:span text:style-name="T46">}</text:span></text:p>
            <text:p text:style-name="P23"><text:span text:style-name="T44">return </text:span><text:span text:style-name="T46">$rowSet-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B3B73E1C2A548B63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modelos que criamos. Por enquanto crie as tabelas usuários, pedidos e itens apenas com o campo id (integer, autonumerado, não nulo, 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43CA2FAB035AE7D7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EF35731F49D80457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><text:span text:style-name="T6"/></text:p>
            <text:p><text:span text:style-name="T6">Usando o botão </text:span><text:span text:style-name="T56">Inserir</text:span><text:span text:style-name="T6"> inclua quatro ou mais registros de produtos.</text:span></text:p>
            <text:p><text:span text:style-name="T6"/></text:p>
            <text:p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4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=localhost;port=5432;dbname=acme' 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5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SENHA 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será responsável por mostrar a página inicial com uma amostra dos produtos das Lojas Acme e links para comprar, identificar-se ou 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Controller;</text:span></text:p>
            <text:p text:style-name="P23"><text:span text:style-name="T51"/></text:p>
            <text:p text:style-name="P23"><text:span text:style-name="T44">use </text:span><text:span text:style-name="T46">Zend\Mvc\Controller\AbstractActionController;</text:span></text:p>
            <text:p text:style-name="P23"><text:span text:style-name="T44">use </text:span><text:span text:style-name="T46">Zend\View\Model\ViewModel;</text:span></text:p>
            <text:p text:style-name="P23"><text:span text:style-name="T44">use </text:span><text:span text:style-name="T46">Zend\ServiceManager\ServiceManager;</text:span></text:p>
            <text:p text:style-name="P23"><text:span text:style-name="T51"/></text:p>
            <text:p text:style-name="P23"><text:span text:style-name="T44">class </text:span><text:span text:style-name="T46">IndexController </text:span><text:span text:style-name="T44">extends </text:span><text:span text:style-name="T46">AbstractActionController 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ServiceManag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2cm">
          <draw:text-box>
            <text:p text:style-name="P23"><text:span text:style-name="T44">public function </text:span><text:span text:style-name="T46">__construct(ServiceManager 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function </text:span><text:span text:style-name="T46">indexAction() 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$this-&gt;</text:span><text:span text:style-name="T47">sm</text:span><text:span text:style-name="T46">-&gt;get(</text:span><text:span text:style-name="T47">'ProdutoTable'</text:span><text:span text:style-name="T46">)-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em views</text:span></text:p>
          </draw:text-box>
        </draw:frame>
        <draw:frame presentation:style-name="pr5" draw:text-style-name="P39" draw:layer="layout" svg:width="25.199cm" svg:height="15.457cm" svg:x="1.4cm" svg:y="4.343cm" presentation:class="outline" presentation:user-transformed="true">
          <draw:text-box>
            <text:p text:style-name="P37"><text:span text:style-name="T53">Cada controlador na pasta src/Controller tem uma pasta correspondente em views, dentro de uma pasta com o nome do módulo. A pasta do controlador tem o mesmo nome do controlador em minúsculas sem o sufixo Controller. O IndexController, por exemplo, tem uma pasta </text:span><text:span text:style-name="T63">index.</text:span><text:span text:style-name="T53"> Cada método com sufixo Action do controlador pode estar ligado a um arquivo de sufixo .phtml na pasta do controlador. Por exemplo, o método </text:span><text:span text:style-name="T64">indexAction</text:span><text:span text:style-name="T53"> está ligado ao arquivo </text:span><text:span text:style-name="T64">index.phtml.</text:span></text:p>
            <text:p text:style-name="P38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5040F611D0E797FD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preciso criar um arquivo de folhas de estilo. Dentro de </text:span><text:span text:style-name="T64">public/css</text:span><text:span text:style-name="T6"> vamos 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estilo do cabeçalho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CSS </text:span><text:span text:style-name="T64">header</text:span><text:span text:style-name="T6">:</text:span></text:p>
            <text:p><text:span text:style-name="T65"/></text:p>
            <text:p text:style-name="P23"><text:span text:style-name="T66">#cabecalho</text:span><text:span text:style-name="T67"> </text:span><text:span text:style-name="T68">{</text:span></text:p>
            <text:p text:style-name="P23"><text:span text:style-name="T67"><text:s text:c="4"/></text:span><text:span text:style-name="T69">background-color</text:span><text:span text:style-name="T68">:</text:span><text:span text:style-name="T67"> </text:span><text:span text:style-name="T70">green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67"> </text:span><text:span text:style-name="T70">1px</text:span><text:span text:style-name="T67"> </text:span><text:span text:style-name="T70">solid</text:span><text:span text:style-name="T6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6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6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67"> </text:span><text:span text:style-name="T70">100%</text:span></text:p>
            <text:p text:style-name="P23"><text:span text:style-name="T71">}</text:span></text:p>
            <text:p><text:span text:style-name="T6">Agora vamos incluir um identificador chamado </text:span><text:span text:style-name="T64">logomarca_customer</text:span><text:span text:style-name="T6">. Ela será referida pela tag </text:span><text:span text:style-name="T64">H1</text:span><text:span text:style-name="T6"> dentro da divisão </text:span><text:span text:style-name="T64">header</text:span><text:span text:style-name="T6"> de </text:span><text:span text:style-name="T72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a logomarca do cliente</text:span></text:p>
          </draw:text-box>
        </draw:frame>
        <draw:frame presentation:style-name="Padrão-outline1" draw:text-style-name="P8" draw:layer="layout" svg:width="25.199cm" svg:height="15.457cm" svg:x="1.401cm" svg:y="5.243cm" presentation:class="outline" presentation:user-transformed="true">
          <draw:text-box>
            <text:p><text:span text:style-name="T54">O conteúdo de </text:span><text:span text:style-name="T73">logomarca_cliente</text:span><text:span text:style-name="T54"> será o seguinte:</text:span></text:p>
            <text:p><text:span text:style-name="T74"/></text:p>
            <text:p text:style-name="P23"><text:span text:style-name="T66">#logomarca_cliente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green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whit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xx-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73">menu:</text:span></text:p>
            <text:p><text:span text:style-name="T74"/></text:p>
            <text:p text:style-name="P23"><text:span text:style-name="T66">#menu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yellow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5"> </text:span><text:span text:style-name="T70">1px</text:span><text:span text:style-name="T75"> </text:span><text:span text:style-name="T70">solid</text:span><text:span text:style-name="T75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darkblu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medium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5"> </text:span><text:span text:style-name="T70">100%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rodapé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73">footer</text:span><text:span text:style-name="T54"> ficará assim:</text:span></text:p>
            <text:p><text:span text:style-name="T74"/></text:p>
            <text:p text:style-name="P23"><text:span text:style-name="T76">footer</text:span><text:span text:style-name="T77"> </text:span><text:span text:style-name="T68">{</text:span></text:p>
            <text:p text:style-name="P23"><text:span text:style-name="T77"><text:s text:c="4"/></text:span><text:span text:style-name="T69">background-color</text:span><text:span text:style-name="T68">:</text:span><text:span text:style-name="T77"> </text:span><text:span text:style-name="T70">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7"> </text:span><text:span text:style-name="T70">1px</text:span><text:span text:style-name="T77"> </text:span><text:span text:style-name="T70">solid</text:span><text:span text:style-name="T7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7"> </text:span><text:span text:style-name="T70">100%</text:span><text:span text:style-name="T68">;</text:span></text:p>
            <text:p text:style-name="P23"><text:span text:style-name="T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s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 text:style-name="P23"><text:span text:style-name="T66">#lista_de_produtos</text:span><text:span text:style-name="T79"> </text:span><text:span text:style-name="T68">{</text:span></text:p>
            <text:p text:style-name="P23"><text:span text:style-name="T79"><text:s text:c="4"/></text:span><text:span text:style-name="T69">background-color</text:span><text:span text:style-name="T68">:</text:span><text:span text:style-name="T79"> </text:span><text:span text:style-name="T70">deepsky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9"> </text:span><text:span text:style-name="T70">1px</text:span><text:span text:style-name="T79"> </text:span><text:span text:style-name="T70">solid</text:span><text:span text:style-name="T79"> </text:span><text:span text:style-name="T70">black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9"> </text:span><text:span text:style-name="T70">100%</text:span><text:span text:style-name="T68">;</text:span></text:p>
            <text:p text:style-name="P23"><text:span text:style-name="T71">}</text:span></text:p>
            <text:p text:style-name="P23"><text:span text:style-name="T71"/></text:p>
            <text:p text:style-name="P23"><text:span text:style-name="T66">#produto</text:span><text:span text:style-name="T79"> </text:span><text:span text:style-name="T68">{</text:span></text:p>
            <text:p text:style-name="P23"><text:span text:style-name="T79"><text:s text:c="4"/></text:span><text:span text:style-name="T69">border</text:span><text:span text:style-name="T68">:</text:span><text:span text:style-name="T79"> </text:span><text:span text:style-name="T70">1px</text:span><text:span text:style-name="T68">;</text:span></text:p>
            <text:p text:style-name="P23"><text:span text:style-name="T68"><text:s text:c="4"/></text:span><text:span text:style-name="T69">border-style</text:span><text:span text:style-name="T68">:</text:span><text:span text:style-name="T79"> </text:span><text:span text:style-name="T70">solid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9"> </text:span><text:span text:style-name="T70">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9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9"> </text:span><text:span text:style-name="T70">left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botão de compras</text:span></text:p>
          </draw:text-box>
        </draw:frame>
        <draw:frame presentation:style-name="Padrão-outline1" draw:text-style-name="P41" draw:layer="layout" svg:width="25.199cm" svg:height="13.057cm" svg:x="1.401cm" svg:y="5.343cm" presentation:class="outline" presentation:user-transformed="true">
          <draw:text-box>
            <text:p text:style-name="P23"><text:span text:style-name="T66">#botao_comprar</text:span><text:span text:style-name="T71"> </text:span><text:span text:style-name="T68">{</text:span></text:p>
            <text:p text:style-name="P23"><text:span text:style-name="T71"><text:s text:c="4"/></text:span><text:span text:style-name="T69">background-color</text:span><text:span text:style-name="T68">:</text:span><text:span text:style-name="T71"> </text:span><text:span text:style-name="T70">red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1"> </text:span><text:span text:style-name="T70">1px</text:span><text:span text:style-name="T71"> </text:span><text:span text:style-name="T70">solid</text:span><text:span text:style-name="T71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1"> </text:span><text:span text:style-name="T70">yellow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1"> </text:span><text:span text:style-name="T70">Arial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1"> </text:span><text:span text:style-name="T70">bold</text:span><text:span text:style-name="T68">;</text:span></text:p>
            <text:p text:style-name="P23"><text:span text:style-name="T71">}</text:span></text:p>
            <text:p text:style-name="P40"><text:span text:style-name="T80"/></text:p>
            <text:p text:style-name="P40"><text:span text:style-name="T80">Após terminar o arquivo generic.css, vamos modificar o arquivo layout.phtml, dentro de views/layout, para que utilize somente os estilos que criam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</text:span></text:p>
          </draw:text-box>
        </draw:frame>
        <draw:frame presentation:style-name="pr5" draw:text-style-name="P43" draw:layer="layout" svg:width="25.199cm" svg:height="15.086cm" svg:x="1.4cm" svg:y="4.914cm" presentation:class="outline" presentation:user-transformed="true">
          <draw:text-box>
            <text:p text:style-name="P23"><text:span text:style-name="T34">&lt;?=</text:span><text:span text:style-name="T24"> $this-&gt;doctype() </text:span><text:span text:style-name="T34">?&gt;</text:span></text:p>
            <text:p text:style-name="P23"><text:span text:style-name="T25"/></text:p>
            <text:p text:style-name="P23"><text:span text:style-name="T82">&lt;</text:span><text:span text:style-name="T83">html</text:span><text:span text:style-name="T25"> </text:span><text:span text:style-name="T84">lang</text:span><text:span text:style-name="T85">=</text:span><text:span text:style-name="T86">"en"</text:span><text:span text:style-name="T82">&gt;</text:span></text:p>
            <text:p text:style-name="P23"><text:span text:style-name="T85"><text:s text:c="4"/></text:span><text:span text:style-name="T82">&lt;</text:span><text:span text:style-name="T83">head</text:span><text:span text:style-name="T82">&gt;</text:span></text:p>
            <text:p text:style-name="P23"><text:span text:style-name="T85"><text:s text:c="8"/></text:span><text:span text:style-name="T82">&lt;</text:span><text:span text:style-name="T83">meta</text:span><text:span text:style-name="T25"> </text:span><text:span text:style-name="T84">charset</text:span><text:span text:style-name="T85">=</text:span><text:span text:style-name="T86">"UTF-8"</text:span><text:span text:style-name="T82">&gt;</text:span></text:p>
            <text:p text:style-name="P23"><text:span text:style-name="T85"><text:s text:c="8"/></text:span><text:span text:style-name="T34">&lt;?=</text:span><text:span text:style-name="T24"> $this-&gt;headMeta()</text:span></text:p>
            <text:p text:style-name="P23"><text:span text:style-name="T24"><text:s text:c="12"/></text:span><text:span text:style-name="T24">-&gt;appendName(</text:span><text:span text:style-name="T28">'viewport'</text:span><text:span text:style-name="T24">, </text:span><text:span text:style-name="T28">'width=device-width, initial-scale=1.0'</text:span><text:span text:style-name="T24">)</text:span></text:p>
            <text:p text:style-name="P23"><text:span text:style-name="T24"><text:s text:c="12"/></text:span><text:span text:style-name="T24">-&gt;appendHttpEquiv(</text:span><text:span text:style-name="T28">'X-UA-Compatible'</text:span><text:span text:style-name="T24">, </text:span><text:span text:style-name="T28">'IE=edge'</text:span><text:span text:style-name="T24">)</text:span></text:p>
            <text:p text:style-name="P23"><text:span text:style-name="T24"><text:s text:c="8"/></text:span><text:span text:style-name="T34">?&gt;</text:span></text:p>
            <text:p text:style-name="P23"><text:span text:style-name="T25"/></text:p>
            <text:p text:style-name="P23"><text:span text:style-name="T85"><text:s text:c="8"/></text:span><text:span text:style-name="T87">&lt;!-- Le styles --&gt;</text:span></text:p>
            <text:p text:style-name="P23"><text:span text:style-name="T85"><text:s text:c="8"/></text:span><text:span text:style-name="T34">&lt;?=</text:span><text:span text:style-name="T24"> $this-&gt;headLink([</text:span><text:span text:style-name="T28">'rel' </text:span><text:span text:style-name="T24">=&gt; </text:span><text:span text:style-name="T28">'shortcut icon'</text:span><text:span text:style-name="T24">, </text:span><text:span text:style-name="T28">'type' </text:span><text:span text:style-name="T24">=&gt; </text:span><text:span text:style-name="T28">'image/vnd.microsoft.icon'</text:span><text:span text:style-name="T24">, </text:span><text:span text:style-name="T28">'href' </text:span><text:span text:style-name="T24">=&gt; $this-&gt;basePath() . </text:span><text:span text:style-name="T28">'/img/favicon.ico'</text:span><text:span text:style-name="T24">])</text:span></text:p>
            <text:p text:style-name="P23"><text:span text:style-name="T24"><text:s text:c="12"/></text:span><text:span text:style-name="T24">-&gt;prependStylesheet($this-&gt;basePath(</text:span><text:span text:style-name="T28">'css/generic.css'</text:span><text:span text:style-name="T24">))</text:span></text:p>
            <text:p text:style-name="P23"><text:span text:style-name="T24"><text:s text:c="8"/></text:span><text:span text:style-name="T34">?&gt;</text:span></text:p>
            <text:p text:style-name="P23"><text:span text:style-name="T85"><text:s text:c="4"/></text:span><text:span text:style-name="T82">&lt;/</text:span><text:span text:style-name="T83">head</text:span><text:span text:style-name="T8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layout.html (cont.)</text:span></text:p>
          </draw:text-box>
        </draw:frame>
        <draw:frame presentation:style-name="pr5" draw:text-style-name="P44" draw:layer="layout" svg:width="25.199cm" svg:height="15.086cm" svg:x="1.4cm" svg:y="4.914cm" presentation:class="outline" presentation:user-transformed="true">
          <draw:text-box>
            <text:p text:style-name="P23"><text:span text:style-name="T88"><text:s text:c="4"/></text:span><text:span text:style-name="T89">&lt;</text:span><text:span text:style-name="T90">body</text:span><text:span text:style-name="T89">&gt;</text:span></text:p>
            <text:p text:style-name="P23"><text:span text:style-name="T51"/></text:p>
            <text:p text:style-name="P23"><text:span text:style-name="T88"><text:s text:c="8"/></text:span><text:span text:style-name="T89">&lt;</text:span><text:span text:style-name="T90">div</text:span><text:span text:style-name="T51"> </text:span><text:span text:style-name="T91">class</text:span><text:span text:style-name="T88">=</text:span><text:span text:style-name="T92">"container"</text:span><text:span text:style-name="T89">&gt;</text:span></text:p>
            <text:p text:style-name="P23"><text:span text:style-name="T88"><text:s text:c="12"/></text:span><text:span text:style-name="T50">&lt;?=</text:span><text:span text:style-name="T46"> $this-&gt;</text:span><text:span text:style-name="T47">content</text:span><text:span text:style-name="T46"> </text:span><text:span text:style-name="T50">?&gt;</text:span></text:p>
            <text:p text:style-name="P23"><text:span text:style-name="T88"><text:s text:c="12"/></text:span><text:span text:style-name="T89">&lt;</text:span><text:span text:style-name="T90">hr</text:span><text:span text:style-name="T89">&gt;</text:span></text:p>
            <text:p text:style-name="P23"><text:span text:style-name="T88"><text:s text:c="12"/></text:span><text:span text:style-name="T89">&lt;</text:span><text:span text:style-name="T90">footer</text:span><text:span text:style-name="T89">&gt;</text:span></text:p>
            <text:p text:style-name="P23"><text:span text:style-name="T88"><text:s text:c="16"/></text:span><text:span text:style-name="T89">&lt;</text:span><text:span text:style-name="T90">p</text:span><text:span text:style-name="T89">&gt;</text:span><text:span text:style-name="T93">&amp;copy;</text:span><text:span text:style-name="T88"> </text:span><text:span text:style-name="T50">&lt;?=</text:span><text:span text:style-name="T46"> </text:span><text:span text:style-name="T94">date</text:span><text:span text:style-name="T46">(</text:span><text:span text:style-name="T47">'Y'</text:span><text:span text:style-name="T46">) </text:span><text:span text:style-name="T50">?&gt;</text:span><text:span text:style-name="T88"> by CORPORAÇÃO NF. All rights reserved.</text:span><text:span text:style-name="T89">&lt;/</text:span><text:span text:style-name="T90">p</text:span><text:span text:style-name="T89">&gt;</text:span></text:p>
            <text:p text:style-name="P23"><text:span text:style-name="T88"><text:s text:c="12"/></text:span><text:span text:style-name="T89">&lt;/</text:span><text:span text:style-name="T90">footer</text:span><text:span text:style-name="T89">&gt;</text:span></text:p>
            <text:p text:style-name="P23"><text:span text:style-name="T88"><text:s text:c="8"/></text:span><text:span text:style-name="T89">&lt;/</text:span><text:span text:style-name="T90">div</text:span><text:span text:style-name="T89">&gt;</text:span></text:p>
            <text:p text:style-name="P23"><text:span text:style-name="T88"><text:s text:c="8"/></text:span><text:span text:style-name="T50">&lt;?=</text:span><text:span text:style-name="T46"> $this-&gt;inlineScript() </text:span><text:span text:style-name="T50">?&gt;</text:span></text:p>
            <text:p text:style-name="P23"><text:span text:style-name="T88"><text:s text:c="4"/></text:span><text:span text:style-name="T89">&lt;/</text:span><text:span text:style-name="T90">body</text:span><text:span text:style-name="T89">&gt;</text:span></text:p>
            <text:p text:style-name="P23"><text:span text:style-name="T89">&lt;/</text:span><text:span text:style-name="T90">html</text:span><text:span text:style-name="T89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8" draw:text-style-name="P33" draw:layer="layout" svg:width="26.166cm" svg:height="15.2cm" svg:x="0.92cm" svg:y="5cm">
          <draw:text-box>
            <text:p text:style-name="P23"><text:span text:style-name="T95">&lt;</text:span><text:span text:style-name="T96">h1</text:span><text:span text:style-name="T41"> </text:span><text:span text:style-name="T97">id</text:span><text:span text:style-name="T98">=</text:span><text:span text:style-name="T99">"logomarca_cliente"</text:span><text:span text:style-name="T95">&gt;</text:span><text:span text:style-name="T98">Lojas Acme</text:span><text:span text:style-name="T95">&lt;/</text:span><text:span text:style-name="T96">h1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  <text:p text:style-name="P23"><text:span text:style-name="T95">&lt;</text:span><text:span text:style-name="T96">div</text:span><text:span text:style-name="T41"> </text:span><text:span text:style-name="T97">id</text:span><text:span text:style-name="T98">=</text:span><text:span text:style-name="T99">"menu"</text:span><text:span text:style-name="T95">&gt;</text:span></text:p>
            <text:p text:style-name="P23"><text:span text:style-name="T95">&lt;</text:span><text:span text:style-name="T96">form</text:span><text:span text:style-name="T41"> </text:span><text:span text:style-name="T97">action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</text:span><text:span text:style-name="T43">=&gt;</text:span><text:span text:style-name="T60">'buscar'</text:span><text:span text:style-name="T43">])</text:span><text:span text:style-name="T40">?&gt;</text:span><text:span text:style-name="T41">" </text:span><text:span text:style-name="T97">method</text:span><text:span text:style-name="T98">=</text:span><text:span text:style-name="T99">"post"</text:span><text:span text:style-name="T95">&gt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acessar'</text:span><text:span text:style-name="T43">])</text:span><text:span text:style-name="T40">?&gt;</text:span><text:span text:style-name="T41">"</text:span><text:span text:style-name="T95">&gt;</text:span><text:span text:style-name="T98">Acessar</text:span><text:span text:style-name="T95">&lt;/</text:span><text:span text:style-name="T96">a</text:span><text:span text:style-name="T95">&gt;</text:span></text:p>
            <text:p text:style-name="P23"><text:span text:style-name="T100">&amp;nbsp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95">&gt;</text:span><text:span text:style-name="T98">Cadastrar</text:span><text:span text:style-name="T95">&lt;/</text:span><text:span text:style-name="T96">a</text:span><text:span text:style-name="T95">&gt;</text:span></text:p>
            <text:p text:style-name="P23"><text:span text:style-name="T95">&lt;</text:span><text:span text:style-name="T96">label</text:span><text:span text:style-name="T95">&gt;</text:span><text:span text:style-name="T98">Busca produtos:</text:span><text:span text:style-name="T95">&lt;/</text:span><text:span text:style-name="T96">label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name</text:span><text:span text:style-name="T98">=</text:span><text:span text:style-name="T99">"nome"</text:span><text:span text:style-name="T41"> </text:span><text:span text:style-name="T97">value</text:span><text:span text:style-name="T98">=</text:span><text:span text:style-name="T99">""</text:span><text:span text:style-name="T41"> </text:span><text:span text:style-name="T97">id</text:span><text:span text:style-name="T98">=</text:span><text:span text:style-name="T99">"nome"</text:span><text:span text:style-name="T41"> </text:span><text:span text:style-name="T97">type</text:span><text:span text:style-name="T98">=</text:span><text:span text:style-name="T99">"text"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type</text:span><text:span text:style-name="T98">=</text:span><text:span text:style-name="T99">"submit"</text:span><text:span text:style-name="T41"> </text:span><text:span text:style-name="T97">value</text:span><text:span text:style-name="T98">=</text:span><text:span text:style-name="T99">"Pesquisar"</text:span><text:span text:style-name="T41"> </text:span><text:span text:style-name="T95">/&gt;</text:span></text:p>
            <text:p text:style-name="P23"><text:span text:style-name="T95">&lt;/</text:span><text:span text:style-name="T96">form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39" draw:text-style-name="P33" draw:layer="layout" svg:width="24.252cm" svg:height="11.762cm" svg:x="2.286cm" svg:y="6.368cm">
          <draw:text-box>
            <text:p text:style-name="P23"><text:span text:style-name="T95">&lt;</text:span><text:span text:style-name="T96">table</text:span><text:span text:style-name="T41"> </text:span><text:span text:style-name="T97">id</text:span><text:span text:style-name="T98">=</text:span><text:span text:style-name="T99">"lista_de_produtos"</text:span><text:span text:style-name="T95">&gt;</text:span></text:p>
            <text:p text:style-name="P23"><text:span text:style-name="T40">&lt;?=</text:span><text:span text:style-name="T43">$this-&gt;partialLoop(</text:span><text:span text:style-name="T60">'produtos.phtml'</text:span><text:span text:style-name="T43">,$this-&gt;</text:span><text:span text:style-name="T60">produtos</text:span><text:span text:style-name="T43">)</text:span><text:span text:style-name="T40">?&gt;</text:span></text:p>
            <text:p text:style-name="P23"><text:span text:style-name="T95">&lt;/</text:span><text:span text:style-name="T96">table</text:span><text:span text:style-name="T95">&gt;</text:span></text:p>
            <text:p><text:span text:style-name="T10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5" draw:layer="layout" svg:width="25.199cm" svg:height="3.506cm" svg:x="1.4cm" svg:y="-0.063cm" presentation:class="title" presentation:user-transformed="true">
          <draw:text-box>
            <text:p><text:span text:style-name="T3">view/produtos.phtml</text:span></text:p>
          </draw:text-box>
        </draw:frame>
        <draw:frame draw:style-name="gr40" draw:text-style-name="P34" draw:layer="layout" svg:width="25.486cm" svg:height="18.651cm" svg:x="1.4cm" svg:y="2.648cm">
          <draw:text-box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!== 0):</text:span></text:p>
            <text:p text:style-name="P23"><text:span text:style-name="T50">?&gt;</text:span></text:p>
            <text:p text:style-name="P23"><text:span text:style-name="T89">&lt;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89">&lt;</text:span><text:span text:style-name="T90">td</text:span><text:span text:style-name="T51"> </text:span><text:span text:style-name="T91">id</text:span><text:span text:style-name="T88">=</text:span><text:span text:style-name="T92">"produto"</text:span><text:span text:style-name="T89">&gt;</text:span></text:p>
            <text:p><text:span text:style-name="T50">&lt;?=</text:span><text:span text:style-name="T46">htmlentities($this-&gt;</text:span><text:span text:style-name="T47">produto</text:span><text:span text:style-name="T46">-&gt;</text:span><text:span text:style-name="T47">nome</text:span><text:span text:style-name="T103">,0,</text:span><text:span text:style-name="T104">'iso-8859-1'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valor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</text:span><text:span text:style-name="T47">'Quantidade disponível:'</text:span><text:span text:style-name="T46">)</text:span><text:span text:style-name="T50">?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quantidade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105">&lt;</text:span><text:span text:style-name="T106">a</text:span><text:span text:style-name="T105"> </text:span><text:span text:style-name="T107">id</text:span><text:span text:style-name="T108">=</text:span><text:span text:style-name="T109">"botao_comprar"</text:span><text:span text:style-name="T110"> </text:span><text:span text:style-name="T111">href</text:span><text:span text:style-name="T112">=</text:span><text:span text:style-name="T110">"</text:span><text:span text:style-name="T113">&lt;?=</text:span><text:span text:style-name="T102">$this-&gt;url(</text:span><text:span text:style-name="T114">'application'</text:span><text:span text:style-name="T102">,[</text:span><text:span text:style-name="T114">'controller'</text:span><text:span text:style-name="T102">=&gt;</text:span><text:span text:style-name="T114">'carrinho'</text:span><text:span text:style-name="T102">,</text:span><text:span text:style-name="T114">'action'</text:span><text:span text:style-name="T102">=&gt;</text:span><text:span text:style-name="T114">'comprar'</text:span><text:span text:style-name="T102">])</text:span><text:span text:style-name="T113">?&gt;</text:span><text:span text:style-name="T110">"&gt;</text:span><text:span text:style-name="T112">Comprar</text:span><text:span text:style-name="T110">&lt;/</text:span><text:span text:style-name="T115">a</text:span><text:span text:style-name="T110">&gt;</text:span></text:p>
            <text:p text:style-name="P23"><text:span text:style-name="T89">&lt;/</text:span><text:span text:style-name="T90">td</text:span><text:span text:style-name="T89">&gt;</text:span></text:p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== 0):</text:span></text:p>
            <text:p text:style-name="P23"><text:span text:style-name="T50">?&gt;</text:span></text:p>
            <text:p text:style-name="P23"><text:span text:style-name="T89">&lt;/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6" draw:text-style-name="P42" draw:layer="layout" svg:width="25.199cm" svg:height="3.506cm" svg:x="1.4cm" svg:y="0.837cm" presentation:class="title">
          <draw:text-box>
            <text:p><text:span text:style-name="T81">Observação</text:span></text:p>
          </draw:text-box>
        </draw:frame>
        <draw:frame presentation:style-name="pr16" draw:text-style-name="P46" draw:layer="layout" svg:width="25.199cm" svg:height="7.597cm" svg:x="1.4cm" svg:y="4.914cm" presentation:class="outline" presentation:user-transformed="true">
          <draw:text-box>
            <text:p text:style-name="P45"><text:span text:style-name="T116">No arquivo produtos.phtml, a função htmlentities() foi utilizada no lugar do método escapeHtml() por causa de um bug na leitura da codificação de caracteres da tabela do banco de dados. Embora a tabela esteja codificada como UTF-8, a codificação detectada na verdade é ISO-8859-1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4.95cm" svg:height="15.827cm" svg:x="1.486cm" svg:y="4.573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Application\Controller;</text:span></text:p>
            <text:p text:style-name="P23"><text:span text:style-name="T25"/></text:p>
            <text:p text:style-name="P23"><text:span text:style-name="T23">use </text:span><text:span text:style-name="T24">Zend\Mvc\Controller\AbstractActionController;</text:span></text:p>
            <text:p text:style-name="P23"><text:span text:style-name="T23">use </text:span><text:span text:style-name="T24">Zend\View\Model\ViewModel;</text:span></text:p>
            <text:p text:style-name="P23"><text:span text:style-name="T25"/></text:p>
            <text:p text:style-name="P23"><text:span text:style-name="T23">class </text:span><text:span text:style-name="T24">IndexController </text:span><text:span text:style-name="T23">extends </text:span><text:span text:style-name="T24">AbstractActionController</text:span></text:p>
            <text:p text:style-name="P23"><text:span text:style-name="T24">{</text:span></text:p>
            <text:p text:style-name="P23"><text:span text:style-name="T24"><text:s text:c="4"/></text:span><text:span text:style-name="T23">public function </text:span><text:span text:style-name="T24">indexAction()</text:span></text:p>
            <text:p text:style-name="P23"><text:span text:style-name="T24"><text:s text:c="4"/></text:span><text:span text:style-name="T24">{</text:span></text:p>
            <text:p text:style-name="P23"><text:span text:style-name="T24"><text:s text:c="8"/></text:span><text:span text:style-name="T23">return new </text:span><text:span text:style-name="T24">ViewModel();</text:span></text:p>
            <text:p text:style-name="P23"><text:span text:style-name="T24"><text:s text:c="4"/></text:span><text:span text:style-name="T24">}</text:span></text:p>
            <text:p text:style-name="P23"><text:span text:style-name="T24"><text:s text:c="4"/>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6" draw:text-style-name="P47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1" draw:text-style-name="P27" draw:layer="layout" svg:width="25.113cm" svg:height="15.827cm" svg:x="1.486cm" svg:y="4.573cm">
          <draw:text-box>
            <text:p text:style-name="P23"><text:span text:style-name="T23">public function </text:span><text:span text:style-name="T24">busc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acess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cadastr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<text:tab/></text:span><text:span text:style-name="T24">}</text:span></text:p>
            <text:p text:style-name="P23"><text:span text:style-name="T24"><text:s text:c="4"/></text:span></text:p>
            <text:p text:style-name="P23"><text:span text:style-name="T24">}</text:span></text:p>
          </draw:text-box>
        </draw:frame>
        <draw:custom-shape draw:style-name="gr42" draw:text-style-name="P3" draw:layer="layout" svg:width="14.4cm" svg:height="12.457cm" svg:x="1.486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gora, depois de tudo isso, se chamarmos a URL:</text:span></text:p>
            <text:p><text:span text:style-name="T118">http://localhost:8000 (não esqueça de iniciar o servidor) (</text:span><text:span text:style-name="T119">Slide número 19)</text:span></text:p>
          </draw:text-box>
        </draw:frame>
        <draw:frame draw:style-name="gr1" draw:text-style-name="P3" draw:layer="layout" svg:width="24.783cm" svg:height="12.2cm" svg:x="1.486cm" svg:y="8.2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O Modelo concentra as regras e objetos de negócio, o acesso ao banco de dados e os métodos de serviço.</text:span></text:p>
            <text:p><text:span text:style-name="T120"/></text:p>
            <text:p><text:span text:style-name="T120"/></text:p>
          </draw:text-box>
        </draw:frame>
        <draw:custom-shape draw:style-name="gr46" draw:text-style-name="P51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52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A </text:span><text:span text:style-name="T121">Visão</text:span><text:span text:style-name="T120"> determina o layout e o design da aplicação. É a interface com o usuário.</text:span></text:p>
            <text:p><text:span text:style-name="T120"/></text:p>
            <text:p><text:span text:style-name="T120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51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aplicação.</text:span></text:p>
            <text:p><text:span text:style-name="T54"/></text:p>
            <text:p><text:span text:style-name="T54"/></text:p>
          </draw:text-box>
        </draw:frame>
        <draw:custom-shape draw:style-name="gr43" draw:text-style-name="P4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4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9" draw:text-style-name="P51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5" draw:text-style-name="P4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9.2cm" svg:y1="14.2cm" svg:x2="17cm" svg:y2="14.2cm">
          <text:p/>
        </draw:line>
        <draw:frame draw:style-name="gr51" draw:text-style-name="P53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2" draw:text-style-name="P49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3" draw:text-style-name="P53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/></text:p>
            <text:p><text:span text:style-name="T118">O </text:span><text:span text:style-name="T122">Controlador </text:span><text:span text:style-name="T118">interpreta a requisição e usa o </text:span><text:span text:style-name="T122">Modelo</text:span><text:span text:style-name="T118"> correspondente. O </text:span><text:span text:style-name="T122">Modelo</text:span><text:span text:style-name="T118"> determina a próxima ação.</text:span></text:p>
            <text:p><text:span text:style-name="T118"/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5" draw:text-style-name="P49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draw:frame draw:style-name="gr56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>O </text:span><text:span text:style-name="T122">Controlador</text:span><text:span text:style-name="T118"> devolve para o usuário uma </text:span><text:span text:style-name="T122">Visão</text:span><text:span text:style-name="T118">, selecionada a partir das regras de negócio do </text:span><text:span text:style-name="T122">Modelo.</text:span></text:p>
          </draw:text-box>
        </draw:frame>
        <draw:custom-shape draw:style-name="gr57" draw:text-style-name="P49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8" draw:text-style-name="P49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C4B88D3ED5F0141E.png" xlink:type="simple" xlink:show="embed" xlink:actuate="onLoad">
            <text:p/>
          </draw:image>
        </draw:frame>
        <draw:frame draw:style-name="gr59" draw:text-style-name="P53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62DDA106D708B6DF.png" xlink:type="simple" xlink:show="embed" xlink:actuate="onLoad">
            <text:p/>
          </draw:image>
        </draw:frame>
        <draw:line draw:style-name="gr50" draw:text-style-name="P3" draw:layer="layout" svg:x1="7.8cm" svg:y1="13cm" svg:x2="18cm" svg:y2="13cm">
          <text:p/>
        </draw:line>
        <draw:frame draw:style-name="gr60" draw:text-style-name="P53" draw:layer="layout" svg:width="9.202cm" svg:height="0.962cm" svg:x="8.732cm" svg:y="11.812cm">
          <draw:text-box>
            <text:p><text:span text:style-name="T14">http://localhost:8000/lojasacme</text:span></text:p>
          </draw:text-box>
        </draw:frame>
        <draw:custom-shape draw:style-name="gr61" draw:text-style-name="P49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59" draw:text-style-name="P53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Um objeto da classe </text:span><text:span text:style-name="T122">IndexController</text:span><text:span text:style-name="T118"> interpreta a requisição e cria um objeto da classe </text:span><text:span text:style-name="T122">Produto</text:span><text:span text:style-name="T118">, que é o </text:span><text:span text:style-name="T122">Modelo</text:span><text:span text:style-name="T118"> que estamos tratando.</text:span></text:p>
          </draw:text-box>
        </draw:frame>
        <draw:custom-shape draw:style-name="gr54" draw:text-style-name="P49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2" draw:text-style-name="P49" draw:layer="layout" svg:width="4.4cm" svg:height="3.388cm" svg:x="18.2cm" svg:y="11.6cm">
          <text:p text:style-name="P11"><text:span text:style-name="T14">Produto.php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6cm" svg:y1="12cm" svg:x2="17.2cm" svg:y2="12cm">
          <text:p/>
        </draw:line>
        <draw:line draw:style-name="gr50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8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objeto </text:span><text:span text:style-name="T122">IndexController</text:span><text:span text:style-name="T118"> devolve para o usuário uma Visão, criada a partir do arquivo </text:span><text:span text:style-name="T122">default.phtml</text:span><text:span text:style-name="T118"> do diretório </text:span><text:span text:style-name="T122">view/scripts.</text:span></text:p>
          </draw:text-box>
        </draw:frame>
        <draw:custom-shape draw:style-name="gr54" draw:text-style-name="P49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0" draw:text-style-name="P3" draw:layer="layout" svg:x1="9.4cm" svg:y1="13cm" svg:x2="15.2cm" svg:y2="13cm">
          <text:p/>
        </draw:line>
        <draw:custom-shape draw:style-name="gr63" draw:text-style-name="P49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C4B88D3ED5F0141E.png" xlink:type="simple" xlink:show="embed" xlink:actuate="onLoad">
            <text:p/>
          </draw:image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Nossa tela inicial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Foi assim que chegamos neste resultado:</text:span></text:p>
          </draw:text-box>
        </draw:frame>
        <draw:frame draw:style-name="gr59" draw:text-style-name="P53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5.695cm" svg:height="13cm" svg:x="1.391cm" svg:y="7cm">
          <draw:image xlink:href="Pictures/1000020100000544000002D9CDEAB7FAC0238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48" draw:layer="layout" svg:width="25.199cm" svg:height="13.057cm" svg:x="1.001cm" svg:y="5.2cm" presentation:class="outline" presentation:user-transformed="true">
          <draw:text-box>
            <text:p><text:span text:style-name="T118">Que está de acordo com o esperado:</text:span></text:p>
          </draw:text-box>
        </draw:frame>
        <draw:custom-shape draw:style-name="gr64" draw:text-style-name="P54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5" draw:text-style-name="P56" draw:layer="layout" svg:width="13.6cm" svg:height="2cm" svg:x="6.6cm" svg:y="8.2cm">
          <text:p text:style-name="P55"><text:span text:style-name="T123">Acessar</text:span><text:span text:style-name="T123"><text:tab/></text:span><text:span text:style-name="T123"><text:tab/></text:span><text:span text:style-name="T123">Cadastrar-se</text:span></text:p>
          <text:p text:style-name="P16"><text:span text:style-name="T123">Buscar Produtos:</text:span></text:p>
          <draw:enhanced-geometry svg:viewBox="0 0 21600 21600" draw:type="rectangle" draw:enhanced-path="M 0 0 L 21600 0 21600 21600 0 21600 0 0 Z N"/>
        </draw:custom-shape>
        <draw:custom-shape draw:style-name="gr66" draw:text-style-name="P57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8" draw:layer="layout" svg:width="13.6cm" svg:height="1cm" svg:x="6.6cm" svg:y="13.8cm">
          <text:p text:style-name="P11"><text:span text:style-name="T124">Logomarca do Desenvolvedo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7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69" draw:text-style-name="P59" draw:layer="layout" svg:width="5.4cm" svg:height="2.8cm" svg:x="14.4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0" draw:text-style-name="P60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funcionalidade do Carrinho de Compras</text:span></text:p>
          </draw:text-box>
        </draw:frame>
        <draw:frame presentation:style-name="Padrão-outline1" draw:text-style-name="P48" draw:layer="layout" svg:width="25.199cm" svg:height="13.057cm" svg:x="1.287cm" svg:y="5.143cm" presentation:class="outline" presentation:user-transformed="true">
          <draw:text-box>
            <text:p><text:span text:style-name="T118">Só que não acabou. Agora temos de implementar a funcionalidade de carrinho de compras.</text:span></text:p>
            <text:p><text:span text:style-name="T118">Quando o usuário der um clique no link </text:span><text:span text:style-name="T127">“COMPRAR”</text:span><text:span text:style-name="T118">, se já não houver um, deverá ser criado um carrinho de compras que irá acumular os produtos até que o usuário decida fechar a compra. Precisaremos então de um link </text:span><text:span text:style-name="T127">“FECHAR COMPRA”.</text:span></text:p>
            <text:p><text:span text:style-name="T119"/></text:p>
            <text:p><text:span text:style-name="T118">E quando esse link for acionado, se o usuário ainda não se logou, deverá se logar. Se ainda não tiver login, deverá cadastrá-lo.</text:span></text:p>
            <text:p><text:span text:style-name="T118"/></text:p>
            <text:p><text:span text:style-name="T118">Bem, é muita coisa para fazer. Vamos primeiro ao carrinho de</text:span></text:p>
            <text:p><text:span text:style-name="T118">compras. Criaremos os métodos no controlador que manipularão o carrinho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3" draw:layer="layout" svg:width="25.199cm" svg:height="15.2cm" svg:x="1.001cm" svg:y="5.2cm" presentation:class="outline" presentation:user-transformed="true">
          <draw:text-box>
            <text:p><text:span text:style-name="T128">Vamos criar um método na classe </text:span><text:span text:style-name="T129">CarrinhoController</text:span></text:p>
            <text:p><text:span text:style-name="T128">chamado </text:span><text:span text:style-name="T129">comprar.</text:span></text:p>
            <text:p><text:span text:style-name="T130"/></text:p>
            <text:p><text:span text:style-name="T131">/* Página do carrinho de compras */</text:span></text:p>
            <text:p text:style-name="P61"><text:span text:style-name="T132">public function</text:span><text:span text:style-name="T133"> </text:span><text:span text:style-name="T134">comprarAction()</text:span></text:p>
            <text:p text:style-name="P61"><text:span text:style-name="T133">{</text:span></text:p>
            <text:p text:style-name="P61"><text:span text:style-name="T135"><text:s/></text:span><text:span text:style-name="T135"><text:tab/></text:span><text:span text:style-name="T135">$mensagem</text:span><text:span text:style-name="T133"> </text:span><text:span text:style-name="T136">= '';</text:span></text:p>
            <text:p text:style-name="P62"><text:span text:style-name="T132"><text:s text:c="7"/></text:span><text:span text:style-name="T132">if</text:span><text:span text:style-name="T133"> (!</text:span><text:span text:style-name="T132">isset</text:span><text:span text:style-name="T133">($_SESSION</text:span><text:span text:style-name="T134">['carrinho']))</text:span></text:p>
            <text:p text:style-name="P61"><text:span text:style-name="T133"><text:s/></text:span><text:span text:style-name="T133"><text:tab/></text:span><text:span text:style-name="T133">{</text:span></text:p>
            <text:p text:style-name="P61"><text:span text:style-name="T135"><text:s/></text:span><text:span text:style-name="T135"><text:tab/></text:span><text:span text:style-name="T135"><text:tab/></text:span><text:span text:style-name="T135">$_SESSION</text:span><text:span text:style-name="T134">['carrinho']</text:span><text:span text:style-name="T133"> = </text:span><text:span text:style-name="T132">array</text:span><text:span text:style-name="T133">();</text:span></text:p>
            <text:p text:style-name="P61"><text:span text:style-name="T133"><text:s/></text:span><text:span text:style-name="T133"><text:tab/></text:span><text:span text:style-name="T133">}</text:span></text:p>
            <text:p text:style-name="P61"><text:span text:style-name="T135"><text:s/></text:span><text:span text:style-name="T135"><text:tab/></text:span><text:span text:style-name="T135">$carrinho</text:span><text:span text:style-name="T133"> = </text:span><text:span text:style-name="T135">$_SESSION</text:span><text:span text:style-name="T134">['carrinho']</text:span><text:span text:style-name="T133">;</text:span></text:p>
            <text:p text:style-name="P61"><text:span text:style-name="T132">return</text:span><text:span text:style-name="T133"> </text:span><text:span text:style-name="T137">$viewModel;</text:span></text:p>
            <text:p text:style-name="P61"><text:span text:style-name="T138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41" draw:layer="layout" svg:width="25.199cm" svg:height="14.2cm" svg:x="1.001cm" svg:y="6.2cm" presentation:class="outline" presentation:user-transformed="true">
          <draw:text-box>
            <text:p><text:span text:style-name="T139">class</text:span><text:span text:style-name="T58"> CarrinhoController </text:span><text:span text:style-name="T139">extends</text:span><text:span text:style-name="T58"> AbstractActionController</text:span></text:p>
            <text:p><text:span text:style-name="T140">{</text:span></text:p>
            <text:p><text:span text:style-name="T140">/**</text:span></text:p>
            <text:p><text:span text:style-name="T140">* Este método será executado sempre que a classe for</text:span></text:p>
            <text:p><text:span text:style-name="T140">instanciada,</text:span></text:p>
            <text:p><text:span text:style-name="T140">* depois do construtor.</text:span></text:p>
            <text:p><text:span text:style-name="T140">* Faz o carregamento das classes que serão usadas pelo</text:span></text:p>
            <text:p><text:span text:style-name="T140">controlador.</text:span></text:p>
            <text:p><text:span text:style-name="T140">*</text:span></text:p>
            <text:p><text:span text:style-name="T140">* @return void</text:span></text:p>
            <text:p><text:span text:style-name="T140">*/</text:span></text:p>
            <text:p><text:span text:style-name="T58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5.199cm" svg:height="15.2cm" svg:x="1.001cm" svg:y="5.2cm" presentation:class="outline" presentation:user-transformed="true">
          <draw:text-box>
            <text:p text:style-name="P64"><text:span text:style-name="T141">if </text:span><text:span text:style-name="T142">(!</text:span><text:span text:style-name="T143">is_null</text:span><text:span text:style-name="T142">($this-&gt;params()-&gt;fromRoute('id')))</text:span></text:p>
            <text:p text:style-name="P64"><text:span text:style-name="T142">{</text:span></text:p>
            <text:p text:style-name="P64"><text:span text:style-name="T144"><text:s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$id</text:span><text:span text:style-name="T142"> = (</text:span><text:span text:style-name="T141">int</text:span><text:span text:style-name="T142">)</text:span><text:span text:style-name="T144">$this</text:span><text:span text:style-name="T145">-&gt;params()-&gt;fromRoute</text:span><text:span text:style-name="T142">('id');</text:span></text:p>
            <text:p text:style-name="P64"><text:span text:style-name="T144"><text:s/></text:span><text:span text:style-name="T144"><text:tab/></text:span><text:span text:style-name="T144"><text:tab/></text:span><text:span text:style-name="T144"> </text:span><text:span text:style-name="T144"><text:tab/></text:span><text:span text:style-name="T144">$incluido</text:span><text:span text:style-name="T142"> = </text:span><text:span text:style-name="T141">FALSE</text:span><text:span text:style-name="T142">;</text:span></text:p>
            <text:p text:style-name="P64"><text:span text:style-name="T141"><text:s/>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foreach</text:span><text:span text:style-name="T142"> (</text:span><text:span text:style-name="T144">$carrinho</text:span><text:span text:style-name="T142"> as </text:span><text:span text:style-name="T144">$produto</text:span><text:span text:style-name="T142">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1"><text:s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if</text:span><text:span text:style-name="T142"> (</text:span><text:span text:style-name="T141">isset</text:span><text:span text:style-name="T142">(</text:span><text:span text:style-name="T144">$produto</text:span><text:span text:style-name="T142">['id'])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1"><text:s text:c="2"/>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if</text:span><text:span text:style-name="T142"> </text:span><text:span text:style-name="T144">($produto</text:span><text:span text:style-name="T142">['id'] == $id )</text:span></text:p>
            <text:p text:style-name="P64"><text:span text:style-name="T142"><text:s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<text:tab/></text:span><text:span text:style-name="T142"><text:tab/></text:span><text:span text:style-name="T142"><text:tab/></text:span><text:span text:style-name="T142"> </text:span><text:span text:style-name="T142"><text:tab/></text:span><text:span text:style-name="T142">{</text:span></text:p>
            <text:p text:style-name="P64"><text:span text:style-name="T144"><text:s/></text:span><text:span text:style-name="T144"><text:tab/></text:span><text:span text:style-name="T144"> 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$incluido</text:span><text:span text:style-name="T142"> = </text:span><text:span text:style-name="T141">TRUE</text:span><text:span text:style-name="T142">;</text:span></text:p>
            <text:p text:style-name="P64"><text:span text:style-name="T144"><text:s/></text:span><text:span text:style-name="T144"><text:tab/></text:span><text:span text:style-name="T144"> 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 </text:span><text:span text:style-name="T144"><text:tab/></text:span><text:span text:style-name="T144"><text:tab/></text:span><text:span text:style-name="T144"><text:tab/></text:span><text:span text:style-name="T144">$mensagem</text:span><text:span text:style-name="T142"> = 'Produto já selecionado';</text:span></text:p>
            <text:p text:style-name="P64"><text:span text:style-name="T141"><text:s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<text:tab/></text:span><text:span text:style-name="T141"> </text:span><text:span text:style-name="T141"><text:tab/></text:span><text:span text:style-name="T141"><text:tab/></text:span><text:span text:style-name="T141"><text:tab/></text:span><text:span text:style-name="T141">break</text:span><text:span text:style-name="T142">;</text:span></text:p>
            <text:p text:style-name="P64"><text:span text:style-name="T142"><text:s text:c="11"/></text:span><text:span text:style-name="T142"><text:tab/></text:span><text:span text:style-name="T142"><text:tab/></text:span><text:span text:style-name="T142"><text:tab/></text:span><text:span text:style-name="T142">}</text:span></text:p>
            <text:p text:style-name="P64"><text:span text:style-name="T142"><text:s text:c="6"/></text:span><text:span text:style-name="T142"><text:tab/></text:span><text:span text:style-name="T142"> <text:s/></text:span><text:span text:style-name="T142">}</text:span></text:p>
            <text:p text:style-name="P64"><text:span text:style-name="T142"><text:s/></text:span><text:span text:style-name="T14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6" draw:layer="layout" svg:width="25.199cm" svg:height="15.2cm" svg:x="1.001cm" svg:y="5.2cm" presentation:class="outline" presentation:user-transformed="true">
          <draw:text-box>
            <text:p text:style-name="P64"><text:span text:style-name="T146">If </text:span><text:span text:style-name="T147">(!</text:span><text:span text:style-name="T148">$incluindo</text:span><text:span text:style-name="T147">)</text:span></text:p>
            <text:p text:style-name="P64"><text:span text:style-name="T147">{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produto</text:span><text:span text:style-name="T147"> = </text:span><text:span text:style-name="T146">new</text:span><text:span text:style-name="T147"> Produto()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item</text:span><text:span text:style-name="T147"> = </text:span><text:span text:style-name="T148">$produtos-&gt;</text:span><text:span text:style-name="T147"> find(</text:span><text:span text:style-name="T148">$id</text:span><text:span text:style-name="T147">)→toArray()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8"><text:tab/></text:span><text:span text:style-name="T148">$item</text:span><text:span text:style-name="T147">[0][‘quantidade’]=1;</text:span></text:p>
            <text:p text:style-name="P64"><text:span text:style-name="T147"><text:s/></text:span><text:span text:style-name="T147"><text:tab/></text:span><text:span text:style-name="T147"><text:tab/></text:span><text:span text:style-name="T147"> </text:span><text:span text:style-name="T147"><text:tab/></text:span><text:span text:style-name="T147"><text:tab/></text:span><text:span text:style-name="T148">$carrinho</text:span><text:span text:style-name="T147">[] = </text:span><text:span text:style-name="T148">$item</text:span><text:span text:style-name="T147">[0];</text:span></text:p>
            <text:p text:style-name="P64"><text:span text:style-name="T147"><text:s/></text:span><text:span text:style-name="T147"><text:tab/></text:span><text:span text:style-name="T147"> </text:span><text:span text:style-name="T147"><text:tab/></text:span><text:span text:style-name="T147"> </text:span><text:span text:style-name="T147"><text:tab/></text:span><text:span text:style-name="T147"><text:tab/></text:span><text:span text:style-name="T147"><text:tab/></text:span><text:span text:style-name="T148">$_SESSION</text:span><text:span text:style-name="T147">[‘carrinho’] = </text:span><text:span text:style-name="T148">$carrinho</text:span><text:span text:style-name="T147">;</text:span></text:p>
            <text:p text:style-name="P64"><text:span text:style-name="T147"><text:s/></text:span><text:span text:style-name="T147"><text:tab/></text:span><text:span text:style-name="T147"> </text:span><text:span text:style-name="T147"><text:tab/></text:span><text:span text:style-name="T147"><text:tab/></text:span><text:span text:style-name="T147"><text:tab/></text:span><text:span text:style-name="T147"> </text:span><text:span text:style-name="T147"><text:tab/></text:span><text:span text:style-name="T147">}</text:span></text:p>
            <text:p text:style-name="P64"><text:span text:style-name="T147">}</text:span></text:p>
            <text:p text:style-name="P64"><text:span text:style-name="T148">$viewModel</text:span><text:span text:style-name="T149"> = new ViewModel();</text:span></text:p>
            <text:p text:style-name="P64"><text:span text:style-name="T148"/></text:p>
            <text:p text:style-name="P64"><text:span text:style-name="T148">$viewModel</text:span><text:span text:style-name="T147">-&gt;mensagem = $mensagem;</text:span></text:p>
            <text:p text:style-name="P64"><text:span text:style-name="T148">$viewModel</text:span><text:span text:style-name="T147">-&gt;assign(‘itens’,</text:span><text:span text:style-name="T148">$carrinho</text:span><text:span text:style-name="T147">);</text:span></text:p>
            <text:p text:style-name="P64"><text:span text:style-name="T147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7" draw:text-style-name="P70" draw:layer="layout" svg:width="28.001cm" svg:height="15.457cm" svg:x="0.106cm" svg:y="4.343cm" presentation:class="outline" presentation:user-transformed="true">
          <draw:text-box>
            <text:p text:style-name="P67"><text:span text:style-name="T53">Agora é preciso criar um arquivo de visão para esse método.</text:span></text:p>
            <text:p text:style-name="P67"><text:span text:style-name="T53">Criaremos em </text:span><text:span text:style-name="T150">view/application</text:span><text:span text:style-name="T53"> o arquivo </text:span><text:span text:style-name="T150">comprar.html.</text:span></text:p>
            <text:p text:style-name="P68"><text:span text:style-name="T151"/></text:p>
            <text:p text:style-name="P68"><text:span text:style-name="T152">&lt;h3 id=”warning”&gt;&lt;?=$this→mensagem?&gt;&lt;/h3&gt;</text:span></text:p>
            <text:p text:style-name="P68"><text:span text:style-name="T152">&lt;table id=”carrinho”&gt;</text:span></text:p>
            <text:p text:style-name="P68"><text:span text:style-name="T152">&lt;thead&gt;</text:span></text:p>
            <text:p text:style-name="P68"><text:span text:style-name="T152">&lt;?php</text:span></text:p>
            <text:p text:style-name="P68"><text:span text:style-name="T152">$titulos = array (‘Codigo’,</text:span></text:p>
            <text:p text:style-name="P68"><text:span text:style-name="T152">‘</text:span><text:span text:style-name="T152">Nome’,</text:span></text:p>
            <text:p text:style-name="P68"><text:span text:style-name="T152">‘</text:span><text:span text:style-name="T152">Quantidade’,</text:span></text:p>
            <text:p text:style-name="P68"><text:span text:style-name="T152">‘</text:span><text:span text:style-name="T152">Preço Unitário’,</text:span></text:p>
            <text:p text:style-name="P68"><text:span text:style-name="T152">‘</text:span><text:span text:style-name="T152">Total’,</text:span></text:p>
            <text:p text:style-name="P68"><text:span text:style-name="T152">‘</text:span><text:span text:style-name="T152">Editar’,</text:span></text:p>
            <text:p text:style-name="P69"><text:span text:style-name="T152"><text:s/>‘</text:span><text:span text:style-name="T152">Excluir’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5.199cm" svg:height="15.2cm" svg:x="1cm" svg:y="4.6cm" presentation:class="outline" presentation:user-transformed="true">
          <draw:text-box>
            <text:p text:style-name="P71"><text:span text:style-name="T152">foreach ($titulos as $titulo)</text:span></text:p>
            <text:p text:style-name="P71"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52"><text:tab/></text:span><text:span text:style-name="T152">echo ‘&lt;th&gt;’.$this-&gt;escapeHtml($titulo).’&lt;/th&gt;’;</text:span></text:p>
            <text:p text:style-name="P71"><text:span text:style-name="T152">}</text:span></text:p>
            <text:p text:style-name="P71"><text:span text:style-name="T152">?&gt;</text:span></text:p>
            <text:p text:style-name="P71"><text:span text:style-name="T152">&lt;/thead&gt;</text:span></text:p>
            <text:p text:style-name="P71"><text:span text:style-name="T152">&lt;?php</text:span></text:p>
            <text:p text:style-name="P71"><text:span text:style-name="T152">$somaTotal = 0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5.199cm" svg:height="15.2cm" svg:x="1.686cm" svg:y="4.6cm" presentation:class="outline" presentation:user-transformed="true">
          <draw:text-box>
            <text:p text:style-name="P71"><text:span text:style-name="T152"/></text:p>
            <text:p text:style-name="P71"><text:span text:style-name="T152">&lt;?php</text:span></text:p>
            <text:p text:style-name="P71"><text:span text:style-name="T152">$somaTotal = 0;</text:span></text:p>
            <text:p text:style-name="P71"><text:span text:style-name="T152">setlocale(</text:span><text:span text:style-name="T153">LC_MONETARY</text:span><text:span text:style-name="T152">,'pt_BR');</text:span></text:p>
            <text:p text:style-name="P71"><text:span text:style-name="T152">echo $this-&gt;partialLoop('itens.phtml',$this-&gt;itens);</text:span></text:p>
            <text:p text:style-name="P71"><text:span text:style-name="T152">?&gt;</text:span></text:p>
            <text:p text:style-name="P71"><text:span text:style-name="T152">&lt;/table&gt;</text:span></text:p>
            <text:p text:style-name="P71"><text:span text:style-name="T152"/></text:p>
            <text:p text:style-name="P71"><text:span text:style-name="T152">Total da compra:</text:span></text:p>
            <text:p text:style-name="P71"><text:span text:style-name="T152">&lt;?='R$'.money_format('%.2n',$somaTotal)?&gt;&lt;br/&gt;</text:span></text:p>
            <text:p text:style-name="P71"><text:span text:style-name="T152">&lt;a href="&lt;?=$this-&gt;url('home')?&gt;"&gt;Continuar comprando&lt;/a&gt;</text:span></text:p>
            <text:p text:style-name="P71"><text:span text:style-name="T152">&lt;a href="&lt;?=$this-&gt;url('carrinho', ['action' =&gt; 'fechar'])?&gt;"&gt;Fechar compra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71"><text:span text:style-name="T154">Vamos acrescentar no </text:span><text:span text:style-name="T155">generic.css</text:span><text:span text:style-name="T154"> uma formatação para a mensagem que aparece no topo da lista de itens, que alertará o usuário para os eventos e resultados ocorridos.</text:span></text:p>
            <text:p text:style-name="P71"><text:span text:style-name="T154"/></text:p>
            <text:p text:style-name="P71"><text:span text:style-name="T152"/></text:p>
            <text:p text:style-name="P71"><text:span text:style-name="T156">#warning {</text:span></text:p>
            <text:p text:style-name="P71"><text:span text:style-name="T156">color : </text:span><text:span text:style-name="T157">red</text:span><text:span text:style-name="T156">;</text:span></text:p>
            <text:p text:style-name="P71"><text:span text:style-name="T156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4" draw:layer="layout" svg:width="25.199cm" svg:height="12.179cm" svg:x="1.4cm" svg:y="4.914cm" presentation:class="outline" presentation:user-transformed="true">
          <draw:text-box>
            <text:p text:style-name="P6"><text:span text:style-name="T118">Para inserir os botões cadastrar, acessar, pesquisar e a barra de pesquisa basta reutilizar o código usado <text:s/>no arquivo index.phtml no arquivo comprar.phtml.</text:span></text:p>
            <text:p text:style-name="P6"><text:span text:style-name="T118"/></text:p>
            <text:p text:style-name="P23"><text:span text:style-name="T158">&lt;</text:span><text:span text:style-name="T159">div</text:span><text:span text:style-name="T160"> </text:span><text:span text:style-name="T161">id</text:span><text:span text:style-name="T162">=</text:span><text:span text:style-name="T163">"menu"</text:span><text:span text:style-name="T158">&gt;</text:span></text:p>
            <text:p text:style-name="P23"><text:span text:style-name="T158">&lt;</text:span><text:span text:style-name="T159">form</text:span><text:span text:style-name="T160"> </text:span><text:span text:style-name="T161">action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</text:span><text:span text:style-name="T165">=&gt;</text:span><text:span text:style-name="T166">'buscar'</text:span><text:span text:style-name="T165">])</text:span><text:span text:style-name="T164">?&gt;</text:span><text:span text:style-name="T160">" </text:span><text:span text:style-name="T161">method</text:span><text:span text:style-name="T162">=</text:span><text:span text:style-name="T163">"post"</text:span><text:span text:style-name="T158">&gt;</text:span></text:p>
            <text:p text:style-name="P23"><text:span text:style-name="T158">&lt;</text:span><text:span text:style-name="T159">a</text:span><text:span text:style-name="T160"> </text:span><text:span text:style-name="T161">href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 </text:span><text:span text:style-name="T165">=&gt; </text:span><text:span text:style-name="T166">'acessar'</text:span><text:span text:style-name="T165">])</text:span><text:span text:style-name="T164">?&gt;</text:span><text:span text:style-name="T160">"</text:span><text:span text:style-name="T158">&gt;</text:span><text:span text:style-name="T162">Acessar</text:span><text:span text:style-name="T158">&lt;/</text:span><text:span text:style-name="T159">a</text:span><text:span text:style-name="T158">&gt;</text:span></text:p>
            <text:p text:style-name="P23"><text:span text:style-name="T167">&amp;nbsp;</text:span></text:p>
            <text:p text:style-name="P23"><text:span text:style-name="T158">&lt;</text:span><text:span text:style-name="T159">a</text:span><text:span text:style-name="T160"> </text:span><text:span text:style-name="T161">href</text:span><text:span text:style-name="T162">=</text:span><text:span text:style-name="T160">"</text:span><text:span text:style-name="T164">&lt;?=</text:span><text:span text:style-name="T165">$this-&gt;url(</text:span><text:span text:style-name="T166">'application'</text:span><text:span text:style-name="T165">,[</text:span><text:span text:style-name="T166">'action' </text:span><text:span text:style-name="T165">=&gt; </text:span><text:span text:style-name="T166">'cadastrar'</text:span><text:span text:style-name="T165">])</text:span><text:span text:style-name="T164">?&gt;</text:span><text:span text:style-name="T160">" </text:span><text:span text:style-name="T158">&gt;</text:span><text:span text:style-name="T162">Cadastrar</text:span><text:span text:style-name="T158">&lt;/</text:span><text:span text:style-name="T159">a</text:span><text:span text:style-name="T158">&gt;</text:span></text:p>
            <text:p text:style-name="P23"><text:span text:style-name="T158">&lt;</text:span><text:span text:style-name="T159">label</text:span><text:span text:style-name="T158">&gt;</text:span><text:span text:style-name="T162">Busca produtos:</text:span><text:span text:style-name="T158">&lt;/</text:span><text:span text:style-name="T159">label</text:span><text:span text:style-name="T158">&gt;</text:span></text:p>
            <text:p text:style-name="P23"><text:span text:style-name="T158">&lt;</text:span><text:span text:style-name="T159">input</text:span><text:span text:style-name="T160"> </text:span><text:span text:style-name="T161">name</text:span><text:span text:style-name="T162">=</text:span><text:span text:style-name="T163">"nome"</text:span><text:span text:style-name="T160"> </text:span><text:span text:style-name="T161">value</text:span><text:span text:style-name="T162">=</text:span><text:span text:style-name="T163">""</text:span><text:span text:style-name="T160"> </text:span><text:span text:style-name="T161">id</text:span><text:span text:style-name="T162">=</text:span><text:span text:style-name="T163">"nome"</text:span><text:span text:style-name="T160"> </text:span><text:span text:style-name="T161">type</text:span><text:span text:style-name="T162">=</text:span><text:span text:style-name="T163">"text"</text:span><text:span text:style-name="T158">&gt;</text:span></text:p>
            <text:p text:style-name="P23"><text:span text:style-name="T158">&lt;</text:span><text:span text:style-name="T159">input</text:span><text:span text:style-name="T160"> </text:span><text:span text:style-name="T161">type</text:span><text:span text:style-name="T162">=</text:span><text:span text:style-name="T163">"submit"</text:span><text:span text:style-name="T160"> </text:span><text:span text:style-name="T161">value</text:span><text:span text:style-name="T162">=</text:span><text:span text:style-name="T163">"Pesquisar"</text:span><text:span text:style-name="T160"> </text:span><text:span text:style-name="T158">/&gt;</text:span></text:p>
            <text:p text:style-name="P23"><text:span text:style-name="T158">&lt;/</text:span><text:span text:style-name="T159">form</text:span><text:span text:style-name="T158">&gt;</text:span></text:p>
            <text:p text:style-name="P23"><text:span text:style-name="T158">&lt;/</text:span><text:span text:style-name="T159">div</text:span><text:span text:style-name="T158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4" draw:layer="layout" svg:width="25.199cm" svg:height="12.179cm" svg:x="1.4cm" svg:y="4.914cm" presentation:class="outline" presentation:user-transformed="true">
          <draw:text-box>
            <text:p text:style-name="P6"><text:span text:style-name="T160">Agora, crie uma nova rota no arquivo </text:span><text:span text:style-name="T168">module/Application/config/module.config.php</text:span><text:span text:style-name="T160"> seguindo o modelo da rota Application </text:span></text:p>
          </draw:text-box>
        </draw:frame>
        <draw:frame draw:style-name="gr34" draw:text-style-name="P75" draw:layer="layout" svg:width="27.914cm" svg:height="12.2cm" svg:x="0.086cm" svg:y="9cm">
          <draw:text-box>
            <text:p text:style-name="P23"><text:span text:style-name="T169"><text:s text:c="12"/></text:span><text:span text:style-name="T170">'carrinho' </text:span><text:span text:style-name="T169">=&gt; [</text:span></text:p>
            <text:p text:style-name="P23"><text:span text:style-name="T169"><text:s text:c="16"/></text:span><text:span text:style-name="T170">'type' <text:s text:c="3"/></text:span><text:span text:style-name="T169">=&gt; </text:span><text:span text:style-name="T171">Segment</text:span><text:span text:style-name="T169">::</text:span><text:span text:style-name="T172">class</text:span><text:span text:style-name="T169">,</text:span></text:p>
            <text:p text:style-name="P23"><text:span text:style-name="T169"><text:s text:c="16"/></text:span><text:span text:style-name="T170">'options' </text:span><text:span text:style-name="T169">=&gt; [</text:span></text:p>
            <text:p text:style-name="P23"><text:span text:style-name="T169"><text:s text:c="20"/></text:span><text:span text:style-name="T170">'route' <text:s text:c="3"/></text:span><text:span text:style-name="T169">=&gt; </text:span><text:span text:style-name="T170">'/carrinho[/:action]'</text:span><text:span text:style-name="T169">, </text:span></text:p>
            <text:p text:style-name="P23"><text:span text:style-name="T169"><text:s text:c="20"/></text:span><text:span text:style-name="T170">'defaults' </text:span><text:span text:style-name="T169">=&gt; [</text:span></text:p>
            <text:p text:style-name="P23"><text:span text:style-name="T169"><text:s text:c="24"/></text:span><text:span text:style-name="T170">'controller' </text:span><text:span text:style-name="T169">=&gt; Controller\</text:span><text:span text:style-name="T171">CarrinhoController</text:span><text:span text:style-name="T169">::</text:span><text:span text:style-name="T172">class</text:span><text:span text:style-name="T169">,</text:span></text:p>
            <text:p text:style-name="P23"><text:span text:style-name="T169"><text:s text:c="24"/></text:span><text:span text:style-name="T170">'action' <text:s text:c="4"/></text:span><text:span text:style-name="T169">=&gt; </text:span><text:span text:style-name="T170">'comprar'</text:span><text:span text:style-name="T169">,</text:span></text:p>
            <text:p text:style-name="P23"><text:span text:style-name="T169"><text:s text:c="20"/></text:span><text:span text:style-name="T169">],</text:span></text:p>
            <text:p text:style-name="P23"><text:span text:style-name="T169"><text:s text:c="16"/></text:span><text:span text:style-name="T169">],</text:span></text:p>
            <text:p text:style-name="P23"><text:span text:style-name="T169"><text:s text:c="12"/></text:span><text:span text:style-name="T169">],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71"><text:span text:style-name="T154">E assim chegamos a esta tela:</text:span></text:p>
            <text:p text:style-name="P71"><text:span text:style-name="T173"/></text:p>
            <text:p text:style-name="P71"><text:span text:style-name="T173"/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6.486cm" svg:height="9.057cm" svg:x="1cm" svg:y="6.4cm">
          <draw:image xlink:href="Pictures/100000000000054F000001B925B5F4C103727E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1"><text:span text:style-name="T154"/></text:p>
            <text:p text:style-name="P71"><text:span text:style-name="T154"/></text:p>
            <text:p text:style-name="P71"><text:span text:style-name="T154">Podemos incluir um método</text:span><text:span text:style-name="T174"> </text:span><text:span text:style-name="T155">indexAction</text:span><text:span text:style-name="T154"> no ControladorCarrinho, caso o usuário dê uma de esperto e digite a URL: </text:span><text:span text:style-name="T154"><text:a xlink:href="http://localhost:8000/lojasacme/carrinho" xlink:type="simple">http://localhost:8000/lojasacme/carrinho</text:a></text:span><text:span text:style-name="T154">.</text:span></text:p>
            <text:p text:style-name="P71"><text:span text:style-name="T154"/></text:p>
            <text:p text:style-name="P71"><text:span text:style-name="T154">Nós apenas redirecionamos ele para o método </text:span><text:span text:style-name="T155">comprarAction</text:span><text:span text:style-name="T154">, que simplesmente exibe o conteúdo do carrinho quando não recebe parâmetros. Essa é uma boa técnica quando não existir um </text:span><text:span text:style-name="T155">index.phtml</text:span><text:span text:style-name="T154"> para a URL em questão.</text:span></text:p>
            <text:p text:style-name="P71"><text:span text:style-name="T154"/></text:p>
            <text:p text:style-name="P71"><text:span text:style-name="T154"/></text:p>
            <text:p text:style-name="P71"><text:span text:style-name="T175"><text:s/></text:span><text:span text:style-name="T175"><text:tab/></text:span><text:span text:style-name="T175"><text:tab/></text:span><text:span text:style-name="T175">public function</text:span><text:span text:style-name="T152"> indexAction()</text:span></text:p>
            <text:p text:style-name="P71"><text:span text:style-name="T152">{</text:span></text:p>
            <text:p text:style-name="P71"><text:span text:style-name="T152"><text:s/></text:span><text:span text:style-name="T152"><text:tab/></text:span><text:span text:style-name="T152"><text:tab/></text:span><text:span text:style-name="T176">return</text:span><text:span text:style-name="T152"> $this-&gt;redirect('carrinho',['action'=&gt;'comprar']);</text:span></text:p>
            <text:p text:style-name="P71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1"><text:span text:style-name="T154"/></text:p>
            <text:p text:style-name="P71"><text:span text:style-name="T154">Vamos acrescentar uma linha à visão </text:span><text:span text:style-name="T155">index.phtml</text:span><text:span text:style-name="T154">, para que o cliente possa ver o conteúdo do carrinho sem ser obrigado a comprar um item:</text:span></text:p>
            <text:p text:style-name="P71"><text:span text:style-name="T154"/></text:p>
            <text:p text:style-name="P71"><text:span text:style-name="T154">&lt;a id="botao_comprar" href="&lt;?=$this-&gt;url('carrinho',['action'=&gt;'comprar']?&gt;"&gt;Comprar&lt;/a&gt;</text:span></text:p>
            <text:p text:style-name="P71"><text:span text:style-name="T154"/></text:p>
            <text:p text:style-name="P71"><text:span text:style-name="T154">Agora vamos criar as funcionalidades de remover e editar os itens do carrinho. Comecemos pela remoção. Na classe </text:span><text:span text:style-name="T174">AbstractActionController</text:span><text:span text:style-name="T154"> iremos criar o método </text:span><text:span text:style-name="T155">excluir</text:span><text:span text:style-name="T154">, de acordo com o link </text:span><text:span text:style-name="T155">carrinho/excluir/id/[id].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2" draw:layer="layout" svg:width="26.2cm" svg:height="15.2cm" svg:x="1cm" svg:y="4.8cm" presentation:class="outline" presentation:user-transformed="true">
          <draw:text-box>
            <text:p text:style-name="P71"><text:span text:style-name="T177"/></text:p>
            <text:p text:style-name="P71"><text:span text:style-name="T177"/></text:p>
            <text:p text:style-name="P71"><text:span text:style-name="T177"/></text:p>
            <text:p text:style-name="P71"><text:span text:style-name="T177">/* Exclusão de itens do carrinho de compras */</text:span></text:p>
            <text:p text:style-name="P71"><text:span text:style-name="T177"/></text:p>
            <text:p text:style-name="P77"><text:span text:style-name="T178">public function</text:span><text:span text:style-name="T176"> </text:span><text:span text:style-name="T152">excluirAction()</text:span></text:p>
            <text:p text:style-name="P77"><text:span text:style-name="T152">{</text:span></text:p>
            <text:p text:style-name="P77"><text:span text:style-name="T179">$id</text:span><text:span text:style-name="T176"> </text:span><text:span text:style-name="T152">= (</text:span><text:span text:style-name="T178">int</text:span><text:span text:style-name="T152">)$this-&gt;params()-&gt;fromRoute(</text:span><text:span text:style-name="T180">'id'</text:span><text:span text:style-name="T152">);</text:span></text:p>
            <text:p text:style-name="P77"><text:span text:style-name="T178">if</text:span><text:span text:style-name="T176"> </text:span><text:span text:style-name="T152">(is_null(</text:span><text:span text:style-name="T179">$id</text:span><text:span text:style-name="T152">))</text:span></text:p>
            <text:p text:style-name="P77"><text:span text:style-name="T152">{</text:span></text:p>
            <text:p text:style-name="P77"><text:span text:style-name="T179">$this</text:span><text:span text:style-name="T181">-&gt;redirect(</text:span><text:span text:style-name="T180">'carrinho'</text:span><text:span text:style-name="T181">);</text:span></text:p>
            <text:p text:style-name="P77"><text:span text:style-name="T178">exit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2"/></text:p>
            <text:p text:style-name="P77"><text:span text:style-name="T152"/></text:p>
            <text:p text:style-name="P77"><text:span text:style-name="T152">foreach </text:span><text:span text:style-name="T177">($_SESSION[</text:span><text:span text:style-name="T180">'carrinho'</text:span><text:span text:style-name="T177">]</text:span><text:span text:style-name="T152"> </text:span><text:span text:style-name="T178">as</text:span><text:span text:style-name="T152"> </text:span><text:span text:style-name="T179">$chave</text:span><text:span text:style-name="T152"> </text:span><text:span text:style-name="T177">=&gt; </text:span><text:span text:style-name="T179">$produto</text:span><text:span text:style-name="T152">)</text:span></text:p>
            <text:p text:style-name="P77"><text:span text:style-name="T152"><text:s/></text:span><text:span text:style-name="T152"><text:tab/></text:span><text:span text:style-name="T152"><text:tab/></text:span><text:span text:style-name="T152">{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if</text:span><text:span text:style-name="T152"> (</text:span><text:span text:style-name="T179">$produto</text:span><text:span text:style-name="T152">[</text:span><text:span text:style-name="T180">'id'</text:span><text:span text:style-name="T152">] == </text:span><text:span text:style-name="T179">$id</text:span><text:span text:style-name="T152"> 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<text:tab/></text:span><text:span text:style-name="T178">unset</text:span><text:span text:style-name="T152">(</text:span><text:span text:style-name="T179">$_SESSION</text:span><text:span text:style-name="T152">[</text:span><text:span text:style-name="T180">'carrinho'</text:span><text:span text:style-name="T152">][</text:span><text:span text:style-name="T179">$chave</text:span><text:span text:style-name="T152">]);</text:span></text:p>
            <text:p text:style-name="P77"><text:span text:style-name="T178"><text:s/></text:span><text:span text:style-name="T178"><text:tab/></text:span><text:span text:style-name="T178"><text:tab/></text:span><text:span text:style-name="T178"><text:tab/></text:span><text:span text:style-name="T178"><text:tab/></text:span><text:span text:style-name="T178">break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}</text:span></text:p>
            <text:p text:style-name="P77"><text:span text:style-name="T179">$this</text:span><text:span text:style-name="T152">-&gt;redirect(</text:span><text:span text:style-name="T151">'carrinho'</text:span><text:span text:style-name="T152">)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2"/></text:p>
            <text:p text:style-name="P77"><text:span text:style-name="T152"/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9">$viewModel </text:span><text:span text:style-name="T152">= new ViewModel();</text:span></text:p>
            <text:p text:style-name="P77"><text:span text:style-name="T181"><text:s/></text:span><text:span text:style-name="T181"><text:tab/></text:span><text:span text:style-name="T181"><text:tab/></text:span><text:span text:style-name="T181"><text:tab/></text:span><text:span text:style-name="T179">$viewModel</text:span><text:span text:style-name="T181">-&gt;</text:span><text:span text:style-name="T151">produtoSelecionado</text:span><text:span text:style-name="T181"> = </text:span><text:span text:style-name="T179">$produtoSelecionado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<text:s/></text:span><text:span text:style-name="T154"><text:tab/></text:span><text:span text:style-name="T154"><text:tab/></text:span><text:span text:style-name="T154"><text:tab/></text:span><text:span text:style-name="T154">Agora, criaremos a visão para exibir um formulário onde o cliente poderá </text:span><text:span text:style-name="T154">alterar a quantidade do produto selecionado. Em </text:span><text:span text:style-name="T155">views/principal</text:span><text:span text:style-name="T154"> criaremos o </text:span><text:span text:style-name="T154">arquivo </text:span><text:span text:style-name="T155">editar.thtml</text:span><text:span text:style-name="T154">:</text:span></text:p>
            <text:p text:style-name="P77"><text:span text:style-name="T152"/></text:p>
            <text:p text:style-name="P77"><text:span text:style-name="T152">&lt;center&gt;</text:span></text:p>
            <text:p text:style-name="P77"><text:span text:style-name="T152">&lt;form action="/zend/acme/carrinho/alterar"</text:span></text:p>
            <text:p text:style-name="P77"><text:span text:style-name="T152">method="post"&gt;</text:span></text:p>
            <text:p text:style-name="P77"><text:span text:style-name="T152">&lt;?php</text:span></text:p>
            <text:p text:style-name="P77"><text:span text:style-name="T152">if (isset($this-&gt;produtoSelecionado['id']))</text:span></text:p>
            <text:p text:style-name="P77"><text:span text:style-name="T152">{</text:span></text:p>
            <text:p text:style-name="P77"><text:span text:style-name="T152">echo '&lt;b&gt;Produto: '.$this-</text:span></text:p>
            <text:p text:style-name="P77"><text:span text:style-name="T152">&gt;produtoSelecionado['nome'].'&lt;/b&gt;&lt;br/&gt;';</text:span></text:p>
            <text:p text:style-name="P77"><text:span text:style-name="T152">echo '&lt;b&gt;Preço: '.$this-</text:span></text:p>
            <text:p text:style-name="P77"><text:span text:style-name="T152">&gt;produtoSelecionado['valor'].'&lt;/b&gt;&lt;br/&gt;'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5">Quantidade:</text:span></text:p>
            <text:p text:style-name="P77"><text:span text:style-name="T152">&lt;input name="quantidade" value="&lt;?=$this &gt;produtoSelecionado['quantidade']?&gt;" id="nome"type="text"&gt;</text:span></text:p>
            <text:p text:style-name="P77"><text:span text:style-name="T152">&lt;input name="id" value="&lt;?=$this-&gt;produtoSelecionado['id']?&gt;" id="id"type="hidden"&gt;</text:span></text:p>
            <text:p text:style-name="P77"><text:span text:style-name="T152">&lt;?php</text:span></text:p>
            <text:p text:style-name="P77"><text:span text:style-name="T152">}</text:span></text:p>
            <text:p text:style-name="P77"><text:span text:style-name="T152">?&gt;</text:span></text:p>
            <text:p text:style-name="P77"><text:span text:style-name="T152">&lt;input type="submit" name="alterar"value="Alterar"/&gt;</text:span></text:p>
            <text:p text:style-name="P77"><text:span text:style-name="T152">&lt;/form&gt;</text:span></text:p>
            <text:p text:style-name="P77"><text:span text:style-name="T152">&lt;/center&gt;</text:span></text:p>
            <text:p text:style-name="P77"><text:span text:style-name="T152">&lt;a href="/zend/acme/carrinho/"&gt;Carrinho de compras&lt;/a&gt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Agora, na classe AbstractActionController, criaremos o método alterar, que responderá à requisição feita pelo formulário anterior:</text:span></text:p>
            <text:p text:style-name="P77"><text:span text:style-name="T154"/></text:p>
            <text:p text:style-name="P77"><text:span text:style-name="T182"><text:s/></text:span><text:span text:style-name="T182"><text:tab/></text:span><text:span text:style-name="T152"><text:tab/></text:span><text:span text:style-name="T183"><text:tab/></text:span><text:span text:style-name="T176">public function</text:span><text:span text:style-name="T152"> alterarAction()</text:span></text:p>
            <text:p text:style-name="P77"><text:span text:style-name="T152"><text:s/></text:span><text:span text:style-name="T152"><text:tab/></text:span><text:span text:style-name="T152"><text:tab/></text:span><text:span text:style-name="T152">{</text:span></text:p>
            <text:p text:style-name="P77"><text:span text:style-name="T177">/* Alteração de quantidade de um item do carrinho*/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9">$id</text:span><text:span text:style-name="T152"> = (</text:span><text:span text:style-name="T176">int</text:span><text:span text:style-name="T152">)$this→_request→getParam(</text:span><text:span text:style-name="T180">'id'</text:span><text:span text:style-name="T152">);</text:span></text:p>
            <text:p text:style-name="P77"><text:span text:style-name="T152"/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76">if</text:span><text:span text:style-name="T152"> (is_null(</text:span><text:span text:style-name="T179">$id</text:span><text:span text:style-name="T152">)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79"><text:tab/></text:span><text:span text:style-name="T179">$this</text:span><text:span text:style-name="T152">-&gt;redirect(</text:span><text:span text:style-name="T151">'carrinho'</text:span><text:span text:style-name="T152">)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76">exit</text:span><text:span text:style-name="T152">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/text:p>
            <text:p text:style-name="P77"><text:span text:style-name="T179">$quantidade</text:span><text:span text:style-name="T152"> = (</text:span><text:span text:style-name="T176">int</text:span><text:span text:style-name="T152">) </text:span><text:span text:style-name="T179">$this</text:span><text:span text:style-name="T152">-&gt;params()-&gt;fromRoute(</text:span><text:span text:style-name="T180">'quantidade'</text:span><text:span text:style-name="T152">)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76">foreach</text:span><text:span text:style-name="T152"> (</text:span><text:span text:style-name="T179">$_SESSION</text:span><text:span text:style-name="T152">[</text:span><text:span text:style-name="T180">'carrinho'</text:span><text:span text:style-name="T152">] </text:span><text:span text:style-name="T176">as</text:span><text:span text:style-name="T152"> $chave =&gt; $produto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76"><text:tab/></text:span><text:span text:style-name="T176">if</text:span><text:span text:style-name="T152"> (</text:span><text:span text:style-name="T176">isset</text:span><text:span text:style-name="T152">(</text:span><text:span text:style-name="T179">$produto</text:span><text:span text:style-name="T152">[</text:span><text:span text:style-name="T180">'id'</text:span><text:span text:style-name="T152">])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76">If</text:span><text:span text:style-name="T152"> (</text:span><text:span text:style-name="T179">$produto</text:span><text:span text:style-name="T152">[</text:span><text:span text:style-name="T180">'id'</text:span><text:span text:style-name="T152">] == $id )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{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79"><text:tab/></text:span><text:span text:style-name="T179"> </text:span><text:span text:style-name="T179">$_SESSION</text:span><text:span text:style-name="T152">['carrinho'][</text:span><text:span text:style-name="T179">$chave</text:span><text:span text:style-name="T152">][</text:span><text:span text:style-name="T180">'quantidade'</text:span><text:span text:style-name="T152">]= </text:span><text:span text:style-name="T179">$quantidade</text:span><text:span text:style-name="T152">;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76"><text:tab/></text:span><text:span text:style-name="T176">break;</text:span></text:p>
            <text:p text:style-name="P77"><text:span text:style-name="T152"><text:s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}</text:span></text:p>
            <text:p text:style-name="P77"><text:span text:style-name="T152"><text:s/></text:span><text:span text:style-name="T152"><text:tab/></text:span><text:span text:style-name="T152"><text:tab/></text:span><text:span text:style-name="T179"><text:tab/></text:span><text:span text:style-name="T179">$this</text:span><text:span text:style-name="T152">→_redirect(</text:span><text:span text:style-name="T180">'/carrinho/'</text:span><text:span text:style-name="T152">);</text:span></text:p>
            <text:p text:style-name="P77"><text:span text:style-name="T152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7"><text:span text:style-name="T154"><text:s/></text:span><text:span text:style-name="T154"><text:tab/></text:span><text:span text:style-name="T154"><text:tab/></text:span><text:span text:style-name="T154">Vamos testar as funcionalidades, comprando, alterando e removendo itens do carrinho.</text:span></text:p>
            <text:p text:style-name="P77"><text:span text:style-name="T154"><text:s/></text:span><text:span text:style-name="T154"><text:tab/></text:span><text:span text:style-name="T154"><text:tab/></text:span><text:span text:style-name="T154">Carregue a URL </text:span><text:span text:style-name="T180">http://localhost/zend/acme</text:span><text:span text:style-name="T154"> e execute essas operações.</text:span></text:p>
            <text:p text:style-name="P77"><text:span text:style-name="T154"><text:s/></text:span><text:span text:style-name="T154"><text:tab/></text:span><text:span text:style-name="T154"><text:tab/></text:span><text:span text:style-name="T154">Agora falta somente uma coisa: finalizar a compra e gravar o pedido. </text:span></text:p>
            <text:p text:style-name="P77"><text:span text:style-name="T154"><text:s/></text:span><text:span text:style-name="T154"><text:tab/></text:span><text:span text:style-name="T154"><text:tab/></text:span><text:span text:style-name="T154">Só que para fazer isso, o usuário tem de se identificar. E não podemos esquecer de que, se o usuário não existir, ele pode se cadastrar no ato da compra.</text:span></text:p>
            <text:p text:style-name="P77"><text:span text:style-name="T154">Já temos o link para o fechamento na visão </text:span><text:span text:style-name="T155">comprar.phtml</text:span><text:span text:style-name="T154">:</text:span></text:p>
            <text:p text:style-name="P77"><text:span text:style-name="T154"/></text:p>
            <text:p text:style-name="P77"><text:span text:style-name="T152">&lt;a href="/zend/acme/carrinho/fechar"&gt;Fechar compra&lt;/a&gt; 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84">Agora criaremos na classe </text:span><text:span text:style-name="T185">AbstractActionController o </text:span><text:span text:style-name="T184">método </text:span><text:span text:style-name="T185">Fechar.</text:span></text:p>
            <text:p text:style-name="P77"><text:span text:style-name="T186"/></text:p>
            <text:p text:style-name="P77"><text:span text:style-name="T187"><text:s/></text:span><text:span text:style-name="T187"><text:tab/></text:span><text:span text:style-name="T187"><text:tab/></text:span><text:span text:style-name="T187">/* Fechamento da compra */</text:span></text:p>
            <text:p text:style-name="P77"><text:span text:style-name="T188"><text:s/></text:span><text:span text:style-name="T188"><text:tab/></text:span><text:span text:style-name="T188"><text:tab/></text:span><text:span text:style-name="T188">public function</text:span><text:span text:style-name="T189"> fecharAction()</text:span></text:p>
            <text:p text:style-name="P77"><text:span text:style-name="T189"><text:s/></text:span><text:span text:style-name="T189"><text:tab/></text:span><text:span text:style-name="T189"><text:tab/></text:span><text:span text:style-name="T189">{</text:span></text:p>
            <text:p text:style-name="P77"><text:span text:style-name="T188"><text:s/></text:span><text:span text:style-name="T188"><text:tab/></text:span><text:span text:style-name="T188"><text:tab/></text:span><text:span text:style-name="T188"><text:tab/></text:span><text:span text:style-name="T188">if</text:span><text:span text:style-name="T189"> (!</text:span><text:span text:style-name="T188">isset</text:span><text:span text:style-name="T189">(</text:span><text:span text:style-name="T190">$_SESSION</text:span><text:span text:style-name="T189">['cliente']))</text:span></text:p>
            <text:p text:style-name="P77"><text:span text:style-name="T189"><text:s/></text:span><text:span text:style-name="T189"><text:tab/></text:span><text:span text:style-name="T189"><text:tab/></text:span><text:span text:style-name="T189"><text:tab/></text:span><text:span text:style-name="T189">{</text:span></text:p>
            <text:p text:style-name="P77"><text:span text:style-name="T190"><text:s/></text:span><text:span text:style-name="T190"><text:tab/></text:span><text:span text:style-name="T190"><text:tab/></text:span><text:span text:style-name="T190"><text:tab/></text:span><text:span text:style-name="T190"><text:tab/></text:span><text:span text:style-name="T190">$this</text:span><text:span text:style-name="T189">-&gt;_redirect('/index/acessar');</text:span></text:p>
            <text:p text:style-name="P77"><text:span text:style-name="T188"><text:s/></text:span><text:span text:style-name="T188"><text:tab/></text:span><text:span text:style-name="T188"><text:tab/></text:span><text:span text:style-name="T188"><text:tab/></text:span><text:span text:style-name="T188"><text:tab/></text:span><text:span text:style-name="T188">exit</text:span><text:span text:style-name="T189">;</text:span></text:p>
            <text:p text:style-name="P77"><text:span text:style-name="T189"><text:s/></text:span><text:span text:style-name="T189"><text:tab/></text:span><text:span text:style-name="T189"><text:tab/></text:span><text:span text:style-name="T189"><text:tab/></text:span><text:span text:style-name="T189">}</text:span></text:p>
            <text:p text:style-name="P77"><text:span text:style-name="T189">}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91"/></text:p>
            <text:p text:style-name="P77"><text:span text:style-name="T189">$this-&gt;_response→setBody($viewModel-&gt;render(</text:span><text:span text:style-name="T192">'default.phtml'</text:span><text:span text:style-name="T189">));</text:span></text:p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 text:style-name="P77"><text:span text:style-name="T193">Dá pra perceber que esse método vai exigir a criação de duas visões. Uma é </text:span><text:span text:style-name="T194">fechar.phtml</text:span><text:span text:style-name="T193">. Outra é </text:span><text:span text:style-name="T194">acessar.phtml. </text:span><text:span text:style-name="T193">Vamos começar pela tela de identificação do cliente. Só que antes, precisamos criar a tabela </text:span><text:span text:style-name="T195">usuarios</text:span><text:span text:style-name="T193"> no banco de dados, com os seguintes campos:</text:span></text:p>
            <text:p text:style-name="P77"><text:span text:style-name="T193"/></text:p>
            <text:p text:style-name="P77"><text:span text:style-name="T193"/></text:p>
            <text:list text:style-name="L4">
              <text:list-item>
                <text:p text:style-name="P77"><text:span text:style-name="T187">id</text:span><text:span text:style-name="T191"> : serial / (não nulo, chave única e chave primária)</text:span></text:p>
              </text:list-item>
              <text:list-item>
                <text:p text:style-name="P77"><text:span text:style-name="T187">cpf</text:span><text:span text:style-name="T191"> : text</text:span></text:p>
              </text:list-item>
              <text:list-item>
                <text:p text:style-name="P77"><text:span text:style-name="T187">email</text:span><text:span text:style-name="T191">: text</text:span></text:p>
              </text:list-item>
              <text:list-item>
                <text:p text:style-name="P77"><text:span text:style-name="T187">senha</text:span><text:span text:style-name="T191">: text</text:span></text:p>
              </text:list-item>
            </text:list>
          </draw:text-box>
        </draw:frame>
        <draw:custom-shape draw:style-name="gr67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62">Vamos aproveitar esta oportunidade e alterar dois links do</text:span></text:p>
            <text:p><text:span text:style-name="T62">arquivo</text:span><text:span text:style-name="T196"> pageHeader.phtml </text:span><text:span text:style-name="T62">de:</text:span></text:p>
            <text:p><text:span text:style-name="T62"/></text:p>
            <text:p><text:span text:style-name="T62"/></text:p>
            <text:p><text:span text:style-name="T197">&lt;a href="./acessar" &gt;Acessa r&lt;/a&gt;&amp;nbsp;</text:span></text:p>
            <text:p><text:span text:style-name="T197">&lt;a href="./cadastrar" &gt;Cadastrar&lt;/a&gt;</text:span></text:p>
            <text:p><text:span text:style-name="T62"/></text:p>
            <text:p><text:span text:style-name="T62">Para</text:span></text:p>
            <text:p><text:span text:style-name="T197"/></text:p>
            <text:p><text:span text:style-name="T197">&lt;a href="/zend/acme/index/acessar" &gt;Acessar&lt;/a&gt; &amp;nbsp;</text:span></text:p>
            <text:p><text:span text:style-name="T197">&lt;a href="/zend/acme/index/cadastrar"&gt;Cadastrar&lt;/a&gt;</text:span></text:p>
            <text:p><text:span text:style-name="T197"/></text:p>
            <text:p><text:span text:style-name="T197"/></text:p>
            <text:p><text:span text:style-name="T62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62"/></text:p>
            <text:p><text:span text:style-name="T62"/></text:p>
            <text:p><text:span text:style-name="T62">No IndexController, vamos criar primeiro o método acessar:</text:span></text:p>
            <text:p><text:span text:style-name="T62"/></text:p>
            <text:p><text:span text:style-name="T62"/></text:p>
            <text:p><text:span text:style-name="T198">/* Identificação do cliente */</text:span></text:p>
            <text:p><text:span text:style-name="T199"><text:s/></text:span><text:span text:style-name="T199"><text:tab/></text:span><text:span text:style-name="T199">public function</text:span><text:span text:style-name="T200"> acessarAction()</text:span></text:p>
            <text:p><text:span text:style-name="T200">{</text:span></text:p>
            <text:p><text:span text:style-name="T201"><text:s/></text:span><text:span text:style-name="T201"><text:tab/></text:span><text:span text:style-name="T201">if </text:span><text:span text:style-name="T200">(</text:span><text:span text:style-name="T201">isset</text:span><text:span text:style-name="T200">(</text:span><text:span text:style-name="T202">$_SESSION</text:span><text:span text:style-name="T200">['</text:span><text:span text:style-name="T203">cliente'</text:span><text:span text:style-name="T200">]))</text:span></text:p>
            <text:p><text:span text:style-name="T200">{</text:span></text:p>
            <text:p><text:span text:style-name="T202"><text:s/></text:span><text:span text:style-name="T202"><text:tab/></text:span><text:span text:style-name="T202">$this</text:span><text:span text:style-name="T200">-&gt;_redirect(</text:span><text:span text:style-name="T203">'/carrinho/comprar'</text:span><text:span text:style-name="T200">);</text:span></text:p>
            <text:p><text:span text:style-name="T200">}</text:span></text:p>
            <text:p><text:span text:style-name="T200">}</text:span></text:p>
            <text:p><text:span text:style-name="T202"><text:s/></text:span><text:span text:style-name="T202"><text:tab/></text:span><text:span text:style-name="T202">$viewModel</text:span><text:span text:style-name="T200"> = Zend_Registry::get(</text:span><text:span text:style-name="T203">'view'</text:span><text:span text:style-name="T200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2"/></text:p>
            <text:p><text:span text:style-name="T197">$viewModel→assign('mensagem',isset($_SESSION['mensagem']) </text:span><text:span text:style-name="T200">?</text:span><text:span text:style-name="T202">$_SESSION</text:span><text:span text:style-name="T200">[</text:span><text:span text:style-name="T203">'mensagem'</text:span><text:span text:style-name="T200">] : '');</text:span></text:p>
            <text:p><text:span text:style-name="T202">$this</text:span><text:span text:style-name="T197">-&gt;response→setBody(</text:span><text:span text:style-name="T202">$viewModel</text:span><text:span text:style-name="T197">→render(</text:span><text:span text:style-name="T203">'default.phtml'</text:span><text:span text:style-name="T197">));</text:span></text:p>
            <text:p><text:span text:style-name="T197">}</text:span></text:p>
            <text:p><text:span text:style-name="T197"/></text:p>
            <text:p><text:span text:style-name="T197"/></text:p>
            <text:p><text:span text:style-name="T204"/></text:p>
            <text:p><text:span text:style-name="T204"/></text:p>
            <text:p><text:span text:style-name="T204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><text:span text:style-name="T205"/></text:p>
            <text:p><text:span text:style-name="T205"/></text:p>
            <text:p><text:span text:style-name="T206">&lt;h3 id="warning"&gt;&lt;?=$this-&gt;mensagem?&gt;&lt;/h3&gt;</text:span></text:p>
            <text:p><text:span text:style-name="T206">&lt;center&gt;</text:span></text:p>
            <text:p><text:span text:style-name="T206">&lt;form action="/zend/acme/index/login" method="post"&gt;</text:span></text:p>
            <text:p><text:span text:style-name="T206">CPF:</text:span></text:p>
            <text:p><text:span text:style-name="T206">&lt;input name="cpf" value="" id="cpf" type="text"&gt;</text:span></text:p>
            <text:p><text:span text:style-name="T206">e-mail:</text:span></text:p>
            <text:p><text:span text:style-name="T206">&lt;input name="email" value="" id="email" type="text"&gt;</text:span></text:p>
            <text:p><text:span text:style-name="T206">senha:</text:span></text:p>
            <text:p><text:span text:style-name="T206">&lt;input name="senha" value="" id="senha" type="password"&gt;</text:span></text:p>
            <text:p><text:span text:style-name="T206">&lt;input type="submit" name="login" value="Login"/&gt;</text:span></text:p>
            <text:p><text:span text:style-name="T206">&lt;/form&gt;</text:span></text:p>
            <text:p><text:span text:style-name="T206">&lt;/center&gt;</text:span></text:p>
            <text:p><text:span text:style-name="T206">&lt;a href="/zend/acme/carrinho"&gt;Car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><text:s/></text:span><text:span text:style-name="T197"><text:tab/></text:span><text:span text:style-name="T204">Essa visão submete o formulário para o método login do IndexController. Vamos criá-lo:</text:span></text:p>
            <text:p><text:span text:style-name="T197"/></text:p>
            <text:p><text:span text:style-name="T197"/></text:p>
            <text:p><text:span text:style-name="T207"><text:s/></text:span><text:span text:style-name="T207"><text:tab/></text:span><text:span text:style-name="T207">/* Efetua o login do cliente */</text:span></text:p>
            <text:p><text:span text:style-name="T208"><text:s/></text:span><text:span text:style-name="T208"><text:tab/></text:span><text:span text:style-name="T208">public function</text:span><text:span text:style-name="T197"> loginAction()</text:span></text:p>
            <text:p><text:span text:style-name="T197">{</text:span></text:p>
            <text:p><text:span text:style-name="T202"><text:s/></text:span><text:span text:style-name="T202"><text:tab/></text:span><text:span text:style-name="T202">$cpf</text:span><text:span text:style-name="T197"> = </text:span><text:span text:style-name="T202">$this</text:span><text:span text:style-name="T152">-&gt;params()-&gt;fromRoute</text:span><text:span text:style-name="T197">(</text:span><text:span text:style-name="T203">'cpf'</text:span><text:span text:style-name="T197">);</text:span></text:p>
            <text:p><text:span text:style-name="T202"><text:s/></text:span><text:span text:style-name="T202"><text:tab/></text:span><text:span text:style-name="T202">$email</text:span><text:span text:style-name="T197"> = </text:span><text:span text:style-name="T202">$this</text:span><text:span text:style-name="T152">-&gt;params()-&gt;fromRoute</text:span><text:span text:style-name="T197">(</text:span><text:span text:style-name="T203">'email'</text:span><text:span text:style-name="T197">);</text:span></text:p>
            <text:p><text:span text:style-name="T202"><text:s/></text:span><text:span text:style-name="T202"><text:tab/></text:span><text:span text:style-name="T202">$senha</text:span><text:span text:style-name="T197"> = </text:span><text:span text:style-name="T202">$this</text:span><text:span text:style-name="T152">-&gt;params()-&gt;fromRoute</text:span><text:span text:style-name="T197">(</text:span><text:span text:style-name="T203">'senha'</text:span><text:span text:style-name="T19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/></text:p>
            <text:p><text:span text:style-name="T197"><text:s/></text:span><text:span text:style-name="T197"><text:tab/></text:span><text:span text:style-name="T201">if </text:span><text:span text:style-name="T197">(</text:span><text:span text:style-name="T202">$cpf</text:span><text:span text:style-name="T197">)</text:span></text:p>
            <text:p><text:span text:style-name="T197"><text:s/></text:span><text:span text:style-name="T197">{</text:span></text:p>
            <text:p><text:span text:style-name="T197"><text:s/></text:span><text:span text:style-name="T197"><text:tab/></text:span><text:span text:style-name="T202">$campo</text:span><text:span text:style-name="T197"> = </text:span><text:span text:style-name="T203">'cpf'</text:span><text:span text:style-name="T200">;</text:span></text:p>
            <text:p><text:span text:style-name="T197"><text:s/></text:span><text:span text:style-name="T197">}</text:span></text:p>
            <text:p><text:span text:style-name="T197"><text:s/></text:span><text:span text:style-name="T197"><text:tab/></text:span><text:span text:style-name="T201">else</text:span></text:p>
            <text:p><text:span text:style-name="T197"><text:s/></text:span><text:span text:style-name="T197">{</text:span></text:p>
            <text:p><text:span text:style-name="T197"><text:s/></text:span><text:span text:style-name="T197"><text:tab/></text:span><text:span text:style-name="T202">$campo</text:span><text:span text:style-name="T197"> = 'email';</text:span></text:p>
            <text:p><text:span text:style-name="T197"><text:s/></text:span><text:span text:style-name="T197">}</text:span></text:p>
            <text:p><text:span text:style-name="T197"><text:s/></text:span><text:span text:style-name="T197"><text:tab/></text:span><text:span text:style-name="T202">$where</text:span><text:span text:style-name="T197"> = </text:span><text:span text:style-name="T202">$table</text:span><text:span text:style-name="T197">-&gt;getAdapter()-&gt;quoteInto("</text:span><text:span text:style-name="T203">$campo = ?"</text:span><text:span text:style-name="T197">, </text:span><text:span text:style-name="T202">$cpf</text:span><text:span text:style-name="T197">);</text:span></text:p>
            <text:p><text:span text:style-name="T197"><text:s/></text:span><text:span text:style-name="T197"><text:tab/></text:span><text:span text:style-name="T202">$usuario</text:span><text:span text:style-name="T197"> = </text:span><text:span text:style-name="T202">$table</text:span><text:span text:style-name="T197">-&gt;fetchAll(</text:span><text:span text:style-name="T202">$where</text:span><text:span text:style-name="T197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1"/></text:p>
            <text:p><text:span text:style-name="T201"/></text:p>
            <text:p><text:span text:style-name="T201"><text:s/></text:span><text:span text:style-name="T201"><text:tab/></text:span><text:span text:style-name="T201">if</text:span><text:span text:style-name="T197"> (!</text:span><text:span text:style-name="T201">empty</text:span><text:span text:style-name="T197">(</text:span><text:span text:style-name="T202">$usuario</text:span><text:span text:style-name="T197">) &amp;&amp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197">[0]['senha'] == </text:span><text:span text:style-name="T202">$senha</text:span><text:span text:style-name="T197">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'cliente'] = </text:span><text:span text:style-name="T202">$usuario</text:span><text:span text:style-name="T197">;</text:span></text:p>
            <text:p><text:span text:style-name="T202"><text:s/></text:span><text:span text:style-name="T202"><text:tab/></text:span><text:span text:style-name="T202"> </text:span><text:span text:style-name="T202"><text:tab/></text:span><text:span text:style-name="T202">$this</text:span><text:span text:style-name="T197">-&gt;_redirect('/carrinho');</text:span></text:p>
            <text:p><text:span text:style-name="T197">}</text:span></text:p>
            <text:p><text:span text:style-name="T201"><text:s/></text:span><text:span text:style-name="T201"><text:tab/></text:span><text:span text:style-name="T201">else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</text:span><text:span text:style-name="T203">'mensagem'</text:span><text:span text:style-name="T197">] = </text:span><text:span text:style-name="T203">'Dados inválidos'</text:span><text:span text:style-name="T197">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197">-&gt;_redirect(</text:span><text:span text:style-name="T203">'/index/acessar'</text:span><text:span text:style-name="T197">);</text:span></text:p>
            <text:p><text:span text:style-name="T197"><text:s/></text:span><text:span text:style-name="T197"><text:tab/></text:span><text:span text:style-name="T197">}</text:span></text:p>
            <text:p><text:span text:style-name="T19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4">Precisamos agora cadastrar um cliente. Vamos criar o método </text:span><text:span text:style-name="T209">cadastrar</text:span><text:span text:style-name="T204"> em </text:span><text:span text:style-name="T209">IndexController</text:span><text:span text:style-name="T204">. Ele só serve para exibir a visão correspondente, que criaremos em seguida:</text:span></text:p>
            <text:p><text:span text:style-name="T204"/></text:p>
            <text:p><text:span text:style-name="T207"><text:s/></text:span><text:span text:style-name="T207"><text:tab/></text:span><text:span text:style-name="T207"><text:tab/></text:span><text:span text:style-name="T207">/* Cadastramento do cliente */</text:span></text:p>
            <text:p><text:span text:style-name="T208"><text:s/></text:span><text:span text:style-name="T208"><text:tab/></text:span><text:span text:style-name="T208"><text:tab/></text:span><text:span text:style-name="T208">public function</text:span><text:span text:style-name="T197"> cadastrarAction()</text:span></text:p>
            <text:p><text:span text:style-name="T197">{</text:span></text:p>
            <text:p><text:span text:style-name="T202"><text:s/></text:span><text:span text:style-name="T202"><text:tab/></text:span><text:span text:style-name="T202"> </text:span><text:span text:style-name="T202"><text:tab/></text:span><text:span text:style-name="T202">$viewModel</text:span></text:p>
            <text:p><text:span text:style-name="T197">&gt;assign(</text:span><text:span text:style-name="T203">'mensagem'</text:span><text:span text:style-name="T197">,</text:span><text:span text:style-name="T208">isset</text:span><text:span text:style-name="T197">(</text:span><text:span text:style-name="T202">$_SESSION</text:span><text:span text:style-name="T197">[</text:span><text:span text:style-name="T203">'mensagem'</text:span><text:span text:style-name="T197">]) ? </text:span><text:span text:style-name="T202">$_SESSION</text:span><text:span text:style-name="T197">[</text:span><text:span text:style-name="T203">'mensagem'</text:span><text:span text:style-name="T197">] : '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02"/></text:p>
            <text:p><text:span text:style-name="T202"><text:s/></text:span><text:span text:style-name="T202"><text:tab/></text:span><text:span text:style-name="T202">$_SESSION</text:span><text:span text:style-name="T197">[</text:span><text:span text:style-name="T203">'mensagem'</text:span><text:span text:style-name="T197">] = </text:span><text:span text:style-name="T203">''</text:span><text:span text:style-name="T197">;</text:span></text:p>
            <text:p><text:span text:style-name="T197">}</text:span></text:p>
            <text:p><text:span text:style-name="T204"/></text:p>
            <text:p><text:span text:style-name="T204"/></text:p>
            <text:p><text:span text:style-name="T204"/></text:p>
            <text:p><text:span text:style-name="T209">Em seguida, vamos criar a visão </text:span><text:span text:style-name="T204">cadastrar.phtml </text:span><text:span text:style-name="T209">em </text:span><text:span text:style-name="T204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>&lt;h2 id="warning"&gt;&lt;?=$this-&gt;mensagem?&gt;&lt;/h2&gt;</text:span></text:p>
            <text:p><text:span text:style-name="T197">&lt;center&gt;</text:span></text:p>
            <text:p><text:span text:style-name="T197">&lt;form action="/zend/acme/index/gravarCliente"</text:span></text:p>
            <text:p><text:span text:style-name="T197">method="post"&gt;</text:span></text:p>
            <text:p><text:span text:style-name="T197">CPF:</text:span></text:p>
            <text:p><text:span text:style-name="T197">&lt;input name="cpf" value="" id="cpf"</text:span></text:p>
            <text:p><text:span text:style-name="T197">type="text"&gt;</text:span></text:p>
            <text:p><text:span text:style-name="T197">e-mail:</text:span></text:p>
            <text:p><text:span text:style-name="T197">&lt;input name="email" value="" id="email"</text:span></text:p>
            <text:p><text:span text:style-name="T197">type="text"&gt;</text:span></text:p>
            <text:p><text:span text:style-name="T197">senha:</text:span></text:p>
            <text:p><text:span text:style-name="T197">&lt;input name="senha" value="" id="senha"</text:span></text:p>
            <text:p><text:span text:style-name="T197">type="password"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197"/></text:p>
            <text:p><text:span text:style-name="T197"/></text:p>
            <text:p><text:span text:style-name="T197">Confirme a senha:</text:span></text:p>
            <text:p><text:span text:style-name="T197">&lt;input name="senha2" value="" id="senha2"</text:span></text:p>
            <text:p><text:span text:style-name="T197">type="password"&gt;</text:span></text:p>
            <text:p><text:span text:style-name="T197">&lt;input type="submit" name="cadastrar"</text:span></text:p>
            <text:p><text:span text:style-name="T197">value="Cadastrar"/&gt;</text:span></text:p>
            <text:p><text:span text:style-name="T197">&lt;/form&gt;</text:span></text:p>
            <text:p><text:span text:style-name="T197">&lt;/center&gt;</text:span></text:p>
            <text:p><text:span text:style-name="T197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 text:style-name="P82"><text:span text:style-name="T210">Como pode se ver, esse formulário submete os dados para a ação </text:span><text:span text:style-name="T211">gravarCliente</text:span><text:span text:style-name="T210">. Temos de implementar esse método na classe </text:span><text:span text:style-name="T211">IndexController</text:span><text:span text:style-name="T210">:</text:span></text:p>
            <text:p><text:span text:style-name="T212"/></text:p>
            <text:p><text:span text:style-name="T212"/></text:p>
            <text:p><text:span text:style-name="T149"><text:s/></text:span><text:span text:style-name="T149"><text:tab/></text:span><text:span text:style-name="T213">/* Persistência dos dados do cliente */</text:span></text:p>
            <text:p><text:span text:style-name="T149"><text:s/></text:span><text:span text:style-name="T149"><text:tab/></text:span><text:span text:style-name="T214">public function</text:span><text:span text:style-name="T149"> gravarClienteAction()</text:span></text:p>
            <text:p><text:span text:style-name="T149">{</text:span></text:p>
            <text:p><text:span text:style-name="T148"><text:s/></text:span><text:span text:style-name="T148"><text:tab/></text:span><text:span text:style-name="T148"><text:tab/></text:span><text:span text:style-name="T148">$cpf</text:span><text:span text:style-name="T149"> = $this</text:span><text:span text:style-name="T215">-&gt;params()-&gt;fromRoute</text:span><text:span text:style-name="T149">('cpf');</text:span></text:p>
            <text:p><text:span text:style-name="T206"/></text:p>
            <text:p><text:span text:style-name="T148"><text:s/></text:span><text:span text:style-name="T148"><text:tab/></text:span><text:span text:style-name="T148"><text:tab/></text:span><text:span text:style-name="T148">$email</text:span><text:span text:style-name="T149"> = $this</text:span><text:span text:style-name="T215">-&gt;params()-&gt;fromRoute</text:span><text:span text:style-name="T216">'email'</text:span><text:span text:style-name="T149">);</text:span></text:p>
            <text:p><text:span text:style-name="T217"/></text:p>
            <text:p><text:span text:style-name="T148"><text:s/></text:span><text:span text:style-name="T148"><text:tab/></text:span><text:span text:style-name="T148"><text:tab/></text:span><text:span text:style-name="T148">$senha</text:span><text:span text:style-name="T149"> = $this</text:span><text:span text:style-name="T215">-&gt;params()-&gt;fromRoute</text:span><text:span text:style-name="T149">(</text:span><text:span text:style-name="T216">'senha'</text:span><text:span text:style-name="T149">);</text:span></text:p>
            <text:p><text:span text:style-name="T217"/></text:p>
            <text:p><text:span text:style-name="T148"><text:s/></text:span><text:span text:style-name="T148"><text:tab/></text:span><text:span text:style-name="T148"><text:tab/></text:span><text:span text:style-name="T148">$senha2</text:span><text:span text:style-name="T149"> = $this</text:span><text:span text:style-name="T215">-&gt;params()-&gt;fromRoute</text:span><text:span text:style-name="T149">(</text:span><text:span text:style-name="T216">'senha2'</text:span><text:span text:style-name="T14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/></text:p>
            <text:p><text:span text:style-name="T218"/></text:p>
            <text:p><text:span text:style-name="T218"><text:s/></text:span><text:span text:style-name="T218"><text:tab/></text:span><text:span text:style-name="T218">if</text:span><text:span text:style-name="T197"> (</text:span><text:span text:style-name="T202">$senha</text:span><text:span text:style-name="T197"> != </text:span><text:span text:style-name="T202">$senha2</text:span><text:span text:style-name="T197">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</text:span><text:span text:style-name="T219">'mensagem'</text:span><text:span text:style-name="T197">] = </text:span><text:span text:style-name="T219">'Dados inválidos</text:span><text:span text:style-name="T200">'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197">-&gt;_redirect(</text:span><text:span text:style-name="T203">'/index/cadastrar'</text:span><text:span text:style-name="T197">);</text:span></text:p>
            <text:p><text:span text:style-name="T218"><text:s/></text:span><text:span text:style-name="T218"><text:tab/></text:span><text:span text:style-name="T218">exit;</text:span></text:p>
            <text:p><text:span text:style-name="T197">}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197"> = </text:span><text:span text:style-name="T218">new</text:span><text:span text:style-name="T197"> Usuarios();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197"> = $table→getAdapter()→quoteInto('cpf</text:span><text:span text:style-name="T203"> = ?</text:span><text:span text:style-name="T197">', </text:span><text:span text:style-name="T202">$cpf</text:span><text:span text:style-name="T197">)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197"> = </text:span><text:span text:style-name="T202">$table</text:span><text:span text:style-name="T197">-&gt;fetchAll(</text:span><text:span text:style-name="T202">$where</text:span><text:span text:style-name="T197">)-&gt;toArray();</text:span></text:p>
            <text:p><text:span text:style-name="T202"><text:s/></text:span><text:span text:style-name="T202"><text:tab/></text:span><text:span text:style-name="T202"><text:tab/></text:span><text:span text:style-name="T202">$cpfExiste</text:span><text:span text:style-name="T197"> = !</text:span><text:span text:style-name="T218">empty</text:span><text:span text:style-name="T197">(</text:span><text:span text:style-name="T202">$usuario</text:span><text:span text:style-name="T19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/></text:p>
            <text:p><text:span text:style-name="T218"/></text:p>
            <text:p><text:span text:style-name="T218"><text:s/></text:span><text:span text:style-name="T218"><text:tab/></text:span><text:span text:style-name="T218">if</text:span><text:span text:style-name="T197"> (</text:span><text:span text:style-name="T202">$senha</text:span><text:span text:style-name="T197"> != </text:span><text:span text:style-name="T202">$senha2</text:span><text:span text:style-name="T197">)</text:span></text:p>
            <text:p><text:span text:style-name="T197">{</text:span></text:p>
            <text:p><text:span text:style-name="T202"><text:s/></text:span><text:span text:style-name="T202"><text:tab/></text:span><text:span text:style-name="T202"><text:tab/></text:span><text:span text:style-name="T202">$_SESSION</text:span><text:span text:style-name="T197">[</text:span><text:span text:style-name="T219">'mensagem'</text:span><text:span text:style-name="T197">] = </text:span><text:span text:style-name="T219">'Dados inválidos</text:span><text:span text:style-name="T200">'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197">-&gt;_redirect(</text:span><text:span text:style-name="T203">'/index/cadastrar'</text:span><text:span text:style-name="T197">);</text:span></text:p>
            <text:p><text:span text:style-name="T218"><text:s/></text:span><text:span text:style-name="T218"><text:tab/></text:span><text:span text:style-name="T218">exit;</text:span></text:p>
            <text:p><text:span text:style-name="T197">}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197"> = </text:span><text:span text:style-name="T218">new</text:span><text:span text:style-name="T197"> Usuarios();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197"> = $table→getAdapter()→quoteInto('cpf</text:span><text:span text:style-name="T203"> = ?</text:span><text:span text:style-name="T197">', </text:span><text:span text:style-name="T202">$cpf</text:span><text:span text:style-name="T197">)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197"> = </text:span><text:span text:style-name="T202">$table</text:span><text:span text:style-name="T197">-&gt;fetchAll(</text:span><text:span text:style-name="T202">$where</text:span><text:span text:style-name="T197">)-&gt;toArray();</text:span></text:p>
            <text:p><text:span text:style-name="T202"><text:s/></text:span><text:span text:style-name="T202"><text:tab/></text:span><text:span text:style-name="T202"><text:tab/></text:span><text:span text:style-name="T202">$cpfExiste</text:span><text:span text:style-name="T197"> = !</text:span><text:span text:style-name="T218">empty</text:span><text:span text:style-name="T197">(</text:span><text:span text:style-name="T202">$usuario</text:span><text:span text:style-name="T19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><text:s/></text:span><text:span text:style-name="T218"><text:tab/></text:span><text:span text:style-name="T218">if</text:span><text:span text:style-name="T200"> (</text:span><text:span text:style-name="T202">$cpfExiste</text:span><text:span text:style-name="T200">)</text:span></text:p>
            <text:p><text:span text:style-name="T200">{</text:span></text:p>
            <text:p><text:span text:style-name="T200"><text:s/></text:span><text:span text:style-name="T200"><text:tab/></text:span><text:span text:style-name="T200"><text:tab/></text:span><text:span text:style-name="T202">$_SESSION</text:span><text:span text:style-name="T200">[</text:span><text:span text:style-name="T203">'mensagem'</text:span><text:span text:style-name="T200">] = </text:span><text:span text:style-name="T203">'CPF já cadastrado'</text:span><text:span text:style-name="T200">;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200">-&gt;_redirect('/index/cadastrar');</text:span></text:p>
            <text:p><text:span text:style-name="T218"><text:s/></text:span><text:span text:style-name="T218"><text:tab/></text:span><text:span text:style-name="T218">exit</text:span><text:span text:style-name="T200">;</text:span></text:p>
            <text:p><text:span text:style-name="T200">}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200"> = </text:span><text:span text:style-name="T202">$table</text:span><text:span text:style-name="T200">-&gt;getAdapter()-&gt;quoteInto(</text:span><text:span text:style-name="T203">'email = ?'</text:span><text:span text:style-name="T200">, </text:span><text:span text:style-name="T202">$email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usuario</text:span><text:span text:style-name="T200"> = </text:span><text:span text:style-name="T202">$table</text:span><text:span text:style-name="T200">-&gt;fetchAll(</text:span><text:span text:style-name="T202">$where</text:span><text:span text:style-name="T200">)-&gt;toArray();</text:span></text:p>
            <text:p><text:span text:style-name="T202"><text:s/></text:span><text:span text:style-name="T202"><text:tab/></text:span><text:span text:style-name="T202"><text:tab/></text:span><text:span text:style-name="T202">$emailExiste</text:span><text:span text:style-name="T200"> = !</text:span><text:span text:style-name="T218">empty</text:span><text:span text:style-name="T200">(</text:span><text:span text:style-name="T202">$usuario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18">if</text:span><text:span text:style-name="T200"> (</text:span><text:span text:style-name="T202">$emailExiste</text:span><text:span text:style-name="T200">)</text:span></text:p>
            <text:p><text:span text:style-name="T200">{</text:span></text:p>
            <text:p><text:span text:style-name="T202">$_SESSION</text:span><text:span text:style-name="T200">[</text:span><text:span text:style-name="T203">'mensagem'</text:span><text:span text:style-name="T200">] = '</text:span><text:span text:style-name="T203">E-mail já cadastrado'</text:span><text:span text:style-name="T200">;</text:span></text:p>
            <text:p><text:span text:style-name="T202">$this</text:span><text:span text:style-name="T200">-&gt;_redirect(</text:span><text:span text:style-name="T203">'/index/cadastrar'</text:span><text:span text:style-name="T200">);</text:span></text:p>
            <text:p><text:span text:style-name="T218">exit</text:span><text:span text:style-name="T200">;</text:span></text:p>
            <text:p><text:span text:style-name="T200">}</text:span></text:p>
            <text:p><text:span text:style-name="T202">$dados</text:span><text:span text:style-name="T200"> = array(</text:span><text:span text:style-name="T203">'cpf'</text:span><text:span text:style-name="T200">=&gt;</text:span><text:span text:style-name="T202">$cpf</text:span><text:span text:style-name="T200">,</text:span><text:span text:style-name="T203">'email'</text:span><text:span text:style-name="T200">=&gt;</text:span><text:span text:style-name="T202">$email</text:span><text:span text:style-name="T200">,</text:span><text:span text:style-name="T203">'senha'</text:span><text:span text:style-name="T200">=&gt;</text:span><text:span text:style-name="T202">$senha</text:span><text:span text:style-name="T200">);</text:span></text:p>
            <text:p><text:span text:style-name="T202">$table</text:span><text:span text:style-name="T200">-&gt;insert(</text:span><text:span text:style-name="T202">$dados</text:span><text:span text:style-name="T200">);</text:span></text:p>
            <text:p><text:span text:style-name="T202">$this</text:span><text:span text:style-name="T200">-&gt;_redirect(</text:span><text:span text:style-name="T203">'/index/acessar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5.2cm" svg:x="1cm" svg:y="4.8cm" presentation:class="outline" presentation:user-transformed="true">
          <draw:text-box>
            <text:p><text:span text:style-name="T220">Precisamos agora colocar uma identificação visual que indique que o cliente está identificado.</text:span></text:p>
            <text:p><text:span text:style-name="T220">No arquivo </text:span><text:span text:style-name="T209">pageHeader.phtml</text:span><text:span text:style-name="T220">, incluiremos um bloco de código no </text:span><text:span text:style-name="T221">primeiro</text:span><text:span text:style-name="T220"> trecho em PHP </text:span><text:span text:style-name="T221">antes do código HTML</text:span><text:span text:style-name="T220">:</text:span></text:p>
            <text:p><text:span text:style-name="T200"/></text:p>
            <text:p><text:span text:style-name="T200"><text:s/></text:span><text:span text:style-name="T200"><text:tab/></text:span><text:span text:style-name="T200">if (!isset($_SESSION['cliente']))</text:span></text:p>
            <text:p><text:span text:style-name="T200">{ $cpf = ''; }</text:span></text:p>
            <text:p><text:span text:style-name="T200"><text:s/></text:span><text:span text:style-name="T200"><text:tab/></text:span><text:span text:style-name="T200">else</text:span></text:p>
            <text:p><text:span text:style-name="T200">{</text:span></text:p>
            <text:p><text:span text:style-name="T200"><text:s/></text:span><text:span text:style-name="T200"><text:tab/></text:span><text:span text:style-name="T200"><text:tab/></text:span><text:span text:style-name="T200">$cliente = $_SESSION['cliente'];</text:span></text:p>
            <text:p><text:span text:style-name="T200"><text:s/></text:span><text:span text:style-name="T200"><text:tab/></text:span><text:span text:style-name="T200"><text:tab/></text:span><text:span text:style-name="T200">$cpf = $cliente['cpf']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cm" svg:x="0.8cm" svg:y="4.4cm" presentation:class="outline" presentation:user-transformed="true">
          <draw:text-box>
            <text:p><text:span text:style-name="T222">Perceba que os links Acessar e Cadastrar não fazem sentido se o usuário já se identificou. Então temos que trocá-los por um outro link, chamado Sair:</text:span></text:p>
            <text:p><text:span text:style-name="T223"/></text:p>
            <text:p><text:span text:style-name="T224">&lt;?php</text:span></text:p>
            <text:p><text:span text:style-name="T224">if ($cpf=='')</text:span></text:p>
            <text:p><text:span text:style-name="T224">{</text:span></text:p>
            <text:p><text:span text:style-name="T224">?&gt;</text:span></text:p>
            <text:p><text:span text:style-name="T224">&lt;a href="/zend/acme/index/acessar" &gt;Acessar&lt;/a&gt;&amp;nbsp;</text:span></text:p>
            <text:p><text:span text:style-name="T224">&lt;a href="/zend/acme/index/cadastrar" &gt;Cadastrar&lt;/a&gt;</text:span></text:p>
            <text:p><text:span text:style-name="T224">&lt;?php</text:span></text:p>
            <text:p><text:span text:style-name="T224">}</text:span></text:p>
            <text:p><text:span text:style-name="T224">else</text:span></text:p>
            <text:p><text:span text:style-name="T224">{</text:span></text:p>
            <text:p><text:span text:style-name="T224">?&gt;</text:span></text:p>
            <text:p><text:span text:style-name="T224">&lt;a href="/zend/acme/index/logout" &gt;Sair&lt;/a&gt;</text:span></text:p>
            <text:p><text:span text:style-name="T224">&lt;?php</text:span></text:p>
            <text:p><text:span text:style-name="T224">}</text:span></text:p>
            <text:p><text:span text:style-name="T22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Agora seremos obrigado a criar o método logout na classe IndexController:</text:span></text:p>
            <text:p><text:span text:style-name="T220"/></text:p>
            <text:p><text:span text:style-name="T225">/* Encerra a sessão do cliente, destruindo o </text:span><text:span text:style-name="T225"><text:tab/></text:span><text:span text:style-name="T225">carrinho */</text:span></text:p>
            <text:p><text:span text:style-name="T218">public function</text:span><text:span text:style-name="T200"> logoutAction()</text:span></text:p>
            <text:p><text:span text:style-name="T200">{</text:span></text:p>
            <text:p><text:span text:style-name="T225">/* Mata todas as variáveis de sessão */</text:span></text:p>
            <text:p><text:span text:style-name="T202">$_SESSION</text:span><text:span text:style-name="T200"> = </text:span><text:span text:style-name="T218">array</text:span><text:span text:style-name="T200">();</text:span></text:p>
            <text:p><text:span text:style-name="T225">/* Apaga o cookie de sessão */</text:span></text:p>
            <text:p><text:span text:style-name="T218">if</text:span><text:span text:style-name="T200"> (</text:span><text:span text:style-name="T218">isset</text:span><text:span text:style-name="T200">($_COOKIE[session_name()])) {setcookie(session_name(), '', time()-42000, </text:span><text:span text:style-name="T203">'/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Agora seremos obrigado a criar o método logout na classe IndexController:</text:span></text:p>
            <text:p><text:span text:style-name="T220"/></text:p>
            <text:p><text:span text:style-name="T225">/* Encerra a sessão do cliente, destruindo o </text:span><text:span text:style-name="T225"><text:tab/></text:span><text:span text:style-name="T225">carrinho */</text:span></text:p>
            <text:p><text:span text:style-name="T218">public function</text:span><text:span text:style-name="T200"> logoutAction()</text:span></text:p>
            <text:p><text:span text:style-name="T200">{</text:span></text:p>
            <text:p><text:span text:style-name="T200">/* Mata todas as variáveis de sessão */</text:span></text:p>
            <text:p><text:span text:style-name="T202">$_SESSION</text:span><text:span text:style-name="T200"> = </text:span><text:span text:style-name="T218">array</text:span><text:span text:style-name="T200">();</text:span></text:p>
            <text:p><text:span text:style-name="T200">/* Apaga o cookie de sessão */</text:span></text:p>
            <text:p><text:span text:style-name="T218">if</text:span><text:span text:style-name="T200"> (</text:span><text:span text:style-name="T218">isset</text:span><text:span text:style-name="T200">($_COOKIE[session_name()])) {setcookie(session_name(), '', time()-42000, </text:span><text:span text:style-name="T203">'/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cm" svg:x="0.8cm" svg:y="4.4cm" presentation:class="outline" presentation:user-transformed="true">
          <draw:text-box>
            <text:p><text:span text:style-name="T226">Agora seremos obrigado a criar o método logout na classe IndexController:</text:span></text:p>
            <text:p><text:span text:style-name="T226"/></text:p>
            <text:p><text:span text:style-name="T227">/* Encerra a sessão do cliente, destruindo o </text:span><text:span text:style-name="T227"><text:tab/></text:span><text:span text:style-name="T227">carrinho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8">/* Mata todas as variáveis de sessão */</text:span></text:p>
            <text:p><text:span text:style-name="T137">$_SESSION</text:span><text:span text:style-name="T138"> = </text:span><text:span text:style-name="T132">array</text:span><text:span text:style-name="T138">();</text:span></text:p>
            <text:p><text:span text:style-name="T138">/* Apaga o cookie de sessão */</text:span></text:p>
            <text:p><text:span text:style-name="T132">if</text:span><text:span text:style-name="T138"> (</text:span><text:span text:style-name="T132">isset</text:span><text:span text:style-name="T138">($_COOKIE[session_name()])) {setcookie(session_name(), '', time()-42000, </text:span><text:span text:style-name="T228">'/'</text:span><text:span text:style-name="T138">);</text:span></text:p>
            <text:p><text:span text:style-name="T138">}</text:span></text:p>
            <text:p><text:span text:style-name="T229">/* Destrói a sessão. */</text:span></text:p>
            <text:p><text:span text:style-name="T230">session_destroy</text:span><text:span text:style-name="T138">();</text:span></text:p>
            <text:p><text:span text:style-name="T231">$this</text:span><text:span text:style-name="T138">-&gt;_redirect(</text:span><text:span text:style-name="T228">'/'</text:span><text:span text:style-name="T138">);</text:span></text:p>
            <text:p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Finalmente, vamos retornar para o fechamento da compra e finalizá-lo. Vamos criar o arquivo de visão </text:span><text:span text:style-name="T209">fechar.phtml</text:span><text:span text:style-name="T220">:</text:span></text:p>
            <text:p><text:span text:style-name="T220"/></text:p>
            <text:p><text:span text:style-name="T200">&lt;center&gt;</text:span></text:p>
            <text:p><text:span text:style-name="T200">&lt;form action="/zend/acme/carrinho/gravarCompra" method="post"&gt;</text:span></text:p>
            <text:p><text:span text:style-name="T200">&lt;h2&gt;Forma de pagamento:&lt;/h2&gt;</text:span></text:p>
            <text:p><text:span text:style-name="T200">&lt;?=$this-&gt;escape('Boleto Bancário')?&gt;</text:span></text:p>
            <text:p><text:span text:style-name="T200">&lt;input name="formaPagamento" value="boleto" id="formaPagamento" type="radio"/&gt;</text:span></text:p>
            <text:p><text:span text:style-name="T200">&lt;?=$this-&gt;escape('Cartão de Crédito')?&gt;</text:span></text:p>
            <text:p><text:span text:style-name="T200">&lt;input name="formaPagamento" value="cartao" id="formaPagamento" type="radio"/&gt;</text:span></text:p>
            <text:p><text:span text:style-name="T200">&lt;input type="submit" name="gravar" value="Gravar"/&gt;</text:span></text:p>
            <text:p><text:span text:style-name="T200">&lt;/form&gt;</text:span></text:p>
            <text:p><text:span text:style-name="T200">&lt;/center&gt;</text:span></text:p>
            <text:p><text:span text:style-name="T200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2cm" svg:height="16cm" svg:x="0.8cm" svg:y="4.4cm" presentation:class="outline" presentation:user-transformed="true">
          <draw:text-box>
            <text:p><text:span text:style-name="T220">Agora, faremos o método </text:span><text:span text:style-name="T209">gravarCompra</text:span><text:span text:style-name="T220">, que efetivamente fecha o pedido.</text:span></text:p>
            <text:p><text:span text:style-name="T220">O pedido de compra será armazenado em uma tabela chamada </text:span><text:span text:style-name="T221">pedidos</text:span><text:span text:style-name="T220">. Os itens do pedido serão guardados em uma tabela chamada </text:span><text:span text:style-name="T221">itens</text:span><text:span text:style-name="T220">.</text:span></text:p>
            <text:p><text:span text:style-name="T220">A tabela</text:span><text:span text:style-name="T221"> pedidos</text:span><text:span text:style-name="T220"> terá os seguintes campos:</text:span></text:p>
            <text:p><text:span text:style-name="T220"/></text:p>
            <text:p><text:span text:style-name="T220">➔</text:span><text:span text:style-name="T232">id</text:span><text:span text:style-name="T220"> : serial / (não nulo, chave única e chave primária)</text:span></text:p>
            <text:p><text:span text:style-name="T220">➔</text:span><text:span text:style-name="T232"> </text:span><text:span text:style-name="T232">codigo</text:span><text:span text:style-name="T233"> </text:span><text:span text:style-name="T220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9" draw:layer="layout" svg:width="26.2cm" svg:height="16cm" svg:x="0.8cm" svg:y="4.4cm" presentation:class="outline" presentation:user-transformed="true">
          <draw:text-box>
            <text:p><text:span text:style-name="T222">A tabela </text:span><text:span text:style-name="T234">itens</text:span><text:span text:style-name="T222"> terá os seguintes campos:</text:span></text:p>
            <text:p><text:span text:style-name="T222">➔</text:span><text:span text:style-name="T234">id</text:span><text:span text:style-name="T222"> : serial / (não nulo, chave única e chave primária)</text:span></text:p>
            <text:p><text:span text:style-name="T222">➔</text:span><text:span text:style-name="T234"> </text:span><text:span text:style-name="T234">pedido_id</text:span><text:span text:style-name="T222"> : integer</text:span></text:p>
            <text:p><text:span text:style-name="T222">➔ </text:span><text:span text:style-name="T234">produto_id</text:span><text:span text:style-name="T222">: integer</text:span></text:p>
            <text:p><text:span text:style-name="T222">➔ </text:span><text:span text:style-name="T234">valor</text:span><text:span text:style-name="T222">: money</text:span></text:p>
            <text:p><text:span text:style-name="T222">➔ </text:span><text:span text:style-name="T234">quantidade</text:span><text:span text:style-name="T222">: integer</text:span></text:p>
            <text:p><text:span text:style-name="T222"/></text:p>
            <text:p><text:span text:style-name="T222">Vamos ignorar a gravação da forma de pagamento.</text:span></text:p>
            <text:p><text:span text:style-name="T222">Bem, agora sim, vamos construir o método </text:span><text:span text:style-name="T235">gravarCompra</text:span><text:span text:style-name="T222">:</text:span></text:p>
            <text:p><text:span text:style-name="T236"/></text:p>
            <text:p><text:span text:style-name="T236">/* Grava o pedido de compra */</text:span></text:p>
            <text:p><text:span text:style-name="T237">public function</text:span><text:span text:style-name="T224"> gravarCompra()</text:span></text:p>
            <text:p><text:span text:style-name="T224">{</text:span></text:p>
            <text:p><text:span text:style-name="T238">$formaEscolhida</text:span><text:span text:style-name="T224"> = </text:span><text:span text:style-name="T238">$this</text:span><text:span text:style-name="T239">-&gt;params()</text:span><text:span text:style-name="T224">(</text:span><text:span text:style-name="T240">'formaPagamento'</text:span><text:span text:style-name="T224">);</text:span></text:p>
            <text:p><text:span text:style-name="T238">$formasPagamento</text:span><text:span text:style-name="T224"> = </text:span><text:span text:style-name="T241">array</text:span><text:span text:style-name="T224">(</text:span><text:span text:style-name="T242">'boleto'=&gt;'Boleto</text:span></text:p>
            <text:p><text:span text:style-name="T242">Bancário','cartao'=&gt;'Cartão de Crédito'</text:span><text:span text:style-name="T224">);</text:span></text:p>
            <text:p><text:span text:style-name="T238">$codigo</text:span><text:span text:style-name="T224"> = </text:span><text:span text:style-name="T243">mt_rand</text:span><text:span text:style-name="T224">(10000,99999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6cm" svg:x="0.8cm" svg:y="4.4cm" presentation:class="outline" presentation:user-transformed="true">
          <draw:text-box>
            <text:p><text:span text:style-name="T140"/></text:p>
            <text:p><text:span text:style-name="T140"/></text:p>
            <text:p><text:span text:style-name="T140"><text:s/></text:span><text:span text:style-name="T140"><text:tab/></text:span><text:span text:style-name="T140"><text:tab/></text:span><text:span text:style-name="T140">$pedido</text:span><text:span text:style-name="T244"> = </text:span><text:span text:style-name="T245">new Pedidos();</text:span></text:p>
            <text:p><text:span text:style-name="T140"><text:s/></text:span><text:span text:style-name="T140"><text:tab/></text:span><text:span text:style-name="T140"><text:tab/></text:span><text:span text:style-name="T140">$idPedido</text:span><text:span text:style-name="T244"> = </text:span><text:span text:style-name="T140">$pedido</text:span><text:span text:style-name="T245">-&gt;insert(array</text:span><text:span text:style-name="T244">(</text:span><text:span text:style-name="T246">'codigo'</text:span><text:span text:style-name="T245">=&gt;</text:span><text:span text:style-name="T140">$codigo</text:span><text:span text:style-name="T244">));</text:span></text:p>
            <text:p><text:span text:style-name="T140"><text:s/></text:span><text:span text:style-name="T140"><text:tab/></text:span><text:span text:style-name="T140"><text:tab/></text:span><text:span text:style-name="T140">$itens</text:span><text:span text:style-name="T244"> = </text:span><text:span text:style-name="T245">$_SESSION</text:span><text:span text:style-name="T244">[</text:span><text:span text:style-name="T246">'carrinho'</text:span><text:span text:style-name="T244">];</text:span></text:p>
            <text:p><text:span text:style-name="T245"><text:s/></text:span><text:span text:style-name="T245"><text:tab/></text:span><text:span text:style-name="T245">foreach</text:span><text:span text:style-name="T244"> (</text:span><text:span text:style-name="T140">$itens</text:span><text:span text:style-name="T244"> </text:span><text:span text:style-name="T245">as</text:span><text:span text:style-name="T244"> </text:span><text:span text:style-name="T140">$item</text:span><text:span text:style-name="T244">)</text:span></text:p>
            <text:p><text:span text:style-name="T244">{</text:span></text:p>
            <text:p><text:span text:style-name="T140"><text:s/></text:span><text:span text:style-name="T140"><text:tab/></text:span><text:span text:style-name="T140"><text:tab/></text:span><text:span text:style-name="T140">$dados</text:span><text:span text:style-name="T244"> = array(</text:span><text:span text:style-name="T246">'pedido_id'</text:span><text:span text:style-name="T244">=&gt;</text:span><text:span text:style-name="T140">$idPedido</text:span><text:span text:style-name="T244">,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6">'produto_id'</text:span><text:span text:style-name="T244">=&gt;</text:span><text:span text:style-name="T140">$item</text:span><text:span text:style-name="T244">[</text:span><text:span text:style-name="T246">'id'</text:span><text:span text:style-name="T244">],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6">'valor'</text:span><text:span text:style-name="T244">=&gt;</text:span><text:span text:style-name="T140">$item</text:span><text:span text:style-name="T244">[</text:span><text:span text:style-name="T246">'valor'</text:span><text:span text:style-name="T244">],</text:span></text:p>
            <text:p><text:span text:style-name="T244"><text:s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6">'quantidade'</text:span><text:span text:style-name="T244">=&gt;</text:span><text:span text:style-name="T140">$item</text:span><text:span text:style-name="T244">[</text:span><text:span text:style-name="T246">'quantidade'</text:span><text:span text:style-name="T244">]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0"/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$novoItem</text:span><text:span text:style-name="T200"> = </text:span><text:span text:style-name="T218">new</text:span><text:span text:style-name="T200"> </text:span><text:span text:style-name="T203">Itens();</text:span></text:p>
            <text:p><text:span text:style-name="T202"><text:s/></text:span><text:span text:style-name="T202"><text:tab/></text:span><text:span text:style-name="T202">$novoItem</text:span><text:span text:style-name="T203">-&gt;insert</text:span><text:span text:style-name="T200">(</text:span><text:span text:style-name="T202">$dados</text:span><text:span text:style-name="T200">);</text:span></text:p>
            <text:p><text:span text:style-name="T200">}</text:span></text:p>
            <text:p><text:span text:style-name="T218">unset</text:span><text:span text:style-name="T200">(</text:span><text:span text:style-name="T202">$_SESSION</text:span><text:span text:style-name="T200">[</text:span><text:span text:style-name="T203">'carrinho'</text:span><text:span text:style-name="T200">]);</text:span></text:p>
            <text:p><text:span text:style-name="T202"><text:s/></text:span><text:span text:style-name="T202"><text:tab/></text:span><text:span text:style-name="T202"><text:tab/></text:span><text:span text:style-name="T202">$mensagem</text:span><text:span text:style-name="T200"> = </text:span><text:span text:style-name="T203">"O pedido</text:span><text:span text:style-name="T200"> </text:span><text:span text:style-name="T202">$codigo</text:span><text:span text:style-name="T200"> </text:span><text:span text:style-name="T203">pago com <text:s/></text:span><text:span text:style-name="T203"><text:tab/></text:span><text:span text:style-name="T203"><text:tab/></text:span><text:span text:style-name="T203"><text:tab/></text:span><text:span text:style-name="T203"> 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0">{</text:span><text:span text:style-name="T202">$formasPagamento</text:span><text:span text:style-name="T200">[</text:span><text:span text:style-name="T202">$formaEscolhida</text:span><text:span text:style-name="T200">]} </text:span><text:span text:style-name="T203">foi</text:span></text:p>
            <text:p><text:span text:style-name="T203"><text:s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finalizado com sucesso"</text:span><text:span text:style-name="T200">;</text:span></text:p>
            <text:p><text:span text:style-name="T247"><text:s/></text:span><text:span text:style-name="T247"><text:tab/></text:span><text:span text:style-name="T247"><text:tab/></text:span><text:span text:style-name="T247">$viewModel</text:span><text:span text:style-name="T200">-&gt;mensagem=$mensagem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20">E, para finalizar, vamos criar a visão que exibe a mensagem com o número do pedido. Em </text:span><text:span text:style-name="T209">views/scripts</text:span><text:span text:style-name="T220">, crie o arquivo </text:span><text:span text:style-name="T209">gravarCompra.phtml</text:span><text:span text:style-name="T220">. Aqui vai ter um problema. Em views/scripts/carrinho o arquivo continente terá de se chamar </text:span><text:span text:style-name="T209">gravarcompra.phtml.</text:span></text:p>
            <text:p><text:span text:style-name="T209"/></text:p>
            <text:p><text:span text:style-name="T200">&lt;h3 id="warning"&gt;&lt;?=$this-&gt;mensagem?&gt;&lt;/h3&gt;</text:span></text:p>
            <text:p><text:span text:style-name="T200">&lt;a href="/zend/acme/"&gt;Página inicial&lt;/a&gt;</text:span></text:p>
            <text:p><text:span text:style-name="T200"/></text:p>
            <text:p><text:span text:style-name="T220">Agora, só falta implementar a busca de produtos por nome e a parte do cliente está praticamente completa. Vamos deixar a busca com outro controlador. No diretório </text:span><text:span text:style-name="T209">controllers</text:span><text:span text:style-name="T220">, criaremos o arquivo </text:span><text:span text:style-name="T209">BuscasController.php</text:span><text:span text:style-name="T220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48">/**</text:span></text:p>
            <text:p><text:span text:style-name="T248">* Este método será executado sempre que a classe</text:span></text:p>
            <text:p><text:span text:style-name="T248">for instanciada,</text:span></text:p>
            <text:p><text:span text:style-name="T248">* depois do construtor.</text:span></text:p>
            <text:p><text:span text:style-name="T248">* Faz o carregamento das classes que serão</text:span></text:p>
            <text:p><text:span text:style-name="T248">usadas pelo controlador.</text:span></text:p>
            <text:p><text:span text:style-name="T248">*</text:span></text:p>
            <text:p><text:span text:style-name="T248">* @return void</text:span></text:p>
            <text:p><text:span text:style-name="T248">*/</text:span></text:p>
            <text:p><text:span text:style-name="T20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2">/**</text:span></text:p>
            <text:p><text:span text:style-name="T202">* Método que mostra o resultado da pesquisa</text:span></text:p>
            <text:p><text:span text:style-name="T202">*</text:span></text:p>
            <text:p><text:span text:style-name="T202">* @return void</text:span></text:p>
            <text:p><text:span text:style-name="T202">*/</text:span></text:p>
            <text:p><text:span text:style-name="T218"><text:s/></text:span><text:span text:style-name="T218"><text:tab/></text:span><text:span text:style-name="T218">public function</text:span><text:span text:style-name="T248"> </text:span><text:span text:style-name="T200">indexAction()</text:span></text:p>
            <text:p><text:span text:style-name="T200"><text:s/></text:span><text:span text:style-name="T200"><text:tab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$chave</text:span><text:span text:style-name="T248"> </text:span><text:span text:style-name="T200">= (string)$this→_request→getParam('nome'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48"> </text:span><text:span text:style-name="T200">=</text:span><text:span text:style-name="T248"> </text:span><text:span text:style-name="T200">Zend_Registry::get(</text:span><text:span text:style-name="T203">'view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248"> </text:span><text:span text:style-name="T200">=</text:span><text:span text:style-name="T218"> new</text:span><text:span text:style-name="T248"> </text:span><text:span text:style-name="T200">Produtos();</text:span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248"> </text:span><text:span text:style-name="T200">=</text:span><text:span text:style-name="T248"> </text:span><text:span text:style-name="T203">"position('$chave' in nome)&gt;0"</text:span><text:span text:style-name="T200">;</text:span></text:p>
            <text:p><text:span text:style-name="T202"><text:s/></text:span><text:span text:style-name="T202"><text:tab/></text:span><text:span text:style-name="T202"><text:tab/></text:span><text:span text:style-name="T202">$produto</text:span><text:span text:style-name="T248"> </text:span><text:span text:style-name="T200">=</text:span><text:span text:style-name="T248"> </text:span><text:span text:style-name="T202">$table</text:span><text:span text:style-name="T200">-&gt;fetchAll(</text:span><text:span text:style-name="T202">$where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02"/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assign(</text:span><text:span text:style-name="T203">'produtos'</text:span><text:span text:style-name="T200">,</text:span><text:span text:style-name="T202">$produtos</text:span><text:span text:style-name="T200">-&gt;toArray())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}</text:span></text:p>
            <text:p><text:span text:style-name="T200"><text:s/></text:span><text:span text:style-name="T200"><text:tab/></text:span><text:span text:style-name="T200">}</text:span></text:p>
            <text:p><text:span text:style-name="T200"/></text:p>
            <text:p><text:span text:style-name="T249"><text:s/></text:span><text:span text:style-name="T220"><text:tab/></text:span><text:span text:style-name="T220">Não podemos esquecer de criar a visão </text:span><text:span text:style-name="T209">buscas.phtml </text:span><text:span text:style-name="T220">vazio no diretório </text:span><text:span text:style-name="T209">buscas</text:span><text:span text:style-name="T220"> de </text:span><text:span text:style-name="T209">views/scripts</text:span><text:span text:style-name="T220">. Não precisamos criar um homônimo na raiz de </text:span><text:span text:style-name="T209">views/scripts</text:span><text:span text:style-name="T220"> porque usaremos o </text:span><text:span text:style-name="T209">index.phtml</text:span><text:span text:style-name="T220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7.4cm" svg:height="16cm" svg:x="0.686cm" svg:y="4.8cm" presentation:class="outline" presentation:user-transformed="true">
          <draw:text-box>
            <text:p><text:span text:style-name="T220">E assim, finalizamos a parte que interessa ao cliente. Agora precisamos criar um módulo para que o estoquista da loja consiga fazer a manutenção dos produtos em estoque.</text:span></text:p>
            <text:p><text:span text:style-name="T220"/></text:p>
            <text:p><text:span text:style-name="T220">Para isso, criaremos um outro controlador, que irá cuidar dessa parte de estoque. O nome do arquivo será </text:span><text:span text:style-name="T209">EstoqueController.php.</text:span></text:p>
            <text:p><text:span text:style-name="T220"/></text:p>
            <text:p><text:span text:style-name="T220">O comportamento padrão (método </text:span><text:span text:style-name="T209">index</text:span><text:span text:style-name="T220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6" draw:layer="layout" svg:width="27cm" svg:height="16cm" svg:x="1.086cm" svg:y="4.6cm" presentation:class="outline" presentation:user-transformed="true">
          <draw:text-box>
            <text:p><text:span text:style-name="T250">class</text:span><text:span text:style-name="T251"> EstoqueController </text:span><text:span text:style-name="T250">extends</text:span><text:span text:style-name="T251"> Zend_Controller_Action</text:span></text:p>
            <text:p><text:span text:style-name="T251">{</text:span></text:p>
            <text:p><text:span text:style-name="T252"><text:s/></text:span><text:span text:style-name="T252"><text:tab/></text:span><text:span text:style-name="T252">/**</text:span></text:p>
            <text:p><text:span text:style-name="T252"><text:s/></text:span><text:span text:style-name="T252"><text:tab/></text:span><text:span text:style-name="T252"> </text:span><text:span text:style-name="T252">* Este método será executado sempre que a classe for instanciada,</text:span></text:p>
            <text:p><text:span text:style-name="T252"><text:s/></text:span><text:span text:style-name="T252"><text:tab/></text:span><text:span text:style-name="T252"> </text:span><text:span text:style-name="T252">* depois do construtor.</text:span></text:p>
            <text:p><text:span text:style-name="T252"><text:s/></text:span><text:span text:style-name="T252"><text:tab/></text:span><text:span text:style-name="T252"> </text:span><text:span text:style-name="T252">* Faz o carregamento das classes que serão usadas pelo controlador.</text:span></text:p>
            <text:p><text:span text:style-name="T252"><text:s/></text:span><text:span text:style-name="T252"><text:tab/></text:span><text:span text:style-name="T252"> </text:span><text:span text:style-name="T252">*</text:span></text:p>
            <text:p><text:span text:style-name="T252"><text:s/></text:span><text:span text:style-name="T252"><text:tab/></text:span><text:span text:style-name="T252"> </text:span><text:span text:style-name="T252">* @return void</text:span></text:p>
            <text:p><text:span text:style-name="T252"><text:s/></text:span><text:span text:style-name="T252"><text:tab/></text:span><text:span text:style-name="T252"> </text:span><text:span text:style-name="T252">*/</text:span></text:p>
            <text:p><text:span text:style-name="T250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20">O formulário de login estará em </text:span><text:span text:style-name="T209">estoqueLogin.phtml</text:span><text:span text:style-name="T220"> dentro de </text:span><text:span text:style-name="T209">views/scripts</text:span><text:span text:style-name="T220">:</text:span></text:p>
            <text:p><text:span text:style-name="T220"/></text:p>
            <text:p><text:span text:style-name="T200">&lt;h2 id="warning"&gt;&lt;?=$this-&gt;mensagem?&gt;&lt;/h2&gt;</text:span></text:p>
            <text:p><text:span text:style-name="T200">&lt;center&gt;</text:span></text:p>
            <text:p><text:span text:style-name="T200">&lt;form action="/zend/acme/estoque/login"</text:span></text:p>
            <text:p><text:span text:style-name="T200">method="post"&gt;</text:span></text:p>
            <text:p><text:span text:style-name="T200">CPF:</text:span></text:p>
            <text:p><text:span text:style-name="T200">&lt;input name="cpf" value="" id="cpf" type="text"&gt;</text:span></text:p>
            <text:p><text:span text:style-name="T200">senha:</text:span></text:p>
            <text:p><text:span text:style-name="T200">&lt;input name="senha" value="" id="senha"</text:span></text:p>
            <text:p><text:span text:style-name="T200">type="password"&gt;</text:span></text:p>
            <text:p><text:span text:style-name="T200">&lt;input type="submit" name="login" value="Login"/&gt;</text:span></text:p>
            <text:p><text:span text:style-name="T200">&lt;/form&gt;</text:span></text:p>
            <text:p><text:span text:style-name="T200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cm" svg:x="0.2cm" svg:y="4.8cm" presentation:class="outline" presentation:user-transformed="true">
          <draw:text-box>
            <text:p><text:span text:style-name="T220">Vamos usar um outro cabeçalho para o controle de estoque. Ele ficará no arquivo </text:span><text:span text:style-name="T209">estoqueHeader.phtml</text:span><text:span text:style-name="T220">:</text:span></text:p>
            <text:p><text:span text:style-name="T200"/></text:p>
            <text:p><text:span text:style-name="T200">&lt;div id="header"&gt;</text:span></text:p>
            <text:p><text:span text:style-name="T200">&lt;h1 id="logomarca_customer"&gt;Lojas Acme&lt;/h1&gt;</text:span></text:p>
            <text:p><text:span text:style-name="T200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26">Agora vamos fazer o método padrão que irá gerar a página inicial</text:span></text:p>
            <text:p><text:span text:style-name="T226">do controle de estoque:</text:span></text:p>
            <text:p><text:span text:style-name="T226"/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indexAction()</text:span></text:p>
            <text:p><text:span text:style-name="T138"><text:s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 = Zend_Registry::get(</text:span><text:span text:style-name="T228">'viewModel'</text:span><text:span text:style-name="T138">);</text:span></text:p>
            <text:p><text:span text:style-name="T138"/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mensagem=$mensagem,isset(</text:span><text:span text:style-name="T137">$_SESSION</text:span><text:span text:style-name="T138">[</text:span><text:span text:style-name="T228">'mensagem'</text:span><text:span text:style-name="T138">]) ?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28">'mensagem'</text:span><text:span text:style-name="T138">] : </text:span><text:span text:style-name="T228">'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28">'mensagem'</text:span><text:span text:style-name="T138">] = </text:span><text:span text:style-name="T228">''</text:span><text:span text:style-name="T138">;</text:span><text:span text:style-name="T138"><text:tab/></text:span></text:p>
            <text:p><text:span text:style-name="T138"><text:s/></text:span><text:span text:style-name="T138"><text:tab/></text:span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7cm" svg:height="16cm" svg:x="0.2cm" svg:y="4.8cm" presentation:class="outline" presentation:user-transformed="true">
          <draw:text-box>
            <text:p><text:span text:style-name="T226">O método </text:span><text:span text:style-name="T253">login</text:span><text:span text:style-name="T226"> que responde ao formulário de login será este:</text:span></text:p>
            <text:p><text:span text:style-name="T226"/></text:p>
            <text:p><text:span text:style-name="T131"><text:s/></text:span><text:span text:style-name="T131"><text:tab/></text:span><text:span text:style-name="T131"><text:tab/></text:span><text:span text:style-name="T131">/* Efetua o login do estoquista */</text:span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loginAction()</text:span></text:p>
            <text:p><text:span text:style-name="T138"><text:s/></text:span><text:span text:style-name="T138"><text:tab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cpf</text:span><text:span text:style-name="T138"> = (</text:span><text:span text:style-name="T132">string</text:span><text:span text:style-name="T138">)</text:span><text:span text:style-name="T137">$this</text:span><text:span text:style-name="T156">-&gt;params()</text:span><text:span text:style-name="T138">(</text:span><text:span text:style-name="T228">'cpf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senha</text:span><text:span text:style-name="T138"> = (</text:span><text:span text:style-name="T132">string)</text:span><text:span text:style-name="T137">$this</text:span><text:span text:style-name="T138">-</text:span><text:span text:style-name="T189">&gt;params()</text:span><text:span text:style-name="T138">(</text:span><text:span text:style-name="T228">'senha'</text:span><text:span text:style-name="T138">);</text:span></text:p>
            <text:p><text:span text:style-name="T132"><text:s/></text:span><text:span text:style-name="T132"><text:tab/></text:span><text:span text:style-name="T132"><text:tab/></text:span><text:span text:style-name="T132">if</text:span><text:span text:style-name="T138"> (</text:span><text:span text:style-name="T137">$cpf</text:span><text:span text:style-name="T138">)</text:span></text:p>
            <text:p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where</text:span><text:span text:style-name="T138"> = </text:span><text:span text:style-name="T137">$table</text:span><text:span text:style-name="T138">-&gt;getAdapter()-&gt;quoteInto(</text:span><text:span text:style-name="T228">'cpf= ?'</text:span><text:span text:style-name="T138">, </text:span><text:span text:style-name="T137">$cpf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usuario</text:span><text:span text:style-name="T138"> = </text:span><text:span text:style-name="T137">$table</text:span><text:span text:style-name="T138">-&gt;fetchAll(</text:span><text:span text:style-name="T137">$where</text:span><text:span text:style-name="T138">)-&gt;toArray();</text:span></text:p>
            <text:p><text:span text:style-name="T138"><text:s/></text:span><text:span text:style-name="T138"><text:tab/></text:span><text:span text:style-name="T138"><text:tab/></text:span><text:span text:style-name="T138">}</text:span></text:p>
            <text:p><text:span text:style-name="T132"><text:s/></text:span><text:span text:style-name="T132"><text:tab/></text:span><text:span text:style-name="T132"><text:tab/></text:span><text:span text:style-name="T132">else</text:span></text:p>
            <text:p><text:span text:style-name="T138"><text:s/></text:span><text:span text:style-name="T138"><text:tab/></text:span><text:span text:style-name="T138"><text:tab/></text:span><text:span text:style-name="T138">{ </text:span><text:span text:style-name="T137">$usuario</text:span><text:span text:style-name="T138"> = </text:span><text:span text:style-name="T228">NULL</text:span><text:span text:style-name="T138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6cm" svg:x="0.2cm" svg:y="4.8cm" presentation:class="outline" presentation:user-transformed="true">
          <draw:text-box>
            <text:p><text:span text:style-name="T139"><text:s/></text:span><text:span text:style-name="T139"><text:tab/></text:span><text:span text:style-name="T139">if</text:span><text:span text:style-name="T244"> (</text:span><text:span text:style-name="T139">!empty</text:span><text:span text:style-name="T244">(</text:span><text:span text:style-name="T254">$usuario</text:span><text:span text:style-name="T244">) &amp;&amp; </text:span><text:span text:style-name="T254">$usuario</text:span><text:span text:style-name="T244">[0][</text:span><text:span text:style-name="T246">'senha'</text:span><text:span text:style-name="T244">] == </text:span><text:span text:style-name="T254">$senha</text:span><text:span text:style-name="T244">)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$_SESSION</text:span><text:span text:style-name="T244">[</text:span><text:span text:style-name="T246">'estoquista'</text:span><text:span text:style-name="T244">] = </text:span><text:span text:style-name="T254">$usuario</text:span><text:span text:style-name="T244">[0];</text:span></text:p>
            <text:p><text:span text:style-name="T244"><text:s/></text:span><text:span text:style-name="T244"><text:tab/></text:span><text:span text:style-name="T244"><text:tab/></text:span><text:span text:style-name="T244">$this-&gt;_redirect(</text:span><text:span text:style-name="T246">'/estoque/manterproduto'</text:span><text:span text:style-name="T244">);</text:span></text:p>
            <text:p><text:span text:style-name="T244"><text:s/></text:span><text:span text:style-name="T244">}</text:span></text:p>
            <text:p><text:span text:style-name="T139"><text:s/></text:span><text:span text:style-name="T139"><text:tab/></text:span><text:span text:style-name="T139">else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$_SESSION</text:span><text:span text:style-name="T244">[</text:span><text:span text:style-name="T246">'mensagem'</text:span><text:span text:style-name="T244">] = </text:span><text:span text:style-name="T246">'dados inválidos'</text:span><text:span text:style-name="T244">;</text:span></text:p>
            <text:p><text:span text:style-name="T244"><text:s/></text:span><text:span text:style-name="T244"><text:tab/></text:span><text:span text:style-name="T244"><text:tab/></text:span><text:span text:style-name="T244">$this-&gt;_redirect(</text:span><text:span text:style-name="T246">'/estoque'</text:span><text:span text:style-name="T244">);</text:span></text:p>
            <text:p><text:span text:style-name="T244"><text:s/></text:span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6cm" svg:x="0.2cm" svg:y="4.8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255"><text:s/></text:span><text:span text:style-name="T255"><text:tab/></text:span><text:span text:style-name="T255"><text:tab/></text:span><text:span text:style-name="T255">/* Exibe o menu de operações de estoque */</text:span></text:p>
            <text:p><text:span text:style-name="T139"><text:s/></text:span><text:span text:style-name="T139"><text:tab/></text:span><text:span text:style-name="T139"><text:tab/></text:span><text:span text:style-name="T139">public function</text:span><text:span text:style-name="T244"> manterProduto()</text:span></text:p>
            <text:p><text:span text:style-name="T244"><text:s/></text:span><text:span text:style-name="T244">{</text:span></text:p>
            <text:p><text:span text:style-name="T139"><text:s/></text:span><text:span text:style-name="T139"><text:tab/></text:span><text:span text:style-name="T139">if </text:span><text:span text:style-name="T244">(!</text:span><text:span text:style-name="T139">isset</text:span><text:span text:style-name="T244">($_SESSION[</text:span><text:span text:style-name="T246">'estoquista'</text:span><text:span text:style-name="T244">]))</text:span></text:p>
            <text:p><text:span text:style-name="T244"><text:s/></text:span><text:span text:style-name="T244"><text:tab/></text:span><text:span text:style-name="T244"><text:tab/></text:span><text:span text:style-name="T244">{ </text:span><text:span text:style-name="T254">$this</text:span><text:span text:style-name="T244">-&gt;_redirect(</text:span><text:span text:style-name="T246">'/estoque'</text:span><text:span text:style-name="T244">);}</text:span></text:p>
            <text:p><text:span text:style-name="T244"><text:s/></text:span><text:span text:style-name="T244"><text:tab/></text:span><text:span text:style-name="T139">else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$estoquista</text:span><text:span text:style-name="T244"> = </text:span><text:span text:style-name="T254">$_SESSION</text:span><text:span text:style-name="T244">[</text:span><text:span text:style-name="T246">'estoquista'</text:span><text:span text:style-name="T244">];</text:span></text:p>
            <text:p><text:span text:style-name="T254"><text:s/></text:span><text:span text:style-name="T254"><text:tab/></text:span><text:span text:style-name="T254"><text:tab/></text:span><text:span text:style-name="T254">$cpf</text:span><text:span text:style-name="T244">' = </text:span><text:span text:style-name="T254">$estoquista</text:span><text:span text:style-name="T244">[</text:span><text:span text:style-name="T246">'cpf'</text:span><text:span text:style-name="T244">];</text:span></text:p>
            <text:p><text:span text:style-name="T254"><text:s/></text:span><text:span text:style-name="T254"><text:tab/></text:span><text:span text:style-name="T254"><text:tab/></text:span><text:span text:style-name="T254">$itens</text:span><text:span text:style-name="T244"> = </text:span><text:span text:style-name="T254">$table</text:span><text:span text:style-name="T244">-&gt;fetchAll());</text:span></text:p>
            <text:p><text:span text:style-name="T244"><text:s/></text:span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08cm" svg:height="16cm" svg:x="0.692cm" svg:y="4.8cm" presentation:class="outline" presentation:user-transformed="true">
          <draw:text-box>
            <text:p><text:span text:style-name="T202">$viewModel</text:span><text:span text:style-name="T200"> = Zend_Registry::get(</text:span><text:span text:style-name="T203">'view'</text:span><text:span text:style-name="T200">);</text:span></text:p>
            <text:p><text:span text:style-name="T202">$viewModel-</text:span><text:span text:style-name="T200">&gt;mensagem=$mensagem,isset(</text:span><text:span text:style-name="T202">$_SESSION</text:span><text:span text:style-name="T200">[</text:span><text:span text:style-name="T203">'mensagem'</text:span><text:span text:style-name="T200">]) ?</text:span></text:p>
            <text:p><text:span text:style-name="T202">$_SESSION</text:span><text:span text:style-name="T200">[</text:span><text:span text:style-name="T203">'mensagem'</text:span><text:span text:style-name="T200">] : </text:span><text:span text:style-name="T203">''</text:span><text:span text:style-name="T200">);</text:span></text:p>
            <text:p><text:span text:style-name="T202">$_SESSION</text:span><text:span text:style-name="T200">[</text:span><text:span text:style-name="T203">'mensagem'</text:span><text:span text:style-name="T200">] = </text:span><text:span text:style-name="T203">''</text:span><text:span text:style-name="T200">;</text:span></text:p>
            <text:p><text:span text:style-name="T202">$viewModel-</text:span><text:span text:style-name="T200">&gt;assign(</text:span><text:span text:style-name="T203">'cpf'</text:span><text:span text:style-name="T200">,</text:span><text:span text:style-name="T202">$cpf</text:span><text:span text:style-name="T200">);</text:span></text:p>
            <text:p><text:span text:style-name="T202">$viewModel</text:span><text:span text:style-name="T200">-&gt;assign(</text:span><text:span text:style-name="T203">'itens'</text:span><text:span text:style-name="T200">,</text:span><text:span text:style-name="T202">$itens</text:span><text:span text:style-name="T200">-&gt;toArray());</text:span></text:p>
            <text:p><text:span text:style-name="T200">}</text:span></text:p>
            <text:p><text:span text:style-name="T220"><text:s/></text:span><text:span text:style-name="T220"><text:tab/></text:span><text:span text:style-name="T220">E será necessário criar um arquivo </text:span><text:span text:style-name="T209">manterproduto.phtml</text:span><text:span text:style-name="T220"> dentro de </text:span><text:span text:style-name="T209">views/scripts/estoque</text:span><text:span text:style-name="T220">. Mas o corpo mesmo será o </text:span><text:span text:style-name="T209">manterProduto.phtml</text:span><text:span text:style-name="T220"> dentro de </text:span><text:span text:style-name="T209">views/scripts</text:span><text:span text:style-name="T220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508cm" svg:height="16.457cm" svg:x="0.692cm" svg:y="4.343cm" presentation:class="outline" presentation:user-transformed="true">
          <draw:text-box>
            <text:p><text:span text:style-name="T256">Esse será o conteúdo do template </text:span><text:span text:style-name="T257">manterProduto.phtml</text:span><text:span text:style-name="T256">:</text:span></text:p>
            <text:p><text:span text:style-name="T258"/></text:p>
            <text:p><text:span text:style-name="T259">&lt;h2 id="warning"&gt;&lt;?=$this-&gt;mensagem?&gt;&lt;/h2&gt;</text:span></text:p>
            <text:p><text:span text:style-name="T259">&lt;h2&gt;Estoquista: &lt;?=$this-&gt;cpf?&gt;&lt;/h2&gt;</text:span></text:p>
            <text:p><text:span text:style-name="T259">&lt;table id="inventario"&gt;</text:span></text:p>
            <text:p><text:span text:style-name="T259">&lt;thead&gt;</text:span></text:p>
            <text:p><text:span text:style-name="T259">&lt;?php</text:span></text:p>
            <text:p><text:span text:style-name="T259">$titulos = array('Código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Nome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Quantidade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Preço Unitário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Dar entrada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Dar baixa',</text:span></text:p>
            <text:p><text:span text:style-name="T259"><text:s/></text:span><text:span text:style-name="T259"><text:tab/></text:span><text:span text:style-name="T259"><text:tab/></text:span><text:span text:style-name="T259"><text:tab/></text:span><text:span text:style-name="T259"><text:tab/></text:span><text:span text:style-name="T259"><text:tab/></text:span><text:span text:style-name="T259">'Excluir');</text:span></text:p>
            <text:p><text:span text:style-name="T259">foreach ($titulos as $titulo)</text:span></text:p>
            <text:p><text:span text:style-name="T259">{</text:span></text:p>
            <text:p><text:span text:style-name="T259"><text:s/></text:span><text:span text:style-name="T259"><text:tab/></text:span><text:span text:style-name="T259">echo '&lt;th&gt;'.$this-&gt;escape($titulo).'&lt;/th&gt;';</text:span></text:p>
            <text:p><text:span text:style-name="T259">}</text:span></text:p>
            <text:p><text:span text:style-name="T259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421cm" svg:height="16.457cm" svg:x="0.779cm" svg:y="4.343cm" presentation:class="outline" presentation:user-transformed="true">
          <draw:text-box>
            <text:p><text:span text:style-name="T260">&lt;/thead&gt;</text:span></text:p>
            <text:p><text:span text:style-name="T260">&lt;?php</text:span></text:p>
            <text:p><text:span text:style-name="T260">$somaTotal = 0;</text:span></text:p>
            <text:p><text:span text:style-name="T261"/></text:p>
            <text:p><text:span text:style-name="T260">foreach ($this-&gt;itens as $item)</text:span></text:p>
            <text:p><text:span text:style-name="T260">{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<text:tab/></text:span><text:span text:style-name="T260">$codigo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=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$item['id']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text:s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$nome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=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nome?id='.$codigo.'"&gt;'.$this &gt;escape($item['nome']).'&lt;/a&gt;'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text:s/></text:span><text:span text:style-name="T260"><text:tab/></text:span><text:span text:style-name="T260"><text:tab/></text:span><text:span text:style-name="T260"><text:tab/></text:span><text:span text:style-name="T260">$quantidade </text:span><text:span text:style-name="T260"><text:tab/></text:span><text:span text:style-name="T260"> = $item['quantidade']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$preco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= </text:span><text:span text:style-name="T260"><text:tab/></text:span><text:span text:style-name="T260"> 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preco?id='.$codigo.'"&gt;'.$item['valor'].'</text:span></text:p>
            <text:p><text:span text:style-name="T260">&lt;/a&gt;'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text:s/></text:span><text:span text:style-name="T260"><text:tab/></text:span><text:span text:style-name="T260"><text:tab/></text:span><text:span text:style-name="T260">$entrada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= 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href="/zend/acme/estoque/entrada?id='.$codigo.'"&gt;E&lt;/a&gt;';</text:span></text:p>
            <text:p><text:span text:style-name="T260"><text:s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baixa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= <text:s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baixa?id='.$codigo.'"&gt;B&lt;/a&gt;';</text:span></text:p>
            <text:p><text:span text:style-name="T260"><text:s/></text:span><text:span text:style-name="T260"><text:tab/>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excluir </text:span><text:span text:style-name="T260"><text:tab/></text:span><text:span text:style-name="T260"><text:tab/></text:span><text:span text:style-name="T260">= </text:span><text:span text:style-name="T260"><text:tab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<text:tab/></text:span><text:span text:style-name="T260">'&lt;a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84cm" svg:height="16.457cm" svg:x="0.616cm" svg:y="4.343cm" presentation:class="outline" presentation:user-transformed="true">
          <draw:text-box>
            <text:p><text:span text:style-name="T260">$colunas = array($codigo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nome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quantidade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preco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entrada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baixa,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$excluir);</text:span></text:p>
            <text:p><text:span text:style-name="T260">echo '&lt;tr&gt;';</text:span></text:p>
            <text:p><text:span text:style-name="T101"/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foreach ($colunas as $coluna)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{ </text:span><text:span text:style-name="T260"><text:tab/></text:span></text:p>
            <text:p><text:span text:style-name="T260"><text:s/></text:span><text:span text:style-name="T260"><text:tab/></text:span><text:span text:style-name="T260"><text:tab/></text:span><text:span text:style-name="T260"> <text:s/></text:span><text:span text:style-name="T260"><text:tab/></text:span><text:span text:style-name="T260"> </text:span><text:span text:style-name="T260"><text:tab/></text:span><text:span text:style-name="T260"><text:tab/></text:span><text:span text:style-name="T260"><text:tab/></text:span><text:span text:style-name="T260">echo '&lt;td&gt;';</text:span></text:p>
            <text:p><text:span text:style-name="T260"><text:s/></text:span><text:span text:style-name="T260"><text:tab/></text:span><text:span text:style-name="T260"><text:tab/></text:span><text:span text:style-name="T260"> <text:s/></text:span><text:span text:style-name="T260"><text:tab/></text:span><text:span text:style-name="T260"> </text:span><text:span text:style-name="T260"><text:tab/></text:span><text:span text:style-name="T260"><text:tab/></text:span><text:span text:style-name="T260">echo $coluna;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<text:tab/></text:span><text:span text:style-name="T260"> </text:span><text:span text:style-name="T260"><text:tab/></text:span><text:span text:style-name="T260"> </text:span><text:span text:style-name="T260"><text:tab/></text:span><text:span text:style-name="T260">echo '&lt;/td&gt;';</text:span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}</text:span></text:p>
            <text:p><text:span text:style-name="T101"/></text:p>
            <text:p><text:span text:style-name="T260"><text:s/></text:span><text:span text:style-name="T260"><text:tab/></text:span><text:span text:style-name="T260"> </text:span><text:span text:style-name="T260"><text:tab/></text:span><text:span text:style-name="T260">echo '&lt;/tr&gt;';</text:span></text:p>
            <text:p><text:span text:style-name="T260"><text:s/></text:span><text:span text:style-name="T260">}</text:span></text:p>
            <text:p><text:span text:style-name="T260"><text:s/></text:span><text:span text:style-name="T260">?&gt; </text:span><text:span text:style-name="T260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421cm" svg:height="16.457cm" svg:x="0.779cm" svg:y="4.343cm" presentation:class="outline" presentation:user-transformed="true">
          <draw:text-box>
            <text:p><text:span text:style-name="T200">&lt;/table&gt;</text:span></text:p>
            <text:p><text:span text:style-name="T200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508cm" svg:height="16.445cm" svg:x="0.692cm" svg:y="4.521cm" presentation:class="outline" presentation:user-transformed="true">
          <draw:text-box>
            <text:p><text:span text:style-name="T226">Agora vamos fazer o método </text:span><text:span text:style-name="T253">logout</text:span><text:span text:style-name="T226">, antes de implementar os demais:</text:span></text:p>
            <text:p><text:span text:style-name="T131"/></text:p>
            <text:p><text:span text:style-name="T131">/* Encerra a sessão do estoquista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1">/* Mata todas as variáveis de sessão */</text:span></text:p>
            <text:p><text:span text:style-name="T137">$_SESSION </text:span><text:span text:style-name="T138">= </text:span><text:span text:style-name="T132">array</text:span><text:span text:style-name="T138">();</text:span></text:p>
            <text:p><text:span text:style-name="T131">/* Apaga o cookie de sessão */</text:span></text:p>
            <text:p><text:span text:style-name="T132">if</text:span><text:span text:style-name="T138"> (</text:span><text:span text:style-name="T132">isset</text:span><text:span text:style-name="T138">(</text:span><text:span text:style-name="T137">$_COOKIE</text:span><text:span text:style-name="T138">[</text:span><text:span text:style-name="T231">session_name</text:span><text:span text:style-name="T138">()])) {</text:span></text:p>
            <text:p><text:span text:style-name="T231">setcookie</text:span><text:span text:style-name="T138">(</text:span><text:span text:style-name="T231">session_name</text:span><text:span text:style-name="T138">(), </text:span><text:span text:style-name="T231">''</text:span><text:span text:style-name="T138">, </text:span><text:span text:style-name="T231">time</text:span><text:span text:style-name="T138">()-42000,</text:span><text:span text:style-name="T228">'/'</text:span><text:span text:style-name="T138">);</text:span></text:p>
            <text:p><text:span text:style-name="T138">}</text:span></text:p>
            <text:p><text:span text:style-name="T231">session_destroy</text:span><text:span text:style-name="T138">();</text:span></text:p>
            <text:p><text:span text:style-name="T137">$this</text:span><text:span text:style-name="T138">-&gt;redirect(</text:span><text:span text:style-name="T228">'/estoque'</text:span><text:span text:style-name="T13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421cm" svg:height="16.457cm" svg:x="0.779cm" svg:y="4.343cm" presentation:class="outline" presentation:user-transformed="true">
          <draw:text-box>
            <text:p><text:span text:style-name="T220">Vamos criar um método interno agora:</text:span></text:p>
            <text:p><text:span text:style-name="T220"/></text:p>
            <text:p><text:span text:style-name="T207"><text:s/></text:span><text:span text:style-name="T207"><text:tab/></text:span><text:span text:style-name="T207">/* Retorna um produto de acordo com o id passado */</text:span></text:p>
            <text:p><text:span text:style-name="T218"><text:s/></text:span><text:span text:style-name="T218"><text:tab/></text:span><text:span text:style-name="T218"><text:tab/></text:span><text:span text:style-name="T218">private function</text:span><text:span text:style-name="T200"> selecionarProduto()</text:span></text:p>
            <text:p><text:span text:style-name="T200"><text:s/></text:span><text:span text:style-name="T200">{</text:span></text:p>
            <text:p><text:span text:style-name="T247"><text:s/></text:span><text:span text:style-name="T247"><text:tab/></text:span><text:span text:style-name="T247"><text:tab/></text:span><text:span text:style-name="T247">$id</text:span><text:span text:style-name="T200"> = (</text:span><text:span text:style-name="T218">int</text:span><text:span text:style-name="T200">)</text:span><text:span text:style-name="T247">$this</text:span><text:span text:style-name="T152">-&gt;params()-&gt;fromRoute</text:span><text:span text:style-name="T200">('</text:span><text:span text:style-name="T203">id'</text:span><text:span text:style-name="T200">);</text:span></text:p>
            <text:p><text:span text:style-name="T218"><text:s/></text:span><text:span text:style-name="T218"><text:tab/></text:span><text:span text:style-name="T218">if</text:span><text:span text:style-name="T200"> (!</text:span><text:span text:style-name="T218">isset</text:span><text:span text:style-name="T200">(</text:span><text:span text:style-name="T202">$id</text:span><text:span text:style-name="T200">))</text:span></text:p>
            <text:p><text:span text:style-name="T200"><text:s/></text:span><text:span text:style-name="T200">{</text:span></text:p>
            <text:p><text:span text:style-name="T247"><text:s/></text:span><text:span text:style-name="T247"><text:tab/></text:span><text:span text:style-name="T247"><text:tab/></text:span><text:span text:style-name="T247">$this</text:span><text:span text:style-name="T200">-&gt;_redirect(</text:span><text:span text:style-name="T203">'/estoque/manterproduto'</text:span><text:span text:style-name="T200">);</text:span></text:p>
            <text:p><text:span text:style-name="T200"><text:s/></text:span><text:span text:style-name="T218"><text:tab/></text:span><text:span text:style-name="T218">exit;</text:span></text:p>
            <text:p><text:span text:style-name="T200"><text:s/></text:span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7cm" svg:height="16.457cm" svg:x="0.2cm" svg:y="4.343cm" presentation:class="outline" presentation:user-transformed="true">
          <draw:text-box>
            <text:p><text:span text:style-name="T202">$table</text:span><text:span text:style-name="T200"> = </text:span><text:span text:style-name="T218">new</text:span><text:span text:style-name="T200"> Produto();</text:span></text:p>
            <text:p><text:span text:style-name="T202">$produtoSelecionado</text:span><text:span text:style-name="T200"> = </text:span><text:span text:style-name="T202">$table</text:span><text:span text:style-name="T200">-&gt;find(</text:span><text:span text:style-name="T202">$id</text:span><text:span text:style-name="T200">)-&gt;toArray();</text:span></text:p>
            <text:p><text:span text:style-name="T218">return</text:span><text:span text:style-name="T200"> </text:span><text:span text:style-name="T202">$produtoSelecionado</text:span><text:span text:style-name="T200">[0]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6.457cm" svg:x="1cm" svg:y="4.343cm" presentation:class="outline" presentation:user-transformed="true">
          <draw:text-box>
            <text:p><text:span text:style-name="T220">Esse método será aproveitado em uma série de métodos públicos.</text:span></text:p>
            <text:p><text:span text:style-name="T220">Vamos implementar os métodos: </text:span><text:span text:style-name="T209">entrada, baixa, nome </text:span><text:span text:style-name="T220">e</text:span><text:span text:style-name="T209"> preço.</text:span></text:p>
            <text:p><text:span text:style-name="T220">Todos terão o mesmo código, mudando apenas a associação do corpo do documento HTML.</text:span></text:p>
            <text:p><text:span text:style-name="T220">Basta fazer o método </text:span><text:span text:style-name="T209">entradaAction </text:span><text:span text:style-name="T220">e depois usá-lo de modelo para os outros, pois basta mudar o nome do método e o conteúdo da variável </text:span><text:span text:style-name="T209">body</text:span><text:span text:style-name="T220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18"><text:s/></text:span><text:span text:style-name="T218"><text:tab/></text:span><text:span text:style-name="T218">public function</text:span><text:span text:style-name="T200"> entradaAction()</text:span></text:p>
            <text:p><text:span text:style-name="T200"><text:s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$produtoSelecionado</text:span><text:span text:style-name="T200"> = $this-&gt;selecionarProduto(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 = Zend_Registry::get(</text:span><text:span text:style-name="T203">'view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-&gt;</text:span><text:span text:style-name="T262">produtoSelecionado</text:span><text:span text:style-name="T202"> = $produtoSelecionado</text:span><text:span text:style-name="T200">;</text:span></text:p>
            <text:p><text:span text:style-name="T200">}</text:span></text:p>
            <text:p><text:span text:style-name="T220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6cm" svg:height="16.457cm" svg:x="0.6cm" svg:y="4.343cm" presentation:class="outline" presentation:user-transformed="true">
          <draw:text-box>
            <text:p><text:span text:style-name="T218"><text:s/></text:span><text:span text:style-name="T218"><text:tab/></text:span><text:span text:style-name="T218">public function</text:span><text:span text:style-name="T200"> entradaAction()</text:span></text:p>
            <text:p><text:span text:style-name="T200"><text:s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$produtoSelecionado</text:span><text:span text:style-name="T200"> = $this-&gt;selecionarProduto(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00"> = Zend_Registry::get(</text:span><text:span text:style-name="T203">'viewModel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viewModel</text:span><text:span text:style-name="T263">-&gt;</text:span><text:span text:style-name="T262">produtoSelecionado</text:span><text:span text:style-name="T202"> </text:span><text:span text:style-name="T263">= </text:span><text:span text:style-name="T202">$produtoSelecionado</text:span><text:span text:style-name="T263">;</text:span></text:p>
            <text:p><text:span text:style-name="T200"><text:s/></text:span><text:span text:style-name="T200"><text:tab/></text:span><text:span text:style-name="T200"><text:tab/></text:span><text:span text:style-name="T202">$thisModel</text:span><text:span text:style-name="T200">-&gt;_response-&gt;setBody(</text:span><text:span text:style-name="T202">$viewModel</text:span><text:span text:style-name="T200">-&gt;render(</text:span><text:span text:style-name="T203">'default.phtml'</text:span><text:span text:style-name="T200">));</text:span></text:p>
            <text:p><text:span text:style-name="T200">}</text:span></text:p>
            <text:p><text:span text:style-name="T220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00">&lt;center&gt;</text:span></text:p>
            <text:p><text:span text:style-name="T200">&lt;form action="/workspace/lojasacme/estoque/adicionar"</text:span></text:p>
            <text:p><text:span text:style-name="T200">method="post"&gt;</text:span></text:p>
            <text:p><text:span text:style-name="T200">&lt;?php</text:span></text:p>
            <text:p><text:span text:style-name="T200">if (isset($this-&gt;produtoSelecionado['id']))</text:span></text:p>
            <text:p><text:span text:style-name="T200">{</text:span></text:p>
            <text:p><text:span text:style-name="T200">echo '&lt;b&gt;Produto: '.$this-&gt;escape($this-&gt;produtoSelecionado['nome']).'&lt;/b&gt;&lt;br/&gt;';</text:span></text:p>
            <text:p><text:span text:style-name="T200">echo '&lt;b&gt;'.$this-&gt;escape('Preço: ').$this-</text:span></text:p>
            <text:p><text:span text:style-name="T200">&gt;produtoSelecionado['valor'].'&lt;/b&gt;&lt;br/&gt;';</text:span></text:p>
            <text:p><text:span text:style-name="T200">echo '&lt;b&gt;'.$this-&gt;escape('Posição de estoque:').$this-</text:span></text:p>
            <text:p><text:span text:style-name="T200">&gt;produtoSelecionado['quantidade'].'&lt;/b&gt;&lt;br/&gt;';</text:span></text:p>
            <text:p><text:span text:style-name="T200">}</text:span></text:p>
            <text:p><text:span text:style-name="T20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244">Quantidade:</text:span></text:p>
            <text:p><text:span text:style-name="T244">&lt;input name="quantidade" value="" id="quantidade" type="text"&gt;</text:span></text:p>
            <text:p><text:span text:style-name="T244">&lt;input name="id" value="&lt;?=$this-&gt;produtoSelecionado['id']?&gt;" id="id"</text:span></text:p>
            <text:p><text:span text:style-name="T244">type="hidden"&gt;</text:span></text:p>
            <text:p><text:span text:style-name="T244">&lt;input type="submit" name="darentrada" value="Dar entrada"/&gt;</text:span></text:p>
            <text:p><text:span text:style-name="T244">&lt;/form&gt;</text:span></text:p>
            <text:p><text:span text:style-name="T244">&lt;/center&gt;</text:span></text:p>
            <text:p><text:span text:style-name="T244">&lt;a</text:span></text:p>
            <text:p><text:span text:style-name="T244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6.4cm" svg:height="16.457cm" svg:x="0.8cm" svg:y="4.343cm" presentation:class="outline" presentation:user-transformed="true">
          <draw:text-box>
            <text:p><text:span text:style-name="T244">&lt;center&gt;</text:span></text:p>
            <text:p><text:span text:style-name="T244">&lt;form action="/workspace/lojasacme/estoque/subtrair"method="post"&gt;</text:span></text:p>
            <text:p><text:span text:style-name="T244">&lt;?php</text:span></text:p>
            <text:p><text:span text:style-name="T244">if (isset($this-&gt;produtoSelecionado['id']))</text:span></text:p>
            <text:p><text:span text:style-name="T244">{</text:span></text:p>
            <text:p><text:span text:style-name="T244">echo '&lt;b&gt;Produto: '.$this→escape($this→ </text:span></text:p>
            <text:p><text:span text:style-name="T244">&gt;produtoSelecionado['nome']).'&lt;/b&gt;&lt;br/&gt;';</text:span></text:p>
            <text:p><text:span text:style-name="T244">echo '&lt;b&gt;'.$this-&gt;escape('Preço: ').$this-</text:span></text:p>
            <text:p><text:span text:style-name="T244">&gt;produtoSelecionado['valor'].'&lt;/b&gt;&lt;br/&gt;';</text:span></text:p>
            <text:p><text:span text:style-name="T244">echo '&lt;b&gt;'.$this-&gt;escape('Posição de estoque:').$this-</text:span></text:p>
            <text:p><text:span text:style-name="T244">&gt;produtoSelecionado['quantidade'].'&lt;/b&gt;&lt;br/&gt;';</text:span></text:p>
            <text:p><text:span text:style-name="T244">}</text:span></text:p>
            <text:p><text:span text:style-name="T24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7" draw:layer="layout" svg:width="26.2cm" svg:height="15.8cm" svg:x="1cm" svg:y="5cm" presentation:class="outline" presentation:user-transformed="true">
          <draw:text-box>
            <text:p><text:span text:style-name="T259">&lt;center&gt;</text:span></text:p>
            <text:p><text:span text:style-name="T259">&lt;form action="/workspace/lojasacme/estoque/alterarNome" method="post"&gt;</text:span></text:p>
            <text:p><text:span text:style-name="T259">&lt;?php</text:span></text:p>
            <text:p><text:span text:style-name="T259">if (isset($this-&gt;produtoSelecionado['id']))</text:span></text:p>
            <text:p><text:span text:style-name="T259">{</text:span></text:p>
            <text:p><text:span text:style-name="T259">?&gt;</text:span></text:p>
            <text:p><text:span text:style-name="T259">Nome:</text:span></text:p>
            <text:p><text:span text:style-name="T259">&lt;input name="nome" value="&lt;?=$this-&gt;escape($this-</text:span></text:p>
            <text:p><text:span text:style-name="T259">&gt;produtoSelecionado['nome'])?&gt;"</text:span></text:p>
            <text:p><text:span text:style-name="T259">id="nome" type="text"&gt;</text:span></text:p>
            <text:p><text:span text:style-name="T259">&lt;input name="id" value="&lt;?=$this &gt;produtoSelecionado['id']?&gt;" id="id"</text:span></text:p>
            <text:p><text:span text:style-name="T259">type="hidden"&gt;</text:span></text:p>
            <text:p><text:span text:style-name="T259">&lt;?php</text:span></text:p>
            <text:p><text:span text:style-name="T25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2cm" svg:height="15.8cm" svg:x="1cm" svg:y="5cm" presentation:class="outline" presentation:user-transformed="true">
          <draw:text-box>
            <text:p><text:span text:style-name="T244">?&gt;</text:span></text:p>
            <text:p><text:span text:style-name="T244">&lt;input type="submit" name="alterarnome"value="Alterar nome"/&gt;</text:span></text:p>
            <text:p><text:span text:style-name="T244">&lt;/form&gt;</text:span></text:p>
            <text:p><text:span text:style-name="T244">&lt;/center&gt;</text:span></text:p>
            <text:p><text:span text:style-name="T244">&lt;a</text:span></text:p>
            <text:p><text:span text:style-name="T244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.128cm" svg:height="15.8cm" svg:x="1cm" svg:y="5cm" presentation:class="outline" presentation:user-transformed="true">
          <draw:text-box>
            <text:p><text:span text:style-name="T244">&lt;center&gt;</text:span></text:p>
            <text:p text:style-name="P89"><text:span text:style-name="T244">&lt;form action="/zend/acme/estoque/alterarPreco" method="post"&gt;</text:span></text:p>
            <text:p><text:span text:style-name="T244">&lt;?php</text:span></text:p>
            <text:p><text:span text:style-name="T244">if (isset($this-&gt;produtoSelecionado['id']))</text:span></text:p>
            <text:p><text:span text:style-name="T244">{</text:span></text:p>
            <text:p><text:span text:style-name="T244">?&gt;</text:span></text:p>
            <text:p><text:span text:style-name="T244">Preço :</text:span></text:p>
            <text:p><text:span text:style-name="T244">&lt;input name="preco" value="&lt;?=$this-&gt;escape($this-&gt;produtoSelecionado['valor'])?&gt;"</text:span></text:p>
            <text:p><text:span text:style-name="T244">id="preco" type="text"&gt;</text:span></text:p>
            <text:p><text:span text:style-name="T244">&lt;input name="id" value="&lt;?=$this-&gt;produtoSelecionado['id']?&gt;" id="id"type="hidden"&gt;</text:span></text:p>
            <text:p><text:span text:style-name="T244">&lt;?php</text:span></text:p>
            <text:p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7cm" svg:height="15.8cm" svg:x="0.686cm" svg:y="5cm" presentation:class="outline" presentation:user-transformed="true">
          <draw:text-box>
            <text:p><text:span text:style-name="T244">?&gt;</text:span></text:p>
            <text:p><text:span text:style-name="T244">&lt;input type="submit" name="alterarpreco" value="Alterar preço"/&gt;</text:span></text:p>
            <text:p><text:span text:style-name="T244">&lt;/form&gt;</text:span></text:p>
            <text:p><text:span text:style-name="T244">&lt;/center&gt;</text:span></text:p>
            <text:p><text:span text:style-name="T244">&lt;a</text:span></text:p>
            <text:p><text:span text:style-name="T244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78" draw:layer="layout" svg:width="26.8cm" svg:height="15.8cm" svg:x="0.886cm" svg:y="5cm" presentation:class="outline" presentation:user-transformed="true">
          <draw:text-box>
            <text:p><text:span text:style-name="T264"><text:s/></text:span><text:span text:style-name="T264"><text:tab/></text:span><text:span text:style-name="T264"><text:tab/></text:span><text:span text:style-name="T264">/* Adição de quantidade de estoque */</text:span></text:p>
            <text:p><text:span text:style-name="T139"><text:s/></text:span><text:span text:style-name="T139"><text:tab/></text:span><text:span text:style-name="T139"><text:tab/></text:span><text:span text:style-name="T139">public function</text:span><text:span text:style-name="T244"> adicionarAction()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id</text:span><text:span text:style-name="T244"> = (</text:span><text:span text:style-name="T139">int</text:span><text:span text:style-name="T244">)$this</text:span><text:span text:style-name="T152">-&gt;params()-&gt;fromRoute</text:span><text:span text:style-name="T244">(</text:span><text:span text:style-name="T246">'id'</text:span><text:span text:style-name="T244">);</text:span></text:p>
            <text:p><text:span text:style-name="T139"><text:s/></text:span><text:span text:style-name="T139"><text:tab/></text:span><text:span text:style-name="T139"><text:tab/></text:span><text:span text:style-name="T139">if</text:span><text:span text:style-name="T244"> (!</text:span><text:span text:style-name="T139">is_null</text:span><text:span text:style-name="T244">(</text:span><text:span text:style-name="T254">$id</text:span><text:span text:style-name="T244">))</text:span></text:p>
            <text:p><text:span text:style-name="T244"><text:s/></text:span><text:span text:style-name="T244">{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quantidade</text:span><text:span text:style-name="T244"> = (</text:span><text:span text:style-name="T139">int</text:span><text:span text:style-name="T244">)$this→_request-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<text:tab/></text:span><text:span text:style-name="T244"> &gt;getParam(</text:span><text:span text:style-name="T246">'quantidade'</text:span><text:span text:style-name="T244">)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table</text:span><text:span text:style-name="T244"> = </text:span><text:span text:style-name="T139">new</text:span><text:span text:style-name="T244"> Produtos()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produto</text:span><text:span text:style-name="T244"> = $table-&gt;find($id)-&gt;toArray();</text:span></text:p>
            <text:p><text:span text:style-name="T254"><text:s/></text:span><text:span text:style-name="T254"><text:tab/></text:span><text:span text:style-name="T254"><text:tab/></text:span><text:span text:style-name="T254"><text:tab/></text:span><text:span text:style-name="T254">$quantidade</text:span><text:span text:style-name="T244"> = </text:span><text:span text:style-name="T254">$quantidade</text:span><text:span text:style-name="T244"> +</text:span></text:p>
            <text:p><text:span text:style-name="T254"><text:s/></text:span><text:span text:style-name="T254"><text:tab/></text:span><text:span text:style-name="T254">$produto</text:span><text:span text:style-name="T244">[0][</text:span><text:span text:style-name="T246">'quantidade'</text:span><text:span text:style-name="T244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02">$dados</text:span><text:span text:style-name="T200"> = array(</text:span><text:span text:style-name="T203">'quantidade'</text:span><text:span text:style-name="T200"> =&gt; </text:span><text:span text:style-name="T202">$quantidade</text:span><text:span text:style-name="T200">);</text:span></text:p>
            <text:p><text:span text:style-name="T202">$where</text:span><text:span text:style-name="T200"> = </text:span><text:span text:style-name="T202">$table</text:span><text:span text:style-name="T200">-&gt;getAdapter()-&gt;quoteInto(</text:span><text:span text:style-name="T203">'id = ? '</text:span><text:span text:style-name="T200">, </text:span><text:span text:style-name="T202">$id</text:span><text:span text:style-name="T200">);</text:span></text:p>
            <text:p><text:span text:style-name="T202">$table</text:span><text:span text:style-name="T200">-&gt;update(</text:span><text:span text:style-name="T202">$dados</text:span><text:span text:style-name="T200">,</text:span><text:span text:style-name="T202"> $where</text:span><text:span text:style-name="T200">);</text:span></text:p>
            <text:p><text:span text:style-name="T200">}</text:span></text:p>
            <text:p><text:span text:style-name="T202">$this</text:span><text:span text:style-name="T200">-&gt;_redirect(</text:span><text:span text:style-name="T203">'/estoque/manterproduto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adrão-outline1" draw:text-style-name="P80" draw:layer="layout" svg:width="26.6cm" svg:height="15.8cm" svg:x="1.086cm" svg:y="5cm" presentation:class="outline" presentation:user-transformed="true">
          <draw:text-box>
            <text:p><text:span text:style-name="T225">/* Subtração de quantidade de estoque */</text:span></text:p>
            <text:p><text:span text:style-name="T218"><text:s/></text:span><text:span text:style-name="T218"><text:tab/></text:span><text:span text:style-name="T218"><text:tab/></text:span><text:span text:style-name="T218">public function</text:span><text:span text:style-name="T200"> subtrairAction()</text:span></text:p>
            <text:p><text:span text:style-name="T200"><text:s/></text:span><text:span text:style-name="T200"><text:tab/></text:span><text:span text:style-name="T200"><text:tab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id</text:span><text:span text:style-name="T200"> = (</text:span><text:span text:style-name="T218">int</text:span><text:span text:style-name="T200">)</text:span><text:span text:style-name="T202">$this</text:span><text:span text:style-name="T152">-&gt;params-&gt;fromRoute()</text:span><text:span text:style-name="T200">(</text:span><text:span text:style-name="T203">'id'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18">if</text:span><text:span text:style-name="T200"> (!</text:span><text:span text:style-name="T218">is_null</text:span><text:span text:style-name="T200">(</text:span><text:span text:style-name="T202">$id</text:span><text:span text:style-name="T200">))</text:span></text:p>
            <text:p><text:span text:style-name="T200"><text:s/></text:span><text:span text:style-name="T200"><text:tab/></text:span><text:span text:style-name="T200"><text:tab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quantidade</text:span><text:span text:style-name="T200"> = (int)$this</text:span><text:span text:style-name="T152">-&gt;params-&gt;fromRoute()</text:span><text:span text:style-name="T200">('quantidade');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table</text:span><text:span text:style-name="T200"> = </text:span><text:span text:style-name="T218">new</text:span><text:span text:style-name="T200"> Produtos();</text:span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produto</text:span><text:span text:style-name="T200"> = $table→find($id)-&gt;toArray();</text:span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quantidade</text:span><text:span text:style-name="T200"> = $produto[0]['quantidade'] - </text:span><text:span text:style-name="T202">$quantidade</text:span><text:span text:style-name="T200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02"><text:s/></text:span><text:span text:style-name="T202"><text:tab/></text:span><text:span text:style-name="T202"><text:tab/></text:span><text:span text:style-name="T202">$dados</text:span><text:span text:style-name="T200"> = array(</text:span><text:span text:style-name="T203">'quantidade'</text:span><text:span text:style-name="T200"> =&gt; </text:span><text:span text:style-name="T202">$quantidade</text:span><text:span text:style-name="T200">);</text:span></text:p>
            <text:p><text:span text:style-name="T200"/></text:p>
            <text:p><text:span text:style-name="T202"><text:s/></text:span><text:span text:style-name="T202"><text:tab/></text:span><text:span text:style-name="T202"><text:tab/></text:span><text:span text:style-name="T202">$where</text:span><text:span text:style-name="T200"> = </text:span><text:span text:style-name="T202">$table</text:span><text:span text:style-name="T200">-&gt;getAdapter()-&gt;quoteInto(</text:span><text:span text:style-name="T203">'id = ?'</text:span><text:span text:style-name="T200">, </text:span><text:span text:style-name="T202">$id</text:span><text:span text:style-name="T200">);</text:span></text:p>
            <text:p><text:span text:style-name="T202"><text:s/></text:span><text:span text:style-name="T202"><text:tab/></text:span><text:span text:style-name="T202"><text:tab/></text:span><text:span text:style-name="T202">$table</text:span><text:span text:style-name="T200">-&gt;update(</text:span><text:span text:style-name="T202">$dados</text:span><text:span text:style-name="T200">, </text:span><text:span text:style-name="T202">$where</text:span><text:span text:style-name="T200">);</text:span></text:p>
            <text:p><text:span text:style-name="T200"><text:s/></text:span><text:span text:style-name="T200"><text:tab/></text:span><text:span text:style-name="T200">}</text:span></text:p>
            <text:p><text:span text:style-name="T202"><text:s/></text:span><text:span text:style-name="T202"><text:tab/></text:span><text:span text:style-name="T202"><text:tab/></text:span><text:span text:style-name="T202">$this</text:span><text:span text:style-name="T200">-&gt;_redirect(</text:span><text:span text:style-name="T203">'/estoque/manterproduto'</text:span><text:span text:style-name="T200">);</text:span></text:p>
            <text:p><text:span text:style-name="T200"><text:s/></text:span><text:span text:style-name="T200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5">/* Gravação de um novo preco */</text:span></text:p>
            <text:p><text:span text:style-name="T218">public function</text:span><text:span text:style-name="T200"> alterarPrecoAction()</text:span></text:p>
            <text:p><text:span text:style-name="T200">{</text:span></text:p>
            <text:p><text:span text:style-name="T202">$id</text:span><text:span text:style-name="T200"> = (int)</text:span><text:span text:style-name="T202">$this</text:span><text:span text:style-name="T189">-&gt;params-&gt;fromRoute</text:span><text:span text:style-name="T152">()</text:span><text:span text:style-name="T200">('id');</text:span></text:p>
            <text:p><text:span text:style-name="T200">if (!</text:span><text:span text:style-name="T218">is_null</text:span><text:span text:style-name="T200">(</text:span><text:span text:style-name="T202">$id</text:span><text:span text:style-name="T200">))</text:span></text:p>
            <text:p><text:span text:style-name="T200">{</text:span></text:p>
            <text:p><text:span text:style-name="T202">$nome</text:span><text:span text:style-name="T200"> = (string)</text:span><text:span text:style-name="T202">$this</text:span><text:span text:style-name="T189">-&gt;params-&gt;fromRoute</text:span><text:span text:style-name="T152">()</text:span><text:span text:style-name="T200">('preco');</text:span></text:p>
            <text:p><text:span text:style-name="T202">$table</text:span><text:span text:style-name="T200"> = new Produtos();</text:span></text:p>
            <text:p><text:span text:style-name="T202">$dados</text:span><text:span text:style-name="T200"> = array(</text:span><text:span text:style-name="T203">'valor'</text:span><text:span text:style-name="T200"> =&gt; </text:span><text:span text:style-name="T202">$nome</text:span><text:span text:style-name="T200">);</text:span></text:p>
            <text:p><text:span text:style-name="T202">$where</text:span><text:span text:style-name="T200"> = </text:span><text:span text:style-name="T202">$table</text:span><text:span text:style-name="T200">-&gt;getAdapter()-&gt;quoteInto('id = ?', </text:span><text:span text:style-name="T202">$id</text:span><text:span text:style-name="T200">);</text:span></text:p>
            <text:p><text:span text:style-name="T202">$table</text:span><text:span text:style-name="T200">-&gt;update(</text:span><text:span text:style-name="T202">$dados</text:span><text:span text:style-name="T200">, </text:span><text:span text:style-name="T202">$where</text:span><text:span text:style-name="T200">);</text:span></text:p>
            <text:p><text:span text:style-name="T200">}</text:span></text:p>
            <text:p><text:span text:style-name="T202">$this</text:span><text:span text:style-name="T200">-&gt;_redirect(</text:span><text:span text:style-name="T203">'/estoque/manterproduto'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5">/* Gravação de um novo nome */</text:span></text:p>
            <text:p><text:span text:style-name="T218">public function</text:span><text:span text:style-name="T200"> alterarNomeAction()</text:span></text:p>
            <text:p><text:span text:style-name="T200">{</text:span></text:p>
            <text:p><text:span text:style-name="T202">$id</text:span><text:span text:style-name="T200"> = (</text:span><text:span text:style-name="T218">int</text:span><text:span text:style-name="T200">)</text:span><text:span text:style-name="T202">$this</text:span><text:span text:style-name="T189">-&gt;params-&gt;fromRoute()</text:span><text:span text:style-name="T200">('id');</text:span></text:p>
            <text:p><text:span text:style-name="T200">if (!</text:span><text:span text:style-name="T265">is_null</text:span><text:span text:style-name="T200">(</text:span><text:span text:style-name="T202">$id</text:span><text:span text:style-name="T200">))</text:span></text:p>
            <text:p><text:span text:style-name="T200">{</text:span></text:p>
            <text:p><text:span text:style-name="T202">$nome</text:span><text:span text:style-name="T200"> = (</text:span><text:span text:style-name="T218">string</text:span><text:span text:style-name="T200">)</text:span><text:span text:style-name="T202">$this</text:span><text:span text:style-name="T200">-</text:span><text:span text:style-name="T189">&gt;params-&gt;fromRoute()</text:span><text:span text:style-name="T200">('nome');</text:span></text:p>
            <text:p><text:span text:style-name="T202">$table</text:span><text:span text:style-name="T200"> = </text:span><text:span text:style-name="T218">new</text:span><text:span text:style-name="T200"> Produtos();</text:span></text:p>
            <text:p><text:span text:style-name="T202">$dados</text:span><text:span text:style-name="T200"> = </text:span><text:span text:style-name="T218">array</text:span><text:span text:style-name="T200">(</text:span><text:span text:style-name="T203">'nome'</text:span><text:span text:style-name="T200"> =&gt; </text:span><text:span text:style-name="T202">$nome</text:span><text:span text:style-name="T200">);</text:span></text:p>
            <text:p><text:span text:style-name="T202">$where</text:span><text:span text:style-name="T200"> = </text:span><text:span text:style-name="T202">$table</text:span><text:span text:style-name="T200">-&gt;getAdapter()-&gt;quoteInto(</text:span><text:span text:style-name="T203">'id = ?'</text:span><text:span text:style-name="T200">,</text:span><text:span text:style-name="T202">$id</text:span><text:span text:style-name="T200">);</text:span></text:p>
            <text:p><text:span text:style-name="T202">$table</text:span><text:span text:style-name="T200">-&gt;update(</text:span><text:span text:style-name="T202">$dados</text:span><text:span text:style-name="T200">, </text:span><text:span text:style-name="T202">$where</text:span><text:span text:style-name="T200">);</text:span></text:p>
            <text:p><text:span text:style-name="T200">}</text:span></text:p>
            <text:p><text:span text:style-name="T202">$this</text:span><text:span text:style-name="T200">-&gt;_redirect(</text:span><text:span text:style-name="T203">'/estoque/manterproduto'</text:span><text:span text:style-name="T20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0">Agora o método para excluir produtos:</text:span></text:p>
            <text:p><text:span text:style-name="T200"/></text:p>
            <text:p><text:span text:style-name="T225"><text:s/></text:span><text:span text:style-name="T225"><text:tab/></text:span><text:span text:style-name="T225"><text:tab/></text:span><text:span text:style-name="T225">/* Exclusão do produto */</text:span></text:p>
            <text:p><text:span text:style-name="T218"><text:s/></text:span><text:span text:style-name="T218"><text:tab/></text:span><text:span text:style-name="T218"><text:tab/></text:span><text:span text:style-name="T218"><text:tab/></text:span><text:span text:style-name="T218">public function</text:span><text:span text:style-name="T200"> excluirAction()</text:span></text:p>
            <text:p><text:span text:style-name="T200"><text:s/></text:span><text:span text:style-name="T200">{</text:span></text:p>
            <text:p><text:span text:style-name="T202"><text:s/></text:span><text:span text:style-name="T202"><text:tab/></text:span><text:span text:style-name="T202"><text:tab/></text:span><text:span text:style-name="T202"><text:tab/></text:span><text:span text:style-name="T202">$id</text:span><text:span text:style-name="T200"> = (int)</text:span><text:span text:style-name="T202">$this</text:span><text:span text:style-name="T200">-</text:span><text:span text:style-name="T189">&gt;params-&gt;fromRoute()</text:span><text:span text:style-name="T200">(</text:span><text:span text:style-name="T203">'id'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18">if </text:span><text:span text:style-name="T200">(!</text:span><text:span text:style-name="T265">is_null</text:span><text:span text:style-name="T200">(</text:span><text:span text:style-name="T202">$id</text:span><text:span text:style-name="T200">))</text:span></text:p>
            <text:p><text:span text:style-name="T200"><text:s/></text:span><text:span text:style-name="T200">{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2">$table</text:span><text:span text:style-name="T200"> = new Itens();</text:span></text:p>
            <text:p><text:span text:style-name="T200"/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2">$where</text:span><text:span text:style-name="T200"> = </text:span><text:span text:style-name="T202">$table</text:span><text:span text:style-name="T200">-&gt;getAdapter()-&gt;quoteInto(</text:span><text:span text:style-name="T203">'produto_id = ?'</text:span><text:span text:style-name="T200">, </text:span><text:span text:style-name="T202">$id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0"> </text:span><text:span text:style-name="T200"><text:tab/></text:span><text:span text:style-name="T202">$pedidos</text:span><text:span text:style-name="T200"> = $table→fetchAll($where)→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00"><text:s/></text:span><text:span text:style-name="T218"><text:tab/></text:span><text:span text:style-name="T218">if</text:span><text:span text:style-name="T200"> (</text:span><text:span text:style-name="T218">empty</text:span><text:span text:style-name="T200">(</text:span><text:span text:style-name="T202">$pedidos</text:span><text:span text:style-name="T200">))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0"> </text:span><text:span text:style-name="T200">{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2">$table</text:span><text:span text:style-name="T200"> = </text:span><text:span text:style-name="T218">NULL</text:span><text:span text:style-name="T200">;</text:span></text:p>
            <text:p><text:span text:style-name="T200"><text:s/></text:span><text:span text:style-name="T200"><text:tab/></text:span><text:span text:style-name="T202"><text:tab/></text:span><text:span text:style-name="T202"><text:tab/></text:span><text:span text:style-name="T202"> </text:span><text:span text:style-name="T202"><text:tab/></text:span><text:span text:style-name="T202"> </text:span><text:span text:style-name="T202"><text:tab/></text:span><text:span text:style-name="T202">$table</text:span><text:span text:style-name="T200"> = </text:span><text:span text:style-name="T218">new</text:span><text:span text:style-name="T200"> Produtos()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2">$where</text:span><text:span text:style-name="T200"> = $table-&gt;getAdapter()-&gt;quoteInto(</text:span><text:span text:style-name="T203">'id = ?'</text:span><text:span text:style-name="T200">, </text:span><text:span text:style-name="T202">$id</text:span><text:span text:style-name="T200">);</text:span></text:p>
            <text:p><text:span text:style-name="T200"><text:s/></text:span><text:span text:style-name="T200"><text:tab/></text:span><text:span text:style-name="T200"><text:tab/></text:span><text:span text:style-name="T200"> </text:span><text:span text:style-name="T200"><text:tab/></text:span><text:span text:style-name="T200"> </text:span><text:span text:style-name="T200"><text:tab/></text:span><text:span text:style-name="T202">$table</text:span><text:span text:style-name="T200">-&gt;delete(</text:span><text:span text:style-name="T202">$where</text:span><text:span text:style-name="T200">)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}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0"> </text:span><text:span text:style-name="T218"><text:tab/></text:span><text:span text:style-name="T218">else</text:span></text:p>
            <text:p><text:span text:style-name="T200"><text:s/></text:span><text:span text:style-name="T200"><text:tab/></text:span><text:span text:style-name="T200"><text:tab/></text:span><text:span text:style-name="T200"> <text:s/></text:span><text:span text:style-name="T200">{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0"> </text:span><text:span text:style-name="T200"><text:tab/></text:span><text:span text:style-name="T202">$_SESSION</text:span><text:span text:style-name="T200">[</text:span><text:span text:style-name="T203">'mensagem'</text:span><text:span text:style-name="T200">] = </text:span><text:span text:style-name="T203">'produto consta em pedido'</text:span><text:span text:style-name="T200">;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0"><text:tab/></text:span><text:span text:style-name="T200"><text:tab/></text:span><text:span text:style-name="T200">}</text:span></text:p>
            <text:p><text:span text:style-name="T200"><text:s/></text:span><text:span text:style-name="T200"><text:tab/></text:span><text:span text:style-name="T200"><text:tab/></text:span><text:span text:style-name="T200"><text:tab/></text:span><text:span text:style-name="T200"> <text:s/></text:span><text:span text:style-name="T200">}</text:span></text:p>
            <text:p><text:span text:style-name="T200"><text:s/></text:span><text:span text:style-name="T200"><text:tab/></text:span><text:span text:style-name="T200"> </text:span><text:span text:style-name="T200"><text:tab/></text:span><text:span text:style-name="T202">$this</text:span><text:span text:style-name="T200">-&gt;_redirect(</text:span><text:span text:style-name="T203">'/estoque/manterproduto'</text:span><text:span text:style-name="T200">);</text:span></text:p>
            <text:p><text:span text:style-name="T20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7cm" svg:height="15.8cm" svg:x="0.686cm" svg:y="5cm" presentation:class="outline" presentation:user-transformed="true">
          <draw:text-box>
            <text:p text:style-name="P90"><text:span text:style-name="T266">Para renderizar a tela de inclusão de novos produtos, precisamos criar um método com o nome incluir:</text:span></text:p>
            <text:p text:style-name="P90"><text:span text:style-name="T266"/></text:p>
            <text:p text:style-name="P90"><text:span text:style-name="T267"><text:s/></text:span><text:span text:style-name="T267"><text:tab/></text:span><text:span text:style-name="T268"><text:tab/></text:span><text:span text:style-name="T268">/* Inclusão de produto */</text:span></text:p>
            <text:p text:style-name="P90"><text:span text:style-name="T250"><text:s/></text:span><text:span text:style-name="T250"><text:tab/></text:span><text:span text:style-name="T250"><text:tab/></text:span><text:span text:style-name="T250">public function</text:span><text:span text:style-name="T251"> incluirAction()</text:span></text:p>
            <text:p text:style-name="P90"><text:span text:style-name="T251"><text:s/></text:span><text:span text:style-name="T251"><text:tab/></text:span><text:span text:style-name="T251">{</text:span></text:p>
            <text:p text:style-name="P90"><text:span text:style-name="T251"><text:s/></text:span><text:span text:style-name="T251"><text:tab/></text:span><text:span text:style-name="T251"><text:tab/></text:span><text:span text:style-name="T252">$viewModel</text:span><text:span text:style-name="T251"> = Zend_Registry::get('view');</text:span></text:p>
            <text:p text:style-name="P90"><text:span text:style-name="T251"/></text:p>
            <text:p text:style-name="P90"><text:span text:style-name="T251">}</text:span></text:p>
            <text:p text:style-name="P90"><text:span text:style-name="T251"/></text:p>
            <text:p text:style-name="P90"><text:span text:style-name="T266">Agora, precisamos criar a visão que é invocada por esse método. Será o arquivo </text:span><text:span text:style-name="T269">incluir.phtml</text:span><text:span text:style-name="T266"> em </text:span><text:span text:style-name="T269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0" draw:layer="layout" svg:width="26.8cm" svg:height="15.8cm" svg:x="0.886cm" svg:y="5cm" presentation:class="outline" presentation:user-transformed="true">
          <draw:text-box>
            <text:p><text:span text:style-name="T224">&lt;center&gt;</text:span></text:p>
            <text:p><text:span text:style-name="T224">&lt;form</text:span></text:p>
            <text:p><text:span text:style-name="T224">action="/zend/acme/estoque/incluirProduto"</text:span></text:p>
            <text:p><text:span text:style-name="T224">method="post"&gt;</text:span></text:p>
            <text:p><text:span text:style-name="T224">Nome:</text:span></text:p>
            <text:p><text:span text:style-name="T224">&lt;input name="nome" value="" id="nome"</text:span></text:p>
            <text:p><text:span text:style-name="T224">type="text"&gt;</text:span></text:p>
            <text:p><text:span text:style-name="T224">&lt;input type="submit" name="incluir"</text:span></text:p>
            <text:p><text:span text:style-name="T224">value="Incluir"/&gt;</text:span></text:p>
            <text:p><text:span text:style-name="T224">&lt;/form&gt;</text:span></text:p>
            <text:p><text:span text:style-name="T224">&lt;/center&gt;</text:span></text:p>
            <text:p><text:span text:style-name="T224">&lt;a</text:span></text:p>
            <text:p><text:span text:style-name="T224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6.8cm" svg:height="15.8cm" svg:x="0.886cm" svg:y="5cm" presentation:class="outline" presentation:user-transformed="true">
          <draw:text-box>
            <text:p><text:span text:style-name="T266">Esse formulário irá submeter os dados para o método </text:span><text:span text:style-name="T269">incluirProduto</text:span><text:span text:style-name="T266">, de </text:span><text:span text:style-name="T269">EstoqueController</text:span><text:span text:style-name="T266">.</text:span></text:p>
            <text:p><text:span text:style-name="T270">/* Gravação de novo produto */</text:span></text:p>
            <text:p><text:span text:style-name="T250"><text:s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public function</text:span><text:span text:style-name="T251"> incluirProdutoAction()</text:span></text:p>
            <text:p><text:span text:style-name="T251"><text:s/></text:span><text:span text:style-name="T251">{</text:span></text:p>
            <text:p><text:span text:style-name="T252"><text:s/></text:span><text:span text:style-name="T252"><text:tab/></text:span><text:span text:style-name="T252"><text:tab/></text:span><text:span text:style-name="T252"><text:tab/></text:span><text:span text:style-name="T252"><text:tab/></text:span><text:span text:style-name="T252"> </text:span><text:span text:style-name="T252"><text:tab/></text:span><text:span text:style-name="T252">$nome</text:span><text:span text:style-name="T251"> = (</text:span><text:span text:style-name="T250">string</text:span><text:span text:style-name="T251">)</text:span><text:span text:style-name="T252">$this</text:span><text:span text:style-name="T251">→_request-&gt;getParam(</text:span><text:span text:style-name="T271">'nome'</text:span><text:span text:style-name="T251">);</text:span></text:p>
            <text:p><text:span text:style-name="T250"><text:s/></text:span><text:span text:style-name="T250"><text:tab/></text:span><text:span text:style-name="T250"><text:tab/></text:span><text:span text:style-name="T250"><text:tab/></text:span><text:span text:style-name="T250"> </text:span><text:span text:style-name="T250"><text:tab/></text:span><text:span text:style-name="T250"><text:tab/></text:span><text:span text:style-name="T250"><text:tab/></text:span><text:span text:style-name="T250">if</text:span><text:span text:style-name="T251"> (</text:span><text:span text:style-name="T250">isset</text:span><text:span text:style-name="T251">(</text:span><text:span text:style-name="T252">$nome</text:span><text:span text:style-name="T251">))</text:span></text:p>
            <text:p><text:span text:style-name="T251"><text:s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{</text:span></text:p>
            <text:p><text:span text:style-name="T252"><text:s/></text:span><text:span text:style-name="T252"><text:tab/></text:span><text:span text:style-name="T252"> </text:span><text:span text:style-name="T252"><text:tab/></text:span><text:span text:style-name="T252"> </text:span><text:span text:style-name="T252"><text:tab/></text:span><text:span text:style-name="T252"><text:tab/></text:span><text:span text:style-name="T252"><text:tab/></text:span><text:span text:style-name="T252"> </text:span><text:span text:style-name="T252"><text:tab/></text:span><text:span text:style-name="T252">$table</text:span><text:span text:style-name="T251"> = </text:span><text:span text:style-name="T250">new</text:span><text:span text:style-name="T251"> Produtos();</text:span></text:p>
            <text:p><text:span text:style-name="T251"/></text:p>
            <text:p><text:span text:style-name="T252"><text:s/></text:span><text:span text:style-name="T252"><text:tab/></text:span><text:span text:style-name="T252"> </text:span><text:span text:style-name="T252"><text:tab/></text:span><text:span text:style-name="T252"> </text:span><text:span text:style-name="T252"><text:tab/></text:span><text:span text:style-name="T252"><text:tab/></text:span><text:span text:style-name="T252"><text:tab/></text:span><text:span text:style-name="T252"> </text:span><text:span text:style-name="T252"><text:tab/></text:span><text:span text:style-name="T252">$dados</text:span><text:span text:style-name="T251"> = </text:span><text:span text:style-name="T250">array</text:span><text:span text:style-name="T251">(</text:span><text:span text:style-name="T251"><text:tab/></text:span><text:span text:style-name="T271">'nome'</text:span><text:span text:style-name="T251">=&gt; </text:span><text:span text:style-name="T252">$nome</text:span><text:span text:style-name="T251">,</text:span></text:p>
            <text:p><text:span text:style-name="T251"><text:s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71"><text:tab/></text:span><text:span text:style-name="T271"><text:tab/></text:span><text:span text:style-name="T271">'quantidade'</text:span><text:span text:style-name="T251">=&gt; 0,</text:span></text:p>
            <text:p><text:span text:style-name="T251"><text:s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51"><text:tab/></text:span><text:span text:style-name="T251"><text:tab/></text:span><text:span text:style-name="T251"> </text:span><text:span text:style-name="T251"><text:tab/></text:span><text:span text:style-name="T251"><text:tab/></text:span><text:span text:style-name="T271">'valor'</text:span><text:span text:style-name="T251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6" draw:layer="layout" svg:width="26.6cm" svg:height="15.8cm" svg:x="1.086cm" svg:y="5cm" presentation:class="outline" presentation:user-transformed="true">
          <draw:text-box>
            <text:p><text:span text:style-name="T272"><text:s/></text:span><text:span text:style-name="T272"><text:tab/></text:span><text:span text:style-name="T272"><text:tab/></text:span><text:span text:style-name="T252">$table</text:span><text:span text:style-name="T272">-&gt;insert(</text:span><text:span text:style-name="T252">$dados</text:span><text:span text:style-name="T272">);</text:span></text:p>
            <text:p><text:span text:style-name="T272"><text:s/></text:span><text:span text:style-name="T272">}</text:span></text:p>
            <text:p><text:span text:style-name="T272"><text:s/></text:span><text:span text:style-name="T272"><text:tab/></text:span><text:span text:style-name="T250">else</text:span></text:p>
            <text:p><text:span text:style-name="T272"><text:s/></text:span><text:span text:style-name="T272">{</text:span></text:p>
            <text:p><text:span text:style-name="T272"><text:s/></text:span><text:span text:style-name="T272"><text:tab/></text:span><text:span text:style-name="T272"><text:tab/></text:span><text:span text:style-name="T252">$_SESSION</text:span><text:span text:style-name="T272">[</text:span><text:span text:style-name="T271">'mensagem'</text:span><text:span text:style-name="T272">] = </text:span><text:span text:style-name="T271">'nome inválido'</text:span><text:span text:style-name="T272">;</text:span></text:p>
            <text:p><text:span text:style-name="T272"><text:s/></text:span><text:span text:style-name="T272">}</text:span></text:p>
            <text:p><text:span text:style-name="T272"><text:s/></text:span><text:span text:style-name="T272"><text:tab/></text:span><text:span text:style-name="T272"><text:tab/></text:span><text:span text:style-name="T252">$this</text:span><text:span text:style-name="T272">-&gt;_redirect(</text:span><text:span text:style-name="T271">'/estoque/manterProduto'</text:span><text:span text:style-name="T272">);</text:span></text:p>
            <text:p><text:span text:style-name="T272"><text:s/></text:span><text:span text:style-name="T272">} </text:span><text:span text:style-name="T272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1" draw:layer="layout" svg:width="26.4cm" svg:height="15.8cm" svg:x="1.286cm" svg:y="5cm" presentation:class="outline" presentation:user-transformed="true">
          <draw:text-box>
            <text:p><text:span text:style-name="T273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15AEBCE4146685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91" draw:layer="layout" svg:width="26.4cm" svg:height="15.8cm" svg:x="1.286cm" svg:y="5cm" presentation:class="outline" presentation:user-transformed="true">
          <draw:text-box>
            <text:p><text:span text:style-name="T273">Assim, encerra-se este curso.</text:span></text:p>
            <text:p><text:span text:style-name="T273"/></text:p>
            <text:p><text:span text:style-name="T273">Dúvidas? Se houverem…</text:span></text:p>
            <text:p><text:span text:style-name="T273"/></text:p>
            <text:p><text:span text:style-name="T273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C24E86EFBB4B17C5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Consulta</text:span></text:p>
          </draw:text-box>
        </draw:frame>
        <draw:frame presentation:style-name="Padrão-outline1" draw:text-style-name="P91" draw:layer="layout" svg:width="26.4cm" svg:height="15.8cm" svg:x="1.286cm" svg:y="5cm" presentation:class="outline" presentation:user-transformed="true">
          <draw:text-box>
            <text:p><text:span text:style-name="T273">http://www.php.net (PHP Group)</text:span></text:p>
            <text:p><text:span text:style-name="T273">http://phpbrasil.com</text:span></text:p>
            <text:p><text:span text:style-name="T273">http://www.prophp.com.br</text:span></text:p>
            <text:p><text:span text:style-name="T273">http://www.phpclasses.org</text:span></text:p>
            <text:p><text:span text:style-name="T266"><text:a xlink:href="http://www.zend.com/" xlink:type="simple">http://www.zend.com</text:a></text:span></text:p>
            <text:p><text:span text:style-name="T273"/></text:p>
            <text:p><text:span text:style-name="T273"/></text:p>
            <text:p><text:span text:style-name="T273">Flávio Gomes da Silva Lisboa</text:span></text:p>
            <text:p><text:span text:style-name="T273">Analista de Desenvolvimento de Sistemas</text:span></text:p>
            <text:p><text:span text:style-name="T273">SERPRO</text:span></text:p>
            <text:p><text:span text:style-name="T273">flaviogomesdasilva@yahoo.com.br</text:span></text:p>
            <text:p><text:span text:style-name="T273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91" draw:layer="layout" svg:width="26.4cm" svg:height="15.8cm" svg:x="1.286cm" svg:y="5cm" presentation:class="outline" presentation:user-transformed="true">
          <draw:text-box>
            <text:p><text:span text:style-name="T204">Elton Luís Minetto, por seu livro “Frameworks para Desenvolvimento em PHP”</text:span></text:p>
            <text:p><text:span text:style-name="T204">Felipe Tonello por sua palestra sobre Zend Framework no evento</text:span></text:p>
            <text:p><text:span text:style-name="T204">“</text:span><text:span text:style-name="T204">Frameworks para Desenvolvimento em PHP”, realizado na FIT, em 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3904B9750FEE4175.png" xlink:type="simple" xlink:show="embed" xlink:actuate="onLoad">
            <text:p/>
          </draw:image>
        </draw:frame>
        <draw:custom-shape draw:style-name="gr71" draw:text-style-name="P92" draw:layer="layout" svg:width="13.8cm" svg:height="3.2cm" svg:x="14.086cm" svg:y="10.2cm">
          <text:p text:style-name="P11"><text:span text:style-name="T220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Monospace3" svg:font-family="Monospace" style:font-adornments="Regular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Monospace2" svg:font-family="Monospace" style:font-adornments="Regular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9-03-28T09:30:30.366701061</dc:date>
    <meta:editing-duration>P1DT8H56M24S</meta:editing-duration>
    <meta:editing-cycles>270</meta:editing-cycles>
    <meta:document-statistic meta:object-count="867"/>
  </office:meta>
</office:document-meta>
</file>